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Безенчукский почтамт</text:p>
          </table:table-cell>
          <table:table-cell office:value-type="float" office:value="257894" calcext:value-type="float">
            <text:p>257894</text:p>
          </table:table-cell>
          <table:table-cell office:value-type="float" office:value="12893" calcext:value-type="float">
            <text:p>12893</text:p>
          </table:table-cell>
          <table:table-cell office:value-type="float" office:value="788841" calcext:value-type="float">
            <text:p>788841</text:p>
          </table:table-cell>
          <table:table-cell office:value-type="float" office:value="2206246" calcext:value-type="float">
            <text:p>2206246</text:p>
          </table:table-cell>
          <table:table-cell office:value-type="float" office:value="127801" calcext:value-type="float">
            <text:p>127801</text:p>
          </table:table-cell>
          <table:table-cell office:value-type="float" office:value="186566" calcext:value-type="float">
            <text:p>186566</text:p>
          </table:table-cell>
          <table:table-cell office:value-type="float" office:value="111829" calcext:value-type="float">
            <text:p>111829</text:p>
          </table:table-cell>
          <table:table-cell office:value-type="float" office:value="1178999" calcext:value-type="float">
            <text:p>1178999</text:p>
          </table:table-cell>
        </table:table-row>
        <table:table-row table:style-name="ro1">
          <table:table-cell/>
          <table:table-cell office:value-type="float" office:value="305205" calcext:value-type="float">
            <text:p>305205</text:p>
          </table:table-cell>
          <table:table-cell office:value-type="float" office:value="10557" calcext:value-type="float">
            <text:p>10557</text:p>
          </table:table-cell>
          <table:table-cell office:value-type="float" office:value="966854" calcext:value-type="float">
            <text:p>966854</text:p>
          </table:table-cell>
          <table:table-cell office:value-type="float" office:value="2224891" calcext:value-type="float">
            <text:p>2224891</text:p>
          </table:table-cell>
          <table:table-cell office:value-type="float" office:value="157014" calcext:value-type="float">
            <text:p>157014</text:p>
          </table:table-cell>
          <table:table-cell office:value-type="float" office:value="216016" calcext:value-type="float">
            <text:p>216016</text:p>
          </table:table-cell>
          <table:table-cell office:value-type="float" office:value="129300" calcext:value-type="float">
            <text:p>129300</text:p>
          </table:table-cell>
          <table:table-cell office:value-type="float" office:value="1492680" calcext:value-type="float">
            <text:p>1492680</text:p>
          </table:table-cell>
        </table:table-row>
        <table:table-row table:style-name="ro1">
          <table:table-cell/>
          <table:table-cell office:value-type="float" office:value="233914" calcext:value-type="float">
            <text:p>233914</text:p>
          </table:table-cell>
          <table:table-cell office:value-type="float" office:value="6743" calcext:value-type="float">
            <text:p>6743</text:p>
          </table:table-cell>
          <table:table-cell office:value-type="float" office:value="747107" calcext:value-type="float">
            <text:p>747107</text:p>
          </table:table-cell>
          <table:table-cell office:value-type="float" office:value="2213636" calcext:value-type="float">
            <text:p>2213636</text:p>
          </table:table-cell>
          <table:table-cell office:value-type="float" office:value="175146" calcext:value-type="float">
            <text:p>175146</text:p>
          </table:table-cell>
          <table:table-cell office:value-type="float" office:value="182727" calcext:value-type="float">
            <text:p>182727</text:p>
          </table:table-cell>
          <table:table-cell office:value-type="float" office:value="119584" calcext:value-type="float">
            <text:p>119584</text:p>
          </table:table-cell>
          <table:table-cell office:value-type="float" office:value="1186597" calcext:value-type="float">
            <text:p>1186597</text:p>
          </table:table-cell>
        </table:table-row>
        <table:table-row table:style-name="ro1">
          <table:table-cell/>
          <table:table-cell office:value-type="float" office:value="563570" calcext:value-type="float">
            <text:p>563570</text:p>
          </table:table-cell>
          <table:table-cell office:value-type="float" office:value="23171" calcext:value-type="float">
            <text:p>23171</text:p>
          </table:table-cell>
          <table:table-cell office:value-type="float" office:value="873506" calcext:value-type="float">
            <text:p>873506</text:p>
          </table:table-cell>
          <table:table-cell office:value-type="float" office:value="2495737" calcext:value-type="float">
            <text:p>2495737</text:p>
          </table:table-cell>
          <table:table-cell office:value-type="float" office:value="56176" calcext:value-type="float">
            <text:p>56176</text:p>
          </table:table-cell>
          <table:table-cell office:value-type="float" office:value="168723" calcext:value-type="float">
            <text:p>168723</text:p>
          </table:table-cell>
          <table:table-cell office:value-type="float" office:value="128083" calcext:value-type="float">
            <text:p>128083</text:p>
          </table:table-cell>
          <table:table-cell office:value-type="float" office:value="1082264" calcext:value-type="float">
            <text:p>1082264</text:p>
          </table:table-cell>
        </table:table-row>
        <table:table-row table:style-name="ro1">
          <table:table-cell/>
          <table:table-cell office:value-type="float" office:value="388512" calcext:value-type="float">
            <text:p>388512</text:p>
          </table:table-cell>
          <table:table-cell office:value-type="float" office:value="23984" calcext:value-type="float">
            <text:p>23984</text:p>
          </table:table-cell>
          <table:table-cell office:value-type="float" office:value="851573" calcext:value-type="float">
            <text:p>851573</text:p>
          </table:table-cell>
          <table:table-cell office:value-type="float" office:value="2216555" calcext:value-type="float">
            <text:p>2216555</text:p>
          </table:table-cell>
          <table:table-cell office:value-type="float" office:value="71741" calcext:value-type="float">
            <text:p>71741</text:p>
          </table:table-cell>
          <table:table-cell office:value-type="float" office:value="195746" calcext:value-type="float">
            <text:p>195746</text:p>
          </table:table-cell>
          <table:table-cell office:value-type="float" office:value="104930" calcext:value-type="float">
            <text:p>104930</text:p>
          </table:table-cell>
          <table:table-cell office:value-type="float" office:value="1029175" calcext:value-type="float">
            <text:p>1029175</text:p>
          </table:table-cell>
        </table:table-row>
        <table:table-row table:style-name="ro1">
          <table:table-cell/>
          <table:table-cell office:value-type="float" office:value="444296" calcext:value-type="float">
            <text:p>444296</text:p>
          </table:table-cell>
          <table:table-cell office:value-type="float" office:value="10720" calcext:value-type="float">
            <text:p>10720</text:p>
          </table:table-cell>
          <table:table-cell office:value-type="float" office:value="859347" calcext:value-type="float">
            <text:p>859347</text:p>
          </table:table-cell>
          <table:table-cell office:value-type="float" office:value="2227620" calcext:value-type="float">
            <text:p>2227620</text:p>
          </table:table-cell>
          <table:table-cell office:value-type="float" office:value="53894" calcext:value-type="float">
            <text:p>53894</text:p>
          </table:table-cell>
          <table:table-cell office:value-type="float" office:value="196040" calcext:value-type="float">
            <text:p>196040</text:p>
          </table:table-cell>
          <table:table-cell office:value-type="float" office:value="112349" calcext:value-type="float">
            <text:p>112349</text:p>
          </table:table-cell>
          <table:table-cell office:value-type="float" office:value="974964" calcext:value-type="float">
            <text:p>974964</text:p>
          </table:table-cell>
        </table:table-row>
        <table:table-row table:style-name="ro1">
          <table:table-cell/>
          <table:table-cell office:value-type="float" office:value="370726" calcext:value-type="float">
            <text:p>370726</text:p>
          </table:table-cell>
          <table:table-cell office:value-type="float" office:value="17333" calcext:value-type="float">
            <text:p>17333</text:p>
          </table:table-cell>
          <table:table-cell office:value-type="float" office:value="808194" calcext:value-type="float">
            <text:p>808194</text:p>
          </table:table-cell>
          <table:table-cell office:value-type="float" office:value="2196595" calcext:value-type="float">
            <text:p>2196595</text:p>
          </table:table-cell>
          <table:table-cell office:value-type="float" office:value="64532" calcext:value-type="float">
            <text:p>64532</text:p>
          </table:table-cell>
          <table:table-cell office:value-type="float" office:value="232609" calcext:value-type="float">
            <text:p>232609</text:p>
          </table:table-cell>
          <table:table-cell office:value-type="float" office:value="118405" calcext:value-type="float">
            <text:p>118405</text:p>
          </table:table-cell>
          <table:table-cell office:value-type="float" office:value="944774" calcext:value-type="float">
            <text:p>944774</text:p>
          </table:table-cell>
        </table:table-row>
        <table:table-row table:style-name="ro1">
          <table:table-cell/>
          <table:table-cell office:value-type="float" office:value="300509" calcext:value-type="float">
            <text:p>300509</text:p>
          </table:table-cell>
          <table:table-cell office:value-type="float" office:value="21217" calcext:value-type="float">
            <text:p>21217</text:p>
          </table:table-cell>
          <table:table-cell office:value-type="float" office:value="839961" calcext:value-type="float">
            <text:p>839961</text:p>
          </table:table-cell>
          <table:table-cell office:value-type="float" office:value="2166850" calcext:value-type="float">
            <text:p>2166850</text:p>
          </table:table-cell>
          <table:table-cell office:value-type="float" office:value="82475" calcext:value-type="float">
            <text:p>82475</text:p>
          </table:table-cell>
          <table:table-cell office:value-type="float" office:value="278609" calcext:value-type="float">
            <text:p>278609</text:p>
          </table:table-cell>
          <table:table-cell office:value-type="float" office:value="110797" calcext:value-type="float">
            <text:p>110797</text:p>
          </table:table-cell>
          <table:table-cell office:value-type="float" office:value="940095" calcext:value-type="float">
            <text:p>940095</text:p>
          </table:table-cell>
        </table:table-row>
        <table:table-row table:style-name="ro1">
          <table:table-cell/>
          <table:table-cell office:value-type="float" office:value="307740" calcext:value-type="float">
            <text:p>307740</text:p>
          </table:table-cell>
          <table:table-cell office:value-type="float" office:value="10203" calcext:value-type="float">
            <text:p>10203</text:p>
          </table:table-cell>
          <table:table-cell office:value-type="float" office:value="835970" calcext:value-type="float">
            <text:p>835970</text:p>
          </table:table-cell>
          <table:table-cell office:value-type="float" office:value="2160706" calcext:value-type="float">
            <text:p>2160706</text:p>
          </table:table-cell>
          <table:table-cell office:value-type="float" office:value="67819" calcext:value-type="float">
            <text:p>67819</text:p>
          </table:table-cell>
          <table:table-cell office:value-type="float" office:value="255702" calcext:value-type="float">
            <text:p>255702</text:p>
          </table:table-cell>
          <table:table-cell office:value-type="float" office:value="105911" calcext:value-type="float">
            <text:p>105911</text:p>
          </table:table-cell>
          <table:table-cell office:value-type="float" office:value="977573" calcext:value-type="float">
            <text:p>977573</text:p>
          </table:table-cell>
        </table:table-row>
        <table:table-row table:style-name="ro1">
          <table:table-cell/>
          <table:table-cell office:value-type="float" office:value="303684" calcext:value-type="float">
            <text:p>303684</text:p>
          </table:table-cell>
          <table:table-cell office:value-type="float" office:value="16651" calcext:value-type="float">
            <text:p>16651</text:p>
          </table:table-cell>
          <table:table-cell office:value-type="float" office:value="859793" calcext:value-type="float">
            <text:p>859793</text:p>
          </table:table-cell>
          <table:table-cell office:value-type="float" office:value="2144075" calcext:value-type="float">
            <text:p>2144075</text:p>
          </table:table-cell>
          <table:table-cell office:value-type="float" office:value="93964" calcext:value-type="float">
            <text:p>93964</text:p>
          </table:table-cell>
          <table:table-cell office:value-type="float" office:value="349861" calcext:value-type="float">
            <text:p>349861</text:p>
          </table:table-cell>
          <table:table-cell office:value-type="float" office:value="125721" calcext:value-type="float">
            <text:p>125721</text:p>
          </table:table-cell>
          <table:table-cell office:value-type="float" office:value="1166999" calcext:value-type="float">
            <text:p>1166999</text:p>
          </table:table-cell>
        </table:table-row>
        <table:table-row table:style-name="ro1">
          <table:table-cell/>
          <table:table-cell office:value-type="float" office:value="302913" calcext:value-type="float">
            <text:p>302913</text:p>
          </table:table-cell>
          <table:table-cell office:value-type="float" office:value="15761" calcext:value-type="float">
            <text:p>15761</text:p>
          </table:table-cell>
          <table:table-cell office:value-type="float" office:value="650424" calcext:value-type="float">
            <text:p>650424</text:p>
          </table:table-cell>
          <table:table-cell office:value-type="float" office:value="2134802" calcext:value-type="float">
            <text:p>2134802</text:p>
          </table:table-cell>
          <table:table-cell office:value-type="float" office:value="70940" calcext:value-type="float">
            <text:p>70940</text:p>
          </table:table-cell>
          <table:table-cell office:value-type="float" office:value="342696" calcext:value-type="float">
            <text:p>342696</text:p>
          </table:table-cell>
          <table:table-cell office:value-type="float" office:value="111127" calcext:value-type="float">
            <text:p>111127</text:p>
          </table:table-cell>
          <table:table-cell office:value-type="float" office:value="1100962" calcext:value-type="float">
            <text:p>1100962</text:p>
          </table:table-cell>
        </table:table-row>
        <table:table-row table:style-name="ro1">
          <table:table-cell/>
          <table:table-cell office:value-type="float" office:value="365222" calcext:value-type="float">
            <text:p>365222</text:p>
          </table:table-cell>
          <table:table-cell office:value-type="float" office:value="17065" calcext:value-type="float">
            <text:p>17065</text:p>
          </table:table-cell>
          <table:table-cell office:value-type="float" office:value="1070241" calcext:value-type="float">
            <text:p>1070241</text:p>
          </table:table-cell>
          <table:table-cell office:value-type="float" office:value="2105496" calcext:value-type="float">
            <text:p>2105496</text:p>
          </table:table-cell>
          <table:table-cell office:value-type="float" office:value="261251" calcext:value-type="float">
            <text:p>261251</text:p>
          </table:table-cell>
          <table:table-cell office:value-type="float" office:value="503881" calcext:value-type="float">
            <text:p>503881</text:p>
          </table:table-cell>
          <table:table-cell office:value-type="float" office:value="144509" calcext:value-type="float">
            <text:p>144509</text:p>
          </table:table-cell>
          <table:table-cell office:value-type="float" office:value="1261221" calcext:value-type="float">
            <text:p>1261221</text:p>
          </table:table-cell>
        </table:table-row>
        <table:table-row table:style-name="ro1">
          <table:table-cell office:value-type="string" calcext:value-type="string">
            <text:p>Больше-Глушицкий почтамт</text:p>
          </table:table-cell>
          <table:table-cell office:value-type="float" office:value="97234" calcext:value-type="float">
            <text:p>97234</text:p>
          </table:table-cell>
          <table:table-cell office:value-type="float" office:value="7782" calcext:value-type="float">
            <text:p>7782</text:p>
          </table:table-cell>
          <table:table-cell office:value-type="float" office:value="514685" calcext:value-type="float">
            <text:p>514685</text:p>
          </table:table-cell>
          <table:table-cell office:value-type="float" office:value="1191435" calcext:value-type="float">
            <text:p>1191435</text:p>
          </table:table-cell>
          <table:table-cell office:value-type="float" office:value="66761" calcext:value-type="float">
            <text:p>66761</text:p>
          </table:table-cell>
          <table:table-cell office:value-type="float" office:value="148140" calcext:value-type="float">
            <text:p>148140</text:p>
          </table:table-cell>
          <table:table-cell office:value-type="float" office:value="51102" calcext:value-type="float">
            <text:p>51102</text:p>
          </table:table-cell>
          <table:table-cell office:value-type="float" office:value="454796" calcext:value-type="float">
            <text:p>454796</text:p>
          </table:table-cell>
        </table:table-row>
        <table:table-row table:style-name="ro1">
          <table:table-cell/>
          <table:table-cell office:value-type="float" office:value="260698" calcext:value-type="float">
            <text:p>260698</text:p>
          </table:table-cell>
          <table:table-cell office:value-type="float" office:value="11834" calcext:value-type="float">
            <text:p>11834</text:p>
          </table:table-cell>
          <table:table-cell office:value-type="float" office:value="543979" calcext:value-type="float">
            <text:p>543979</text:p>
          </table:table-cell>
          <table:table-cell office:value-type="float" office:value="1203396" calcext:value-type="float">
            <text:p>1203396</text:p>
          </table:table-cell>
          <table:table-cell office:value-type="float" office:value="80785" calcext:value-type="float">
            <text:p>80785</text:p>
          </table:table-cell>
          <table:table-cell office:value-type="float" office:value="153809" calcext:value-type="float">
            <text:p>153809</text:p>
          </table:table-cell>
          <table:table-cell office:value-type="float" office:value="62587" calcext:value-type="float">
            <text:p>62587</text:p>
          </table:table-cell>
          <table:table-cell office:value-type="float" office:value="491245" calcext:value-type="float">
            <text:p>491245</text:p>
          </table:table-cell>
        </table:table-row>
        <table:table-row table:style-name="ro1">
          <table:table-cell/>
          <table:table-cell office:value-type="float" office:value="145930" calcext:value-type="float">
            <text:p>145930</text:p>
          </table:table-cell>
          <table:table-cell office:value-type="float" office:value="17892" calcext:value-type="float">
            <text:p>17892</text:p>
          </table:table-cell>
          <table:table-cell office:value-type="float" office:value="504911" calcext:value-type="float">
            <text:p>504911</text:p>
          </table:table-cell>
          <table:table-cell office:value-type="float" office:value="1190959" calcext:value-type="float">
            <text:p>1190959</text:p>
          </table:table-cell>
          <table:table-cell office:value-type="float" office:value="95172" calcext:value-type="float">
            <text:p>95172</text:p>
          </table:table-cell>
          <table:table-cell office:value-type="float" office:value="150228" calcext:value-type="float">
            <text:p>150228</text:p>
          </table:table-cell>
          <table:table-cell office:value-type="float" office:value="57758" calcext:value-type="float">
            <text:p>57758</text:p>
          </table:table-cell>
          <table:table-cell office:value-type="float" office:value="434751" calcext:value-type="float">
            <text:p>434751</text:p>
          </table:table-cell>
        </table:table-row>
        <table:table-row table:style-name="ro1">
          <table:table-cell/>
          <table:table-cell office:value-type="float" office:value="203978" calcext:value-type="float">
            <text:p>203978</text:p>
          </table:table-cell>
          <table:table-cell office:value-type="float" office:value="9529" calcext:value-type="float">
            <text:p>9529</text:p>
          </table:table-cell>
          <table:table-cell office:value-type="float" office:value="531315" calcext:value-type="float">
            <text:p>531315</text:p>
          </table:table-cell>
          <table:table-cell office:value-type="float" office:value="1340405" calcext:value-type="float">
            <text:p>1340405</text:p>
          </table:table-cell>
          <table:table-cell office:value-type="float" office:value="29000" calcext:value-type="float">
            <text:p>29000</text:p>
          </table:table-cell>
          <table:table-cell office:value-type="float" office:value="124890" calcext:value-type="float">
            <text:p>124890</text:p>
          </table:table-cell>
          <table:table-cell office:value-type="float" office:value="60517" calcext:value-type="float">
            <text:p>60517</text:p>
          </table:table-cell>
          <table:table-cell office:value-type="float" office:value="428411" calcext:value-type="float">
            <text:p>428411</text:p>
          </table:table-cell>
        </table:table-row>
        <table:table-row table:style-name="ro1">
          <table:table-cell/>
          <table:table-cell office:value-type="float" office:value="148987" calcext:value-type="float">
            <text:p>148987</text:p>
          </table:table-cell>
          <table:table-cell office:value-type="float" office:value="10295" calcext:value-type="float">
            <text:p>10295</text:p>
          </table:table-cell>
          <table:table-cell office:value-type="float" office:value="970348" calcext:value-type="float">
            <text:p>970348</text:p>
          </table:table-cell>
          <table:table-cell office:value-type="float" office:value="1205311" calcext:value-type="float">
            <text:p>1205311</text:p>
          </table:table-cell>
          <table:table-cell office:value-type="float" office:value="39698" calcext:value-type="float">
            <text:p>39698</text:p>
          </table:table-cell>
          <table:table-cell office:value-type="float" office:value="146852" calcext:value-type="float">
            <text:p>146852</text:p>
          </table:table-cell>
          <table:table-cell office:value-type="float" office:value="56067" calcext:value-type="float">
            <text:p>56067</text:p>
          </table:table-cell>
          <table:table-cell office:value-type="float" office:value="377602" calcext:value-type="float">
            <text:p>377602</text:p>
          </table:table-cell>
        </table:table-row>
        <table:table-row table:style-name="ro1">
          <table:table-cell/>
          <table:table-cell office:value-type="float" office:value="120126" calcext:value-type="float">
            <text:p>120126</text:p>
          </table:table-cell>
          <table:table-cell office:value-type="float" office:value="8642" calcext:value-type="float">
            <text:p>8642</text:p>
          </table:table-cell>
          <table:table-cell office:value-type="float" office:value="606902" calcext:value-type="float">
            <text:p>606902</text:p>
          </table:table-cell>
          <table:table-cell office:value-type="float" office:value="1196821" calcext:value-type="float">
            <text:p>1196821</text:p>
          </table:table-cell>
          <table:table-cell office:value-type="float" office:value="28771" calcext:value-type="float">
            <text:p>28771</text:p>
          </table:table-cell>
          <table:table-cell office:value-type="float" office:value="149387" calcext:value-type="float">
            <text:p>149387</text:p>
          </table:table-cell>
          <table:table-cell office:value-type="float" office:value="53630" calcext:value-type="float">
            <text:p>53630</text:p>
          </table:table-cell>
          <table:table-cell office:value-type="float" office:value="338468" calcext:value-type="float">
            <text:p>338468</text:p>
          </table:table-cell>
        </table:table-row>
        <table:table-row table:style-name="ro1">
          <table:table-cell/>
          <table:table-cell office:value-type="float" office:value="111484" calcext:value-type="float">
            <text:p>111484</text:p>
          </table:table-cell>
          <table:table-cell office:value-type="float" office:value="13788" calcext:value-type="float">
            <text:p>13788</text:p>
          </table:table-cell>
          <table:table-cell office:value-type="float" office:value="562654" calcext:value-type="float">
            <text:p>562654</text:p>
          </table:table-cell>
          <table:table-cell office:value-type="float" office:value="1181548" calcext:value-type="float">
            <text:p>1181548</text:p>
          </table:table-cell>
          <table:table-cell office:value-type="float" office:value="29246" calcext:value-type="float">
            <text:p>29246</text:p>
          </table:table-cell>
          <table:table-cell office:value-type="float" office:value="152934" calcext:value-type="float">
            <text:p>152934</text:p>
          </table:table-cell>
          <table:table-cell office:value-type="float" office:value="57828" calcext:value-type="float">
            <text:p>57828</text:p>
          </table:table-cell>
          <table:table-cell office:value-type="float" office:value="308067" calcext:value-type="float">
            <text:p>308067</text:p>
          </table:table-cell>
        </table:table-row>
        <table:table-row table:style-name="ro1">
          <table:table-cell/>
          <table:table-cell office:value-type="float" office:value="131628" calcext:value-type="float">
            <text:p>131628</text:p>
          </table:table-cell>
          <table:table-cell office:value-type="float" office:value="9916" calcext:value-type="float">
            <text:p>9916</text:p>
          </table:table-cell>
          <table:table-cell office:value-type="float" office:value="607066" calcext:value-type="float">
            <text:p>607066</text:p>
          </table:table-cell>
          <table:table-cell office:value-type="float" office:value="1163542" calcext:value-type="float">
            <text:p>1163542</text:p>
          </table:table-cell>
          <table:table-cell office:value-type="float" office:value="43541" calcext:value-type="float">
            <text:p>43541</text:p>
          </table:table-cell>
          <table:table-cell office:value-type="float" office:value="178010" calcext:value-type="float">
            <text:p>178010</text:p>
          </table:table-cell>
          <table:table-cell office:value-type="float" office:value="53308" calcext:value-type="float">
            <text:p>53308</text:p>
          </table:table-cell>
          <table:table-cell office:value-type="float" office:value="321013" calcext:value-type="float">
            <text:p>321013</text:p>
          </table:table-cell>
        </table:table-row>
        <table:table-row table:style-name="ro1">
          <table:table-cell/>
          <table:table-cell office:value-type="float" office:value="141584" calcext:value-type="float">
            <text:p>141584</text:p>
          </table:table-cell>
          <table:table-cell office:value-type="float" office:value="7433" calcext:value-type="float">
            <text:p>7433</text:p>
          </table:table-cell>
          <table:table-cell office:value-type="float" office:value="601432" calcext:value-type="float">
            <text:p>601432</text:p>
          </table:table-cell>
          <table:table-cell office:value-type="float" office:value="1151731" calcext:value-type="float">
            <text:p>1151731</text:p>
          </table:table-cell>
          <table:table-cell office:value-type="float" office:value="37094" calcext:value-type="float">
            <text:p>37094</text:p>
          </table:table-cell>
          <table:table-cell office:value-type="float" office:value="182267" calcext:value-type="float">
            <text:p>182267</text:p>
          </table:table-cell>
          <table:table-cell office:value-type="float" office:value="48708" calcext:value-type="float">
            <text:p>48708</text:p>
          </table:table-cell>
          <table:table-cell office:value-type="float" office:value="329834" calcext:value-type="float">
            <text:p>329834</text:p>
          </table:table-cell>
        </table:table-row>
        <table:table-row table:style-name="ro1">
          <table:table-cell/>
          <table:table-cell office:value-type="float" office:value="142623" calcext:value-type="float">
            <text:p>142623</text:p>
          </table:table-cell>
          <table:table-cell office:value-type="float" office:value="7347" calcext:value-type="float">
            <text:p>7347</text:p>
          </table:table-cell>
          <table:table-cell office:value-type="float" office:value="633828" calcext:value-type="float">
            <text:p>633828</text:p>
          </table:table-cell>
          <table:table-cell office:value-type="float" office:value="1148872" calcext:value-type="float">
            <text:p>1148872</text:p>
          </table:table-cell>
          <table:table-cell office:value-type="float" office:value="48882" calcext:value-type="float">
            <text:p>48882</text:p>
          </table:table-cell>
          <table:table-cell office:value-type="float" office:value="208320" calcext:value-type="float">
            <text:p>208320</text:p>
          </table:table-cell>
          <table:table-cell office:value-type="float" office:value="56812" calcext:value-type="float">
            <text:p>56812</text:p>
          </table:table-cell>
          <table:table-cell office:value-type="float" office:value="424231" calcext:value-type="float">
            <text:p>424231</text:p>
          </table:table-cell>
        </table:table-row>
        <table:table-row table:style-name="ro1">
          <table:table-cell/>
          <table:table-cell office:value-type="float" office:value="119447" calcext:value-type="float">
            <text:p>119447</text:p>
          </table:table-cell>
          <table:table-cell office:value-type="float" office:value="8607" calcext:value-type="float">
            <text:p>8607</text:p>
          </table:table-cell>
          <table:table-cell office:value-type="float" office:value="324545" calcext:value-type="float">
            <text:p>324545</text:p>
          </table:table-cell>
          <table:table-cell office:value-type="float" office:value="1142911" calcext:value-type="float">
            <text:p>1142911</text:p>
          </table:table-cell>
          <table:table-cell office:value-type="float" office:value="33816" calcext:value-type="float">
            <text:p>33816</text:p>
          </table:table-cell>
          <table:table-cell office:value-type="float" office:value="234218" calcext:value-type="float">
            <text:p>234218</text:p>
          </table:table-cell>
          <table:table-cell office:value-type="float" office:value="50265" calcext:value-type="float">
            <text:p>50265</text:p>
          </table:table-cell>
          <table:table-cell office:value-type="float" office:value="426346" calcext:value-type="float">
            <text:p>426346</text:p>
          </table:table-cell>
        </table:table-row>
        <table:table-row table:style-name="ro1">
          <table:table-cell/>
          <table:table-cell office:value-type="float" office:value="193122" calcext:value-type="float">
            <text:p>193122</text:p>
          </table:table-cell>
          <table:table-cell office:value-type="float" office:value="7826" calcext:value-type="float">
            <text:p>7826</text:p>
          </table:table-cell>
          <table:table-cell office:value-type="float" office:value="912171" calcext:value-type="float">
            <text:p>912171</text:p>
          </table:table-cell>
          <table:table-cell office:value-type="float" office:value="1137896" calcext:value-type="float">
            <text:p>1137896</text:p>
          </table:table-cell>
          <table:table-cell office:value-type="float" office:value="151413" calcext:value-type="float">
            <text:p>151413</text:p>
          </table:table-cell>
          <table:table-cell office:value-type="float" office:value="292030" calcext:value-type="float">
            <text:p>292030</text:p>
          </table:table-cell>
          <table:table-cell office:value-type="float" office:value="58762" calcext:value-type="float">
            <text:p>58762</text:p>
          </table:table-cell>
          <table:table-cell office:value-type="float" office:value="521914" calcext:value-type="float">
            <text:p>521914</text:p>
          </table:table-cell>
        </table:table-row>
        <table:table-row table:style-name="ro1">
          <table:table-cell office:value-type="string" calcext:value-type="string">
            <text:p>Борский почтамт</text:p>
          </table:table-cell>
          <table:table-cell office:value-type="float" office:value="101316" calcext:value-type="float">
            <text:p>101316</text:p>
          </table:table-cell>
          <table:table-cell office:value-type="float" office:value="7426" calcext:value-type="float">
            <text:p>7426</text:p>
          </table:table-cell>
          <table:table-cell office:value-type="float" office:value="478023" calcext:value-type="float">
            <text:p>478023</text:p>
          </table:table-cell>
          <table:table-cell office:value-type="float" office:value="1349611" calcext:value-type="float">
            <text:p>1349611</text:p>
          </table:table-cell>
          <table:table-cell office:value-type="float" office:value="63123" calcext:value-type="float">
            <text:p>63123</text:p>
          </table:table-cell>
          <table:table-cell office:value-type="float" office:value="84989" calcext:value-type="float">
            <text:p>84989</text:p>
          </table:table-cell>
          <table:table-cell office:value-type="float" office:value="56605" calcext:value-type="float">
            <text:p>56605</text:p>
          </table:table-cell>
          <table:table-cell office:value-type="float" office:value="729602" calcext:value-type="float">
            <text:p>729602</text:p>
          </table:table-cell>
        </table:table-row>
        <table:table-row table:style-name="ro1">
          <table:table-cell/>
          <table:table-cell office:value-type="float" office:value="422720" calcext:value-type="float">
            <text:p>422720</text:p>
          </table:table-cell>
          <table:table-cell office:value-type="float" office:value="5282" calcext:value-type="float">
            <text:p>5282</text:p>
          </table:table-cell>
          <table:table-cell office:value-type="float" office:value="570409" calcext:value-type="float">
            <text:p>570409</text:p>
          </table:table-cell>
          <table:table-cell office:value-type="float" office:value="1352122" calcext:value-type="float">
            <text:p>1352122</text:p>
          </table:table-cell>
          <table:table-cell office:value-type="float" office:value="74376" calcext:value-type="float">
            <text:p>74376</text:p>
          </table:table-cell>
          <table:table-cell office:value-type="float" office:value="86721" calcext:value-type="float">
            <text:p>86721</text:p>
          </table:table-cell>
          <table:table-cell office:value-type="float" office:value="68205" calcext:value-type="float">
            <text:p>68205</text:p>
          </table:table-cell>
          <table:table-cell office:value-type="float" office:value="822657" calcext:value-type="float">
            <text:p>822657</text:p>
          </table:table-cell>
        </table:table-row>
        <table:table-row table:style-name="ro1">
          <table:table-cell/>
          <table:table-cell office:value-type="float" office:value="145890" calcext:value-type="float">
            <text:p>145890</text:p>
          </table:table-cell>
          <table:table-cell office:value-type="float" office:value="8203" calcext:value-type="float">
            <text:p>8203</text:p>
          </table:table-cell>
          <table:table-cell office:value-type="float" office:value="464148" calcext:value-type="float">
            <text:p>464148</text:p>
          </table:table-cell>
          <table:table-cell office:value-type="float" office:value="1354547" calcext:value-type="float">
            <text:p>1354547</text:p>
          </table:table-cell>
          <table:table-cell office:value-type="float" office:value="85630" calcext:value-type="float">
            <text:p>85630</text:p>
          </table:table-cell>
          <table:table-cell office:value-type="float" office:value="77040" calcext:value-type="float">
            <text:p>77040</text:p>
          </table:table-cell>
          <table:table-cell office:value-type="float" office:value="60188" calcext:value-type="float">
            <text:p>60188</text:p>
          </table:table-cell>
          <table:table-cell office:value-type="float" office:value="735280" calcext:value-type="float">
            <text:p>735280</text:p>
          </table:table-cell>
        </table:table-row>
        <table:table-row table:style-name="ro1">
          <table:table-cell/>
          <table:table-cell office:value-type="float" office:value="238415" calcext:value-type="float">
            <text:p>238415</text:p>
          </table:table-cell>
          <table:table-cell office:value-type="float" office:value="5373" calcext:value-type="float">
            <text:p>5373</text:p>
          </table:table-cell>
          <table:table-cell office:value-type="float" office:value="464249" calcext:value-type="float">
            <text:p>464249</text:p>
          </table:table-cell>
          <table:table-cell office:value-type="float" office:value="1551291" calcext:value-type="float">
            <text:p>1551291</text:p>
          </table:table-cell>
          <table:table-cell office:value-type="float" office:value="30561" calcext:value-type="float">
            <text:p>30561</text:p>
          </table:table-cell>
          <table:table-cell office:value-type="float" office:value="88553" calcext:value-type="float">
            <text:p>88553</text:p>
          </table:table-cell>
          <table:table-cell office:value-type="float" office:value="65706" calcext:value-type="float">
            <text:p>65706</text:p>
          </table:table-cell>
          <table:table-cell office:value-type="float" office:value="697092" calcext:value-type="float">
            <text:p>697092</text:p>
          </table:table-cell>
        </table:table-row>
        <table:table-row table:style-name="ro1">
          <table:table-cell/>
          <table:table-cell office:value-type="float" office:value="109702" calcext:value-type="float">
            <text:p>109702</text:p>
          </table:table-cell>
          <table:table-cell office:value-type="float" office:value="4092" calcext:value-type="float">
            <text:p>4092</text:p>
          </table:table-cell>
          <table:table-cell office:value-type="float" office:value="498410" calcext:value-type="float">
            <text:p>498410</text:p>
          </table:table-cell>
          <table:table-cell office:value-type="float" office:value="1358954" calcext:value-type="float">
            <text:p>1358954</text:p>
          </table:table-cell>
          <table:table-cell office:value-type="float" office:value="36956" calcext:value-type="float">
            <text:p>36956</text:p>
          </table:table-cell>
          <table:table-cell office:value-type="float" office:value="59755" calcext:value-type="float">
            <text:p>59755</text:p>
          </table:table-cell>
          <table:table-cell office:value-type="float" office:value="57707" calcext:value-type="float">
            <text:p>57707</text:p>
          </table:table-cell>
          <table:table-cell office:value-type="float" office:value="603255" calcext:value-type="float">
            <text:p>603255</text:p>
          </table:table-cell>
        </table:table-row>
        <table:table-row table:style-name="ro1">
          <table:table-cell/>
          <table:table-cell office:value-type="float" office:value="112494" calcext:value-type="float">
            <text:p>112494</text:p>
          </table:table-cell>
          <table:table-cell office:value-type="float" office:value="5631" calcext:value-type="float">
            <text:p>5631</text:p>
          </table:table-cell>
          <table:table-cell office:value-type="float" office:value="476749" calcext:value-type="float">
            <text:p>476749</text:p>
          </table:table-cell>
          <table:table-cell office:value-type="float" office:value="1372486" calcext:value-type="float">
            <text:p>1372486</text:p>
          </table:table-cell>
          <table:table-cell office:value-type="float" office:value="27213" calcext:value-type="float">
            <text:p>27213</text:p>
          </table:table-cell>
          <table:table-cell office:value-type="float" office:value="82556" calcext:value-type="float">
            <text:p>82556</text:p>
          </table:table-cell>
          <table:table-cell office:value-type="float" office:value="57223" calcext:value-type="float">
            <text:p>57223</text:p>
          </table:table-cell>
          <table:table-cell office:value-type="float" office:value="588344" calcext:value-type="float">
            <text:p>588344</text:p>
          </table:table-cell>
        </table:table-row>
        <table:table-row table:style-name="ro1">
          <table:table-cell/>
          <table:table-cell office:value-type="float" office:value="115041" calcext:value-type="float">
            <text:p>115041</text:p>
          </table:table-cell>
          <table:table-cell office:value-type="float" office:value="8864" calcext:value-type="float">
            <text:p>8864</text:p>
          </table:table-cell>
          <table:table-cell office:value-type="float" office:value="496573" calcext:value-type="float">
            <text:p>496573</text:p>
          </table:table-cell>
          <table:table-cell office:value-type="float" office:value="1349572" calcext:value-type="float">
            <text:p>1349572</text:p>
          </table:table-cell>
          <table:table-cell office:value-type="float" office:value="28800" calcext:value-type="float">
            <text:p>28800</text:p>
          </table:table-cell>
          <table:table-cell office:value-type="float" office:value="118849" calcext:value-type="float">
            <text:p>118849</text:p>
          </table:table-cell>
          <table:table-cell office:value-type="float" office:value="54007" calcext:value-type="float">
            <text:p>54007</text:p>
          </table:table-cell>
          <table:table-cell office:value-type="float" office:value="562315" calcext:value-type="float">
            <text:p>562315</text:p>
          </table:table-cell>
        </table:table-row>
        <table:table-row table:style-name="ro1">
          <table:table-cell/>
          <table:table-cell office:value-type="float" office:value="148222" calcext:value-type="float">
            <text:p>148222</text:p>
          </table:table-cell>
          <table:table-cell office:value-type="float" office:value="6042" calcext:value-type="float">
            <text:p>6042</text:p>
          </table:table-cell>
          <table:table-cell office:value-type="float" office:value="499816" calcext:value-type="float">
            <text:p>499816</text:p>
          </table:table-cell>
          <table:table-cell office:value-type="float" office:value="1331835" calcext:value-type="float">
            <text:p>1331835</text:p>
          </table:table-cell>
          <table:table-cell office:value-type="float" office:value="34941" calcext:value-type="float">
            <text:p>34941</text:p>
          </table:table-cell>
          <table:table-cell office:value-type="float" office:value="130276" calcext:value-type="float">
            <text:p>130276</text:p>
          </table:table-cell>
          <table:table-cell office:value-type="float" office:value="57824" calcext:value-type="float">
            <text:p>57824</text:p>
          </table:table-cell>
          <table:table-cell office:value-type="float" office:value="563303" calcext:value-type="float">
            <text:p>563303</text:p>
          </table:table-cell>
        </table:table-row>
        <table:table-row table:style-name="ro1">
          <table:table-cell/>
          <table:table-cell office:value-type="float" office:value="133284" calcext:value-type="float">
            <text:p>133284</text:p>
          </table:table-cell>
          <table:table-cell office:value-type="float" office:value="5470" calcext:value-type="float">
            <text:p>5470</text:p>
          </table:table-cell>
          <table:table-cell office:value-type="float" office:value="509149" calcext:value-type="float">
            <text:p>509149</text:p>
          </table:table-cell>
          <table:table-cell office:value-type="float" office:value="1312560" calcext:value-type="float">
            <text:p>1312560</text:p>
          </table:table-cell>
          <table:table-cell office:value-type="float" office:value="32428" calcext:value-type="float">
            <text:p>32428</text:p>
          </table:table-cell>
          <table:table-cell office:value-type="float" office:value="135368" calcext:value-type="float">
            <text:p>135368</text:p>
          </table:table-cell>
          <table:table-cell office:value-type="float" office:value="51645" calcext:value-type="float">
            <text:p>51645</text:p>
          </table:table-cell>
          <table:table-cell office:value-type="float" office:value="562966" calcext:value-type="float">
            <text:p>562966</text:p>
          </table:table-cell>
        </table:table-row>
        <table:table-row table:style-name="ro1">
          <table:table-cell/>
          <table:table-cell office:value-type="float" office:value="241362" calcext:value-type="float">
            <text:p>241362</text:p>
          </table:table-cell>
          <table:table-cell office:value-type="float" office:value="6803" calcext:value-type="float">
            <text:p>6803</text:p>
          </table:table-cell>
          <table:table-cell office:value-type="float" office:value="515557" calcext:value-type="float">
            <text:p>515557</text:p>
          </table:table-cell>
          <table:table-cell office:value-type="float" office:value="1317904" calcext:value-type="float">
            <text:p>1317904</text:p>
          </table:table-cell>
          <table:table-cell office:value-type="float" office:value="44785" calcext:value-type="float">
            <text:p>44785</text:p>
          </table:table-cell>
          <table:table-cell office:value-type="float" office:value="129518" calcext:value-type="float">
            <text:p>129518</text:p>
          </table:table-cell>
          <table:table-cell office:value-type="float" office:value="58534" calcext:value-type="float">
            <text:p>58534</text:p>
          </table:table-cell>
          <table:table-cell office:value-type="float" office:value="708158" calcext:value-type="float">
            <text:p>708158</text:p>
          </table:table-cell>
        </table:table-row>
        <table:table-row table:style-name="ro1">
          <table:table-cell/>
          <table:table-cell office:value-type="float" office:value="104879" calcext:value-type="float">
            <text:p>104879</text:p>
          </table:table-cell>
          <table:table-cell office:value-type="float" office:value="6798" calcext:value-type="float">
            <text:p>6798</text:p>
          </table:table-cell>
          <table:table-cell office:value-type="float" office:value="452933" calcext:value-type="float">
            <text:p>452933</text:p>
          </table:table-cell>
          <table:table-cell office:value-type="float" office:value="1309379" calcext:value-type="float">
            <text:p>1309379</text:p>
          </table:table-cell>
          <table:table-cell office:value-type="float" office:value="30836" calcext:value-type="float">
            <text:p>30836</text:p>
          </table:table-cell>
          <table:table-cell office:value-type="float" office:value="144893" calcext:value-type="float">
            <text:p>144893</text:p>
          </table:table-cell>
          <table:table-cell office:value-type="float" office:value="58706" calcext:value-type="float">
            <text:p>58706</text:p>
          </table:table-cell>
          <table:table-cell office:value-type="float" office:value="695817" calcext:value-type="float">
            <text:p>695817</text:p>
          </table:table-cell>
        </table:table-row>
        <table:table-row table:style-name="ro1">
          <table:table-cell/>
          <table:table-cell office:value-type="float" office:value="186791" calcext:value-type="float">
            <text:p>186791</text:p>
          </table:table-cell>
          <table:table-cell office:value-type="float" office:value="8155" calcext:value-type="float">
            <text:p>8155</text:p>
          </table:table-cell>
          <table:table-cell office:value-type="float" office:value="579375" calcext:value-type="float">
            <text:p>579375</text:p>
          </table:table-cell>
          <table:table-cell office:value-type="float" office:value="1290795" calcext:value-type="float">
            <text:p>1290795</text:p>
          </table:table-cell>
          <table:table-cell office:value-type="float" office:value="115087" calcext:value-type="float">
            <text:p>115087</text:p>
          </table:table-cell>
          <table:table-cell office:value-type="float" office:value="219876" calcext:value-type="float">
            <text:p>219876</text:p>
          </table:table-cell>
          <table:table-cell office:value-type="float" office:value="67196" calcext:value-type="float">
            <text:p>67196</text:p>
          </table:table-cell>
          <table:table-cell office:value-type="float" office:value="848572" calcext:value-type="float">
            <text:p>848572</text:p>
          </table:table-cell>
        </table:table-row>
        <table:table-row table:style-name="ro1">
          <table:table-cell office:value-type="string" calcext:value-type="string">
            <text:p>Кинельский почтамт</text:p>
          </table:table-cell>
          <table:table-cell office:value-type="float" office:value="544295" calcext:value-type="float">
            <text:p>544295</text:p>
          </table:table-cell>
          <table:table-cell office:value-type="float" office:value="89921" calcext:value-type="float">
            <text:p>89921</text:p>
          </table:table-cell>
          <table:table-cell office:value-type="float" office:value="848658" calcext:value-type="float">
            <text:p>848658</text:p>
          </table:table-cell>
          <table:table-cell office:value-type="float" office:value="3927690" calcext:value-type="float">
            <text:p>3927690</text:p>
          </table:table-cell>
          <table:table-cell office:value-type="float" office:value="192266" calcext:value-type="float">
            <text:p>192266</text:p>
          </table:table-cell>
          <table:table-cell office:value-type="float" office:value="451188" calcext:value-type="float">
            <text:p>451188</text:p>
          </table:table-cell>
          <table:table-cell office:value-type="float" office:value="215216" calcext:value-type="float">
            <text:p>215216</text:p>
          </table:table-cell>
          <table:table-cell office:value-type="float" office:value="1913404" calcext:value-type="float">
            <text:p>1913404</text:p>
          </table:table-cell>
        </table:table-row>
        <table:table-row table:style-name="ro1">
          <table:table-cell/>
          <table:table-cell office:value-type="float" office:value="1066106" calcext:value-type="float">
            <text:p>1066106</text:p>
          </table:table-cell>
          <table:table-cell office:value-type="float" office:value="82652" calcext:value-type="float">
            <text:p>82652</text:p>
          </table:table-cell>
          <table:table-cell office:value-type="float" office:value="1206662" calcext:value-type="float">
            <text:p>1206662</text:p>
          </table:table-cell>
          <table:table-cell office:value-type="float" office:value="3937994" calcext:value-type="float">
            <text:p>3937994</text:p>
          </table:table-cell>
          <table:table-cell office:value-type="float" office:value="245920" calcext:value-type="float">
            <text:p>245920</text:p>
          </table:table-cell>
          <table:table-cell office:value-type="float" office:value="638091" calcext:value-type="float">
            <text:p>638091</text:p>
          </table:table-cell>
          <table:table-cell office:value-type="float" office:value="235916" calcext:value-type="float">
            <text:p>235916</text:p>
          </table:table-cell>
          <table:table-cell office:value-type="float" office:value="2095334" calcext:value-type="float">
            <text:p>2095334</text:p>
          </table:table-cell>
        </table:table-row>
        <table:table-row table:style-name="ro1">
          <table:table-cell/>
          <table:table-cell office:value-type="float" office:value="1112189" calcext:value-type="float">
            <text:p>1112189</text:p>
          </table:table-cell>
          <table:table-cell office:value-type="float" office:value="84388" calcext:value-type="float">
            <text:p>84388</text:p>
          </table:table-cell>
          <table:table-cell office:value-type="float" office:value="890592" calcext:value-type="float">
            <text:p>890592</text:p>
          </table:table-cell>
          <table:table-cell office:value-type="float" office:value="3905140" calcext:value-type="float">
            <text:p>3905140</text:p>
          </table:table-cell>
          <table:table-cell office:value-type="float" office:value="293676" calcext:value-type="float">
            <text:p>293676</text:p>
          </table:table-cell>
          <table:table-cell office:value-type="float" office:value="574790" calcext:value-type="float">
            <text:p>574790</text:p>
          </table:table-cell>
          <table:table-cell office:value-type="float" office:value="218150" calcext:value-type="float">
            <text:p>218150</text:p>
          </table:table-cell>
          <table:table-cell office:value-type="float" office:value="1917965" calcext:value-type="float">
            <text:p>1917965</text:p>
          </table:table-cell>
        </table:table-row>
        <table:table-row table:style-name="ro1">
          <table:table-cell/>
          <table:table-cell office:value-type="float" office:value="1030089" calcext:value-type="float">
            <text:p>1030089</text:p>
          </table:table-cell>
          <table:table-cell office:value-type="float" office:value="97161" calcext:value-type="float">
            <text:p>97161</text:p>
          </table:table-cell>
          <table:table-cell office:value-type="float" office:value="1032212" calcext:value-type="float">
            <text:p>1032212</text:p>
          </table:table-cell>
          <table:table-cell office:value-type="float" office:value="4297152" calcext:value-type="float">
            <text:p>4297152</text:p>
          </table:table-cell>
          <table:table-cell office:value-type="float" office:value="100609" calcext:value-type="float">
            <text:p>100609</text:p>
          </table:table-cell>
          <table:table-cell office:value-type="float" office:value="490658" calcext:value-type="float">
            <text:p>490658</text:p>
          </table:table-cell>
          <table:table-cell office:value-type="float" office:value="226740" calcext:value-type="float">
            <text:p>226740</text:p>
          </table:table-cell>
          <table:table-cell office:value-type="float" office:value="1821068" calcext:value-type="float">
            <text:p>1821068</text:p>
          </table:table-cell>
        </table:table-row>
        <table:table-row table:style-name="ro1">
          <table:table-cell/>
          <table:table-cell office:value-type="float" office:value="1119860" calcext:value-type="float">
            <text:p>1119860</text:p>
          </table:table-cell>
          <table:table-cell office:value-type="float" office:value="83165" calcext:value-type="float">
            <text:p>83165</text:p>
          </table:table-cell>
          <table:table-cell office:value-type="float" office:value="1061981" calcext:value-type="float">
            <text:p>1061981</text:p>
          </table:table-cell>
          <table:table-cell office:value-type="float" office:value="3940331" calcext:value-type="float">
            <text:p>3940331</text:p>
          </table:table-cell>
          <table:table-cell office:value-type="float" office:value="129351" calcext:value-type="float">
            <text:p>129351</text:p>
          </table:table-cell>
          <table:table-cell office:value-type="float" office:value="613906" calcext:value-type="float">
            <text:p>613906</text:p>
          </table:table-cell>
          <table:table-cell office:value-type="float" office:value="194288" calcext:value-type="float">
            <text:p>194288</text:p>
          </table:table-cell>
          <table:table-cell office:value-type="float" office:value="1677764" calcext:value-type="float">
            <text:p>1677764</text:p>
          </table:table-cell>
        </table:table-row>
        <table:table-row table:style-name="ro1">
          <table:table-cell/>
          <table:table-cell office:value-type="float" office:value="709444" calcext:value-type="float">
            <text:p>709444</text:p>
          </table:table-cell>
          <table:table-cell office:value-type="float" office:value="69554" calcext:value-type="float">
            <text:p>69554</text:p>
          </table:table-cell>
          <table:table-cell office:value-type="float" office:value="1020337" calcext:value-type="float">
            <text:p>1020337</text:p>
          </table:table-cell>
          <table:table-cell office:value-type="float" office:value="3936854" calcext:value-type="float">
            <text:p>3936854</text:p>
          </table:table-cell>
          <table:table-cell office:value-type="float" office:value="94299" calcext:value-type="float">
            <text:p>94299</text:p>
          </table:table-cell>
          <table:table-cell office:value-type="float" office:value="703209" calcext:value-type="float">
            <text:p>703209</text:p>
          </table:table-cell>
          <table:table-cell office:value-type="float" office:value="202409" calcext:value-type="float">
            <text:p>202409</text:p>
          </table:table-cell>
          <table:table-cell office:value-type="float" office:value="1574719" calcext:value-type="float">
            <text:p>1574719</text:p>
          </table:table-cell>
        </table:table-row>
        <table:table-row table:style-name="ro1">
          <table:table-cell/>
          <table:table-cell office:value-type="float" office:value="1209520" calcext:value-type="float">
            <text:p>1209520</text:p>
          </table:table-cell>
          <table:table-cell office:value-type="float" office:value="100724" calcext:value-type="float">
            <text:p>100724</text:p>
          </table:table-cell>
          <table:table-cell office:value-type="float" office:value="742047" calcext:value-type="float">
            <text:p>742047</text:p>
          </table:table-cell>
          <table:table-cell office:value-type="float" office:value="3866036" calcext:value-type="float">
            <text:p>3866036</text:p>
          </table:table-cell>
          <table:table-cell office:value-type="float" office:value="93456" calcext:value-type="float">
            <text:p>93456</text:p>
          </table:table-cell>
          <table:table-cell office:value-type="float" office:value="707162" calcext:value-type="float">
            <text:p>707162</text:p>
          </table:table-cell>
          <table:table-cell office:value-type="float" office:value="208924" calcext:value-type="float">
            <text:p>208924</text:p>
          </table:table-cell>
          <table:table-cell office:value-type="float" office:value="1570852" calcext:value-type="float">
            <text:p>1570852</text:p>
          </table:table-cell>
        </table:table-row>
        <table:table-row table:style-name="ro1">
          <table:table-cell/>
          <table:table-cell office:value-type="float" office:value="802885" calcext:value-type="float">
            <text:p>802885</text:p>
          </table:table-cell>
          <table:table-cell office:value-type="float" office:value="78465" calcext:value-type="float">
            <text:p>78465</text:p>
          </table:table-cell>
          <table:table-cell office:value-type="float" office:value="1045677" calcext:value-type="float">
            <text:p>1045677</text:p>
          </table:table-cell>
          <table:table-cell office:value-type="float" office:value="3830768" calcext:value-type="float">
            <text:p>3830768</text:p>
          </table:table-cell>
          <table:table-cell office:value-type="float" office:value="123181" calcext:value-type="float">
            <text:p>123181</text:p>
          </table:table-cell>
          <table:table-cell office:value-type="float" office:value="767476" calcext:value-type="float">
            <text:p>767476</text:p>
          </table:table-cell>
          <table:table-cell office:value-type="float" office:value="197328" calcext:value-type="float">
            <text:p>197328</text:p>
          </table:table-cell>
          <table:table-cell office:value-type="float" office:value="1491649" calcext:value-type="float">
            <text:p>1491649</text:p>
          </table:table-cell>
        </table:table-row>
        <table:table-row table:style-name="ro1">
          <table:table-cell/>
          <table:table-cell office:value-type="float" office:value="771062" calcext:value-type="float">
            <text:p>771062</text:p>
          </table:table-cell>
          <table:table-cell office:value-type="float" office:value="79082" calcext:value-type="float">
            <text:p>79082</text:p>
          </table:table-cell>
          <table:table-cell office:value-type="float" office:value="929149" calcext:value-type="float">
            <text:p>929149</text:p>
          </table:table-cell>
          <table:table-cell office:value-type="float" office:value="3804410" calcext:value-type="float">
            <text:p>3804410</text:p>
          </table:table-cell>
          <table:table-cell office:value-type="float" office:value="104825" calcext:value-type="float">
            <text:p>104825</text:p>
          </table:table-cell>
          <table:table-cell office:value-type="float" office:value="899093" calcext:value-type="float">
            <text:p>899093</text:p>
          </table:table-cell>
          <table:table-cell office:value-type="float" office:value="184955" calcext:value-type="float">
            <text:p>184955</text:p>
          </table:table-cell>
          <table:table-cell office:value-type="float" office:value="1550671" calcext:value-type="float">
            <text:p>1550671</text:p>
          </table:table-cell>
        </table:table-row>
        <table:table-row table:style-name="ro1">
          <table:table-cell/>
          <table:table-cell office:value-type="float" office:value="1117456" calcext:value-type="float">
            <text:p>1117456</text:p>
          </table:table-cell>
          <table:table-cell office:value-type="float" office:value="96208" calcext:value-type="float">
            <text:p>96208</text:p>
          </table:table-cell>
          <table:table-cell office:value-type="float" office:value="964393" calcext:value-type="float">
            <text:p>964393</text:p>
          </table:table-cell>
          <table:table-cell office:value-type="float" office:value="3787786" calcext:value-type="float">
            <text:p>3787786</text:p>
          </table:table-cell>
          <table:table-cell office:value-type="float" office:value="147990" calcext:value-type="float">
            <text:p>147990</text:p>
          </table:table-cell>
          <table:table-cell office:value-type="float" office:value="955478" calcext:value-type="float">
            <text:p>955478</text:p>
          </table:table-cell>
          <table:table-cell office:value-type="float" office:value="201020" calcext:value-type="float">
            <text:p>201020</text:p>
          </table:table-cell>
          <table:table-cell office:value-type="float" office:value="1870501" calcext:value-type="float">
            <text:p>1870501</text:p>
          </table:table-cell>
        </table:table-row>
        <table:table-row table:style-name="ro1">
          <table:table-cell/>
          <table:table-cell office:value-type="float" office:value="909447" calcext:value-type="float">
            <text:p>909447</text:p>
          </table:table-cell>
          <table:table-cell office:value-type="float" office:value="69557" calcext:value-type="float">
            <text:p>69557</text:p>
          </table:table-cell>
          <table:table-cell office:value-type="float" office:value="715896" calcext:value-type="float">
            <text:p>715896</text:p>
          </table:table-cell>
          <table:table-cell office:value-type="float" office:value="3750753" calcext:value-type="float">
            <text:p>3750753</text:p>
          </table:table-cell>
          <table:table-cell office:value-type="float" office:value="96738" calcext:value-type="float">
            <text:p>96738</text:p>
          </table:table-cell>
          <table:table-cell office:value-type="float" office:value="877978" calcext:value-type="float">
            <text:p>877978</text:p>
          </table:table-cell>
          <table:table-cell office:value-type="float" office:value="189265" calcext:value-type="float">
            <text:p>189265</text:p>
          </table:table-cell>
          <table:table-cell office:value-type="float" office:value="1752487" calcext:value-type="float">
            <text:p>1752487</text:p>
          </table:table-cell>
        </table:table-row>
        <table:table-row table:style-name="ro1">
          <table:table-cell/>
          <table:table-cell office:value-type="float" office:value="1293763" calcext:value-type="float">
            <text:p>1293763</text:p>
          </table:table-cell>
          <table:table-cell office:value-type="float" office:value="84375" calcext:value-type="float">
            <text:p>84375</text:p>
          </table:table-cell>
          <table:table-cell office:value-type="float" office:value="1367603" calcext:value-type="float">
            <text:p>1367603</text:p>
          </table:table-cell>
          <table:table-cell office:value-type="float" office:value="3731519" calcext:value-type="float">
            <text:p>3731519</text:p>
          </table:table-cell>
          <table:table-cell office:value-type="float" office:value="402326" calcext:value-type="float">
            <text:p>402326</text:p>
          </table:table-cell>
          <table:table-cell office:value-type="float" office:value="1312675" calcext:value-type="float">
            <text:p>1312675</text:p>
          </table:table-cell>
          <table:table-cell office:value-type="float" office:value="241079" calcext:value-type="float">
            <text:p>241079</text:p>
          </table:table-cell>
          <table:table-cell office:value-type="float" office:value="2195222" calcext:value-type="float">
            <text:p>2195222</text:p>
          </table:table-cell>
        </table:table-row>
        <table:table-row table:style-name="ro1">
          <table:table-cell office:value-type="string" calcext:value-type="string">
            <text:p>Кошкинский почтамт</text:p>
          </table:table-cell>
          <table:table-cell office:value-type="float" office:value="88310" calcext:value-type="float">
            <text:p>88310</text:p>
          </table:table-cell>
          <table:table-cell office:value-type="float" office:value="3550" calcext:value-type="float">
            <text:p>3550</text:p>
          </table:table-cell>
          <table:table-cell office:value-type="float" office:value="649267" calcext:value-type="float">
            <text:p>649267</text:p>
          </table:table-cell>
          <table:table-cell office:value-type="float" office:value="1238020" calcext:value-type="float">
            <text:p>1238020</text:p>
          </table:table-cell>
          <table:table-cell office:value-type="float" office:value="56971" calcext:value-type="float">
            <text:p>56971</text:p>
          </table:table-cell>
          <table:table-cell office:value-type="float" office:value="40725" calcext:value-type="float">
            <text:p>40725</text:p>
          </table:table-cell>
          <table:table-cell office:value-type="float" office:value="43945" calcext:value-type="float">
            <text:p>43945</text:p>
          </table:table-cell>
          <table:table-cell office:value-type="float" office:value="582352" calcext:value-type="float">
            <text:p>582352</text:p>
          </table:table-cell>
        </table:table-row>
        <table:table-row table:style-name="ro1">
          <table:table-cell/>
          <table:table-cell office:value-type="float" office:value="167440" calcext:value-type="float">
            <text:p>167440</text:p>
          </table:table-cell>
          <table:table-cell office:value-type="float" office:value="3757" calcext:value-type="float">
            <text:p>3757</text:p>
          </table:table-cell>
          <table:table-cell office:value-type="float" office:value="716612" calcext:value-type="float">
            <text:p>716612</text:p>
          </table:table-cell>
          <table:table-cell office:value-type="float" office:value="1244316" calcext:value-type="float">
            <text:p>1244316</text:p>
          </table:table-cell>
          <table:table-cell office:value-type="float" office:value="61133" calcext:value-type="float">
            <text:p>61133</text:p>
          </table:table-cell>
          <table:table-cell office:value-type="float" office:value="53220" calcext:value-type="float">
            <text:p>53220</text:p>
          </table:table-cell>
          <table:table-cell office:value-type="float" office:value="49355" calcext:value-type="float">
            <text:p>49355</text:p>
          </table:table-cell>
          <table:table-cell office:value-type="float" office:value="630208" calcext:value-type="float">
            <text:p>630208</text:p>
          </table:table-cell>
        </table:table-row>
        <table:table-row table:style-name="ro1">
          <table:table-cell/>
          <table:table-cell office:value-type="float" office:value="140678" calcext:value-type="float">
            <text:p>140678</text:p>
          </table:table-cell>
          <table:table-cell office:value-type="float" office:value="3568" calcext:value-type="float">
            <text:p>3568</text:p>
          </table:table-cell>
          <table:table-cell office:value-type="float" office:value="643571" calcext:value-type="float">
            <text:p>643571</text:p>
          </table:table-cell>
          <table:table-cell office:value-type="float" office:value="1234718" calcext:value-type="float">
            <text:p>1234718</text:p>
          </table:table-cell>
          <table:table-cell office:value-type="float" office:value="71763" calcext:value-type="float">
            <text:p>71763</text:p>
          </table:table-cell>
          <table:table-cell office:value-type="float" office:value="43238" calcext:value-type="float">
            <text:p>43238</text:p>
          </table:table-cell>
          <table:table-cell office:value-type="float" office:value="42780" calcext:value-type="float">
            <text:p>42780</text:p>
          </table:table-cell>
          <table:table-cell office:value-type="float" office:value="597811" calcext:value-type="float">
            <text:p>597811</text:p>
          </table:table-cell>
        </table:table-row>
        <table:table-row table:style-name="ro1">
          <table:table-cell/>
          <table:table-cell office:value-type="float" office:value="200483" calcext:value-type="float">
            <text:p>200483</text:p>
          </table:table-cell>
          <table:table-cell office:value-type="float" office:value="5662" calcext:value-type="float">
            <text:p>5662</text:p>
          </table:table-cell>
          <table:table-cell office:value-type="float" office:value="612269" calcext:value-type="float">
            <text:p>612269</text:p>
          </table:table-cell>
          <table:table-cell office:value-type="float" office:value="1431631" calcext:value-type="float">
            <text:p>1431631</text:p>
          </table:table-cell>
          <table:table-cell office:value-type="float" office:value="21387" calcext:value-type="float">
            <text:p>21387</text:p>
          </table:table-cell>
          <table:table-cell office:value-type="float" office:value="33469" calcext:value-type="float">
            <text:p>33469</text:p>
          </table:table-cell>
          <table:table-cell office:value-type="float" office:value="47177" calcext:value-type="float">
            <text:p>47177</text:p>
          </table:table-cell>
          <table:table-cell office:value-type="float" office:value="561137" calcext:value-type="float">
            <text:p>561137</text:p>
          </table:table-cell>
        </table:table-row>
        <table:table-row table:style-name="ro1">
          <table:table-cell/>
          <table:table-cell office:value-type="float" office:value="116874" calcext:value-type="float">
            <text:p>116874</text:p>
          </table:table-cell>
          <table:table-cell office:value-type="float" office:value="4819" calcext:value-type="float">
            <text:p>4819</text:p>
          </table:table-cell>
          <table:table-cell office:value-type="float" office:value="679474" calcext:value-type="float">
            <text:p>679474</text:p>
          </table:table-cell>
          <table:table-cell office:value-type="float" office:value="1255069" calcext:value-type="float">
            <text:p>1255069</text:p>
          </table:table-cell>
          <table:table-cell office:value-type="float" office:value="27664" calcext:value-type="float">
            <text:p>27664</text:p>
          </table:table-cell>
          <table:table-cell office:value-type="float" office:value="39463" calcext:value-type="float">
            <text:p>39463</text:p>
          </table:table-cell>
          <table:table-cell office:value-type="float" office:value="44754" calcext:value-type="float">
            <text:p>44754</text:p>
          </table:table-cell>
          <table:table-cell office:value-type="float" office:value="506785" calcext:value-type="float">
            <text:p>506785</text:p>
          </table:table-cell>
        </table:table-row>
        <table:table-row table:style-name="ro1">
          <table:table-cell/>
          <table:table-cell office:value-type="float" office:value="114743" calcext:value-type="float">
            <text:p>114743</text:p>
          </table:table-cell>
          <table:table-cell office:value-type="float" office:value="3438" calcext:value-type="float">
            <text:p>3438</text:p>
          </table:table-cell>
          <table:table-cell office:value-type="float" office:value="651582" calcext:value-type="float">
            <text:p>651582</text:p>
          </table:table-cell>
          <table:table-cell office:value-type="float" office:value="1241196" calcext:value-type="float">
            <text:p>1241196</text:p>
          </table:table-cell>
          <table:table-cell office:value-type="float" office:value="19281" calcext:value-type="float">
            <text:p>19281</text:p>
          </table:table-cell>
          <table:table-cell office:value-type="float" office:value="33576" calcext:value-type="float">
            <text:p>33576</text:p>
          </table:table-cell>
          <table:table-cell office:value-type="float" office:value="43029" calcext:value-type="float">
            <text:p>43029</text:p>
          </table:table-cell>
          <table:table-cell office:value-type="float" office:value="492689" calcext:value-type="float">
            <text:p>492689</text:p>
          </table:table-cell>
        </table:table-row>
        <table:table-row table:style-name="ro1">
          <table:table-cell/>
          <table:table-cell office:value-type="float" office:value="115582" calcext:value-type="float">
            <text:p>115582</text:p>
          </table:table-cell>
          <table:table-cell office:value-type="float" office:value="5072" calcext:value-type="float">
            <text:p>5072</text:p>
          </table:table-cell>
          <table:table-cell office:value-type="float" office:value="601213" calcext:value-type="float">
            <text:p>601213</text:p>
          </table:table-cell>
          <table:table-cell office:value-type="float" office:value="1224441" calcext:value-type="float">
            <text:p>1224441</text:p>
          </table:table-cell>
          <table:table-cell office:value-type="float" office:value="21120" calcext:value-type="float">
            <text:p>21120</text:p>
          </table:table-cell>
          <table:table-cell office:value-type="float" office:value="42017" calcext:value-type="float">
            <text:p>42017</text:p>
          </table:table-cell>
          <table:table-cell office:value-type="float" office:value="38311" calcext:value-type="float">
            <text:p>38311</text:p>
          </table:table-cell>
          <table:table-cell office:value-type="float" office:value="442107" calcext:value-type="float">
            <text:p>442107</text:p>
          </table:table-cell>
        </table:table-row>
        <table:table-row table:style-name="ro1">
          <table:table-cell/>
          <table:table-cell office:value-type="float" office:value="88148" calcext:value-type="float">
            <text:p>88148</text:p>
          </table:table-cell>
          <table:table-cell office:value-type="float" office:value="4023" calcext:value-type="float">
            <text:p>4023</text:p>
          </table:table-cell>
          <table:table-cell office:value-type="float" office:value="611466" calcext:value-type="float">
            <text:p>611466</text:p>
          </table:table-cell>
          <table:table-cell office:value-type="float" office:value="1201406" calcext:value-type="float">
            <text:p>1201406</text:p>
          </table:table-cell>
          <table:table-cell office:value-type="float" office:value="25438" calcext:value-type="float">
            <text:p>25438</text:p>
          </table:table-cell>
          <table:table-cell office:value-type="float" office:value="67015" calcext:value-type="float">
            <text:p>67015</text:p>
          </table:table-cell>
          <table:table-cell office:value-type="float" office:value="42430" calcext:value-type="float">
            <text:p>42430</text:p>
          </table:table-cell>
          <table:table-cell office:value-type="float" office:value="434816" calcext:value-type="float">
            <text:p>434816</text:p>
          </table:table-cell>
        </table:table-row>
        <table:table-row table:style-name="ro1">
          <table:table-cell/>
          <table:table-cell office:value-type="float" office:value="95177" calcext:value-type="float">
            <text:p>95177</text:p>
          </table:table-cell>
          <table:table-cell office:value-type="float" office:value="3828" calcext:value-type="float">
            <text:p>3828</text:p>
          </table:table-cell>
          <table:table-cell office:value-type="float" office:value="626505" calcext:value-type="float">
            <text:p>626505</text:p>
          </table:table-cell>
          <table:table-cell office:value-type="float" office:value="1182855" calcext:value-type="float">
            <text:p>1182855</text:p>
          </table:table-cell>
          <table:table-cell office:value-type="float" office:value="21857" calcext:value-type="float">
            <text:p>21857</text:p>
          </table:table-cell>
          <table:table-cell office:value-type="float" office:value="77658" calcext:value-type="float">
            <text:p>77658</text:p>
          </table:table-cell>
          <table:table-cell office:value-type="float" office:value="40301" calcext:value-type="float">
            <text:p>40301</text:p>
          </table:table-cell>
          <table:table-cell office:value-type="float" office:value="443647" calcext:value-type="float">
            <text:p>443647</text:p>
          </table:table-cell>
        </table:table-row>
        <table:table-row table:style-name="ro1">
          <table:table-cell/>
          <table:table-cell office:value-type="float" office:value="66754" calcext:value-type="float">
            <text:p>66754</text:p>
          </table:table-cell>
          <table:table-cell office:value-type="float" office:value="5435" calcext:value-type="float">
            <text:p>5435</text:p>
          </table:table-cell>
          <table:table-cell office:value-type="float" office:value="630439" calcext:value-type="float">
            <text:p>630439</text:p>
          </table:table-cell>
          <table:table-cell office:value-type="float" office:value="1176101" calcext:value-type="float">
            <text:p>1176101</text:p>
          </table:table-cell>
          <table:table-cell office:value-type="float" office:value="27247" calcext:value-type="float">
            <text:p>27247</text:p>
          </table:table-cell>
          <table:table-cell office:value-type="float" office:value="67229" calcext:value-type="float">
            <text:p>67229</text:p>
          </table:table-cell>
          <table:table-cell office:value-type="float" office:value="39184" calcext:value-type="float">
            <text:p>39184</text:p>
          </table:table-cell>
          <table:table-cell office:value-type="float" office:value="560755" calcext:value-type="float">
            <text:p>560755</text:p>
          </table:table-cell>
        </table:table-row>
        <table:table-row table:style-name="ro1">
          <table:table-cell/>
          <table:table-cell office:value-type="float" office:value="184631" calcext:value-type="float">
            <text:p>184631</text:p>
          </table:table-cell>
          <table:table-cell office:value-type="float" office:value="3231" calcext:value-type="float">
            <text:p>3231</text:p>
          </table:table-cell>
          <table:table-cell office:value-type="float" office:value="654159" calcext:value-type="float">
            <text:p>654159</text:p>
          </table:table-cell>
          <table:table-cell office:value-type="float" office:value="1159109" calcext:value-type="float">
            <text:p>1159109</text:p>
          </table:table-cell>
          <table:table-cell office:value-type="float" office:value="18654" calcext:value-type="float">
            <text:p>18654</text:p>
          </table:table-cell>
          <table:table-cell office:value-type="float" office:value="79600" calcext:value-type="float">
            <text:p>79600</text:p>
          </table:table-cell>
          <table:table-cell office:value-type="float" office:value="46145" calcext:value-type="float">
            <text:p>46145</text:p>
          </table:table-cell>
          <table:table-cell office:value-type="float" office:value="516468" calcext:value-type="float">
            <text:p>516468</text:p>
          </table:table-cell>
        </table:table-row>
        <table:table-row table:style-name="ro1">
          <table:table-cell/>
          <table:table-cell office:value-type="float" office:value="114022" calcext:value-type="float">
            <text:p>114022</text:p>
          </table:table-cell>
          <table:table-cell office:value-type="float" office:value="-412" calcext:value-type="float">
            <text:p>-412</text:p>
          </table:table-cell>
          <table:table-cell office:value-type="float" office:value="645131" calcext:value-type="float">
            <text:p>645131</text:p>
          </table:table-cell>
          <table:table-cell office:value-type="float" office:value="1162206" calcext:value-type="float">
            <text:p>1162206</text:p>
          </table:table-cell>
          <table:table-cell office:value-type="float" office:value="109419" calcext:value-type="float">
            <text:p>109419</text:p>
          </table:table-cell>
          <table:table-cell office:value-type="float" office:value="100782" calcext:value-type="float">
            <text:p>100782</text:p>
          </table:table-cell>
          <table:table-cell office:value-type="float" office:value="49654" calcext:value-type="float">
            <text:p>49654</text:p>
          </table:table-cell>
          <table:table-cell office:value-type="float" office:value="615059" calcext:value-type="float">
            <text:p>615059</text:p>
          </table:table-cell>
        </table:table-row>
        <table:table-row table:style-name="ro1">
          <table:table-cell office:value-type="string" calcext:value-type="string">
            <text:p>Красноармейский почтамт</text:p>
          </table:table-cell>
          <table:table-cell office:value-type="float" office:value="93246" calcext:value-type="float">
            <text:p>93246</text:p>
          </table:table-cell>
          <table:table-cell office:value-type="float" office:value="6113" calcext:value-type="float">
            <text:p>6113</text:p>
          </table:table-cell>
          <table:table-cell office:value-type="float" office:value="544345" calcext:value-type="float">
            <text:p>544345</text:p>
          </table:table-cell>
          <table:table-cell office:value-type="float" office:value="1190506" calcext:value-type="float">
            <text:p>1190506</text:p>
          </table:table-cell>
          <table:table-cell office:value-type="float" office:value="64564" calcext:value-type="float">
            <text:p>64564</text:p>
          </table:table-cell>
          <table:table-cell office:value-type="float" office:value="98874" calcext:value-type="float">
            <text:p>98874</text:p>
          </table:table-cell>
          <table:table-cell office:value-type="float" office:value="52408" calcext:value-type="float">
            <text:p>52408</text:p>
          </table:table-cell>
          <table:table-cell office:value-type="float" office:value="589274" calcext:value-type="float">
            <text:p>589274</text:p>
          </table:table-cell>
        </table:table-row>
        <table:table-row table:style-name="ro1">
          <table:table-cell/>
          <table:table-cell office:value-type="float" office:value="84477" calcext:value-type="float">
            <text:p>84477</text:p>
          </table:table-cell>
          <table:table-cell office:value-type="float" office:value="5914" calcext:value-type="float">
            <text:p>5914</text:p>
          </table:table-cell>
          <table:table-cell office:value-type="float" office:value="850460" calcext:value-type="float">
            <text:p>850460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77576" calcext:value-type="float">
            <text:p>77576</text:p>
          </table:table-cell>
          <table:table-cell office:value-type="float" office:value="89559" calcext:value-type="float">
            <text:p>89559</text:p>
          </table:table-cell>
          <table:table-cell office:value-type="float" office:value="59885" calcext:value-type="float">
            <text:p>59885</text:p>
          </table:table-cell>
          <table:table-cell office:value-type="float" office:value="739665" calcext:value-type="float">
            <text:p>739665</text:p>
          </table:table-cell>
        </table:table-row>
        <table:table-row table:style-name="ro1">
          <table:table-cell/>
          <table:table-cell office:value-type="float" office:value="173464" calcext:value-type="float">
            <text:p>173464</text:p>
          </table:table-cell>
          <table:table-cell office:value-type="float" office:value="8024" calcext:value-type="float">
            <text:p>8024</text:p>
          </table:table-cell>
          <table:table-cell office:value-type="float" office:value="629890" calcext:value-type="float">
            <text:p>629890</text:p>
          </table:table-cell>
          <table:table-cell office:value-type="float" office:value="1185625" calcext:value-type="float">
            <text:p>1185625</text:p>
          </table:table-cell>
          <table:table-cell office:value-type="float" office:value="90474" calcext:value-type="float">
            <text:p>90474</text:p>
          </table:table-cell>
          <table:table-cell office:value-type="float" office:value="67179" calcext:value-type="float">
            <text:p>67179</text:p>
          </table:table-cell>
          <table:table-cell office:value-type="float" office:value="49836" calcext:value-type="float">
            <text:p>49836</text:p>
          </table:table-cell>
          <table:table-cell office:value-type="float" office:value="595205" calcext:value-type="float">
            <text:p>595205</text:p>
          </table:table-cell>
        </table:table-row>
        <table:table-row table:style-name="ro1">
          <table:table-cell/>
          <table:table-cell office:value-type="float" office:value="83154" calcext:value-type="float">
            <text:p>83154</text:p>
          </table:table-cell>
          <table:table-cell office:value-type="float" office:value="8169" calcext:value-type="float">
            <text:p>8169</text:p>
          </table:table-cell>
          <table:table-cell office:value-type="float" office:value="488814" calcext:value-type="float">
            <text:p>488814</text:p>
          </table:table-cell>
          <table:table-cell office:value-type="float" office:value="1322793" calcext:value-type="float">
            <text:p>1322793</text:p>
          </table:table-cell>
          <table:table-cell office:value-type="float" office:value="31454" calcext:value-type="float">
            <text:p>31454</text:p>
          </table:table-cell>
          <table:table-cell office:value-type="float" office:value="58042" calcext:value-type="float">
            <text:p>58042</text:p>
          </table:table-cell>
          <table:table-cell office:value-type="float" office:value="54425" calcext:value-type="float">
            <text:p>54425</text:p>
          </table:table-cell>
          <table:table-cell office:value-type="float" office:value="548279" calcext:value-type="float">
            <text:p>548279</text:p>
          </table:table-cell>
        </table:table-row>
        <table:table-row table:style-name="ro1">
          <table:table-cell/>
          <table:table-cell office:value-type="float" office:value="222366" calcext:value-type="float">
            <text:p>222366</text:p>
          </table:table-cell>
          <table:table-cell office:value-type="float" office:value="3752" calcext:value-type="float">
            <text:p>3752</text:p>
          </table:table-cell>
          <table:table-cell office:value-type="float" office:value="750761" calcext:value-type="float">
            <text:p>750761</text:p>
          </table:table-cell>
          <table:table-cell office:value-type="float" office:value="1186916" calcext:value-type="float">
            <text:p>1186916</text:p>
          </table:table-cell>
          <table:table-cell office:value-type="float" office:value="43334" calcext:value-type="float">
            <text:p>43334</text:p>
          </table:table-cell>
          <table:table-cell office:value-type="float" office:value="68737" calcext:value-type="float">
            <text:p>68737</text:p>
          </table:table-cell>
          <table:table-cell office:value-type="float" office:value="48527" calcext:value-type="float">
            <text:p>48527</text:p>
          </table:table-cell>
          <table:table-cell office:value-type="float" office:value="490329" calcext:value-type="float">
            <text:p>490329</text:p>
          </table:table-cell>
        </table:table-row>
        <table:table-row table:style-name="ro1">
          <table:table-cell/>
          <table:table-cell office:value-type="float" office:value="183767" calcext:value-type="float">
            <text:p>183767</text:p>
          </table:table-cell>
          <table:table-cell office:value-type="float" office:value="13461" calcext:value-type="float">
            <text:p>13461</text:p>
          </table:table-cell>
          <table:table-cell office:value-type="float" office:value="859678" calcext:value-type="float">
            <text:p>859678</text:p>
          </table:table-cell>
          <table:table-cell office:value-type="float" office:value="1179750" calcext:value-type="float">
            <text:p>1179750</text:p>
          </table:table-cell>
          <table:table-cell office:value-type="float" office:value="32578" calcext:value-type="float">
            <text:p>32578</text:p>
          </table:table-cell>
          <table:table-cell office:value-type="float" office:value="67381" calcext:value-type="float">
            <text:p>67381</text:p>
          </table:table-cell>
          <table:table-cell office:value-type="float" office:value="48928" calcext:value-type="float">
            <text:p>48928</text:p>
          </table:table-cell>
          <table:table-cell office:value-type="float" office:value="471493" calcext:value-type="float">
            <text:p>471493</text:p>
          </table:table-cell>
        </table:table-row>
        <table:table-row table:style-name="ro1">
          <table:table-cell/>
          <table:table-cell office:value-type="float" office:value="168024" calcext:value-type="float">
            <text:p>168024</text:p>
          </table:table-cell>
          <table:table-cell office:value-type="float" office:value="11261" calcext:value-type="float">
            <text:p>11261</text:p>
          </table:table-cell>
          <table:table-cell office:value-type="float" office:value="623257" calcext:value-type="float">
            <text:p>623257</text:p>
          </table:table-cell>
          <table:table-cell office:value-type="float" office:value="1163790" calcext:value-type="float">
            <text:p>1163790</text:p>
          </table:table-cell>
          <table:table-cell office:value-type="float" office:value="32935" calcext:value-type="float">
            <text:p>32935</text:p>
          </table:table-cell>
          <table:table-cell office:value-type="float" office:value="100844" calcext:value-type="float">
            <text:p>100844</text:p>
          </table:table-cell>
          <table:table-cell office:value-type="float" office:value="50917" calcext:value-type="float">
            <text:p>50917</text:p>
          </table:table-cell>
          <table:table-cell office:value-type="float" office:value="429065" calcext:value-type="float">
            <text:p>429065</text:p>
          </table:table-cell>
        </table:table-row>
        <table:table-row table:style-name="ro1">
          <table:table-cell/>
          <table:table-cell office:value-type="float" office:value="88532" calcext:value-type="float">
            <text:p>88532</text:p>
          </table:table-cell>
          <table:table-cell office:value-type="float" office:value="15158" calcext:value-type="float">
            <text:p>15158</text:p>
          </table:table-cell>
          <table:table-cell office:value-type="float" office:value="570237" calcext:value-type="float">
            <text:p>570237</text:p>
          </table:table-cell>
          <table:table-cell office:value-type="float" office:value="1149401" calcext:value-type="float">
            <text:p>1149401</text:p>
          </table:table-cell>
          <table:table-cell office:value-type="float" office:value="42453" calcext:value-type="float">
            <text:p>42453</text:p>
          </table:table-cell>
          <table:table-cell office:value-type="float" office:value="100542" calcext:value-type="float">
            <text:p>100542</text:p>
          </table:table-cell>
          <table:table-cell office:value-type="float" office:value="58066" calcext:value-type="float">
            <text:p>58066</text:p>
          </table:table-cell>
          <table:table-cell office:value-type="float" office:value="430901" calcext:value-type="float">
            <text:p>430901</text:p>
          </table:table-cell>
        </table:table-row>
        <table:table-row table:style-name="ro1">
          <table:table-cell/>
          <table:table-cell office:value-type="float" office:value="73495" calcext:value-type="float">
            <text:p>73495</text:p>
          </table:table-cell>
          <table:table-cell office:value-type="float" office:value="9350" calcext:value-type="float">
            <text:p>9350</text:p>
          </table:table-cell>
          <table:table-cell office:value-type="float" office:value="730664" calcext:value-type="float">
            <text:p>730664</text:p>
          </table:table-cell>
          <table:table-cell office:value-type="float" office:value="1137421" calcext:value-type="float">
            <text:p>1137421</text:p>
          </table:table-cell>
          <table:table-cell office:value-type="float" office:value="34582" calcext:value-type="float">
            <text:p>34582</text:p>
          </table:table-cell>
          <table:table-cell office:value-type="float" office:value="109541" calcext:value-type="float">
            <text:p>109541</text:p>
          </table:table-cell>
          <table:table-cell office:value-type="float" office:value="53322" calcext:value-type="float">
            <text:p>53322</text:p>
          </table:table-cell>
          <table:table-cell office:value-type="float" office:value="429334" calcext:value-type="float">
            <text:p>429334</text:p>
          </table:table-cell>
        </table:table-row>
        <table:table-row table:style-name="ro1">
          <table:table-cell/>
          <table:table-cell office:value-type="float" office:value="90871" calcext:value-type="float">
            <text:p>90871</text:p>
          </table:table-cell>
          <table:table-cell office:value-type="float" office:value="12617" calcext:value-type="float">
            <text:p>12617</text:p>
          </table:table-cell>
          <table:table-cell office:value-type="float" office:value="676442" calcext:value-type="float">
            <text:p>676442</text:p>
          </table:table-cell>
          <table:table-cell office:value-type="float" office:value="1132647" calcext:value-type="float">
            <text:p>1132647</text:p>
          </table:table-cell>
          <table:table-cell office:value-type="float" office:value="44202" calcext:value-type="float">
            <text:p>44202</text:p>
          </table:table-cell>
          <table:table-cell office:value-type="float" office:value="106155" calcext:value-type="float">
            <text:p>106155</text:p>
          </table:table-cell>
          <table:table-cell office:value-type="float" office:value="53258" calcext:value-type="float">
            <text:p>53258</text:p>
          </table:table-cell>
          <table:table-cell office:value-type="float" office:value="535489" calcext:value-type="float">
            <text:p>535489</text:p>
          </table:table-cell>
        </table:table-row>
        <table:table-row table:style-name="ro1">
          <table:table-cell/>
          <table:table-cell office:value-type="float" office:value="195595" calcext:value-type="float">
            <text:p>195595</text:p>
          </table:table-cell>
          <table:table-cell office:value-type="float" office:value="7566" calcext:value-type="float">
            <text:p>7566</text:p>
          </table:table-cell>
          <table:table-cell office:value-type="float" office:value="659486" calcext:value-type="float">
            <text:p>659486</text:p>
          </table:table-cell>
          <table:table-cell office:value-type="float" office:value="1127763" calcext:value-type="float">
            <text:p>1127763</text:p>
          </table:table-cell>
          <table:table-cell office:value-type="float" office:value="28331" calcext:value-type="float">
            <text:p>28331</text:p>
          </table:table-cell>
          <table:table-cell office:value-type="float" office:value="112047" calcext:value-type="float">
            <text:p>112047</text:p>
          </table:table-cell>
          <table:table-cell office:value-type="float" office:value="46044" calcext:value-type="float">
            <text:p>46044</text:p>
          </table:table-cell>
          <table:table-cell office:value-type="float" office:value="524029" calcext:value-type="float">
            <text:p>524029</text:p>
          </table:table-cell>
        </table:table-row>
        <table:table-row table:style-name="ro1">
          <table:table-cell/>
          <table:table-cell office:value-type="float" office:value="238025" calcext:value-type="float">
            <text:p>238025</text:p>
          </table:table-cell>
          <table:table-cell office:value-type="float" office:value="13574" calcext:value-type="float">
            <text:p>13574</text:p>
          </table:table-cell>
          <table:table-cell office:value-type="float" office:value="660393" calcext:value-type="float">
            <text:p>660393</text:p>
          </table:table-cell>
          <table:table-cell office:value-type="float" office:value="1123115" calcext:value-type="float">
            <text:p>1123115</text:p>
          </table:table-cell>
          <table:table-cell office:value-type="float" office:value="153494" calcext:value-type="float">
            <text:p>153494</text:p>
          </table:table-cell>
          <table:table-cell office:value-type="float" office:value="175853" calcext:value-type="float">
            <text:p>175853</text:p>
          </table:table-cell>
          <table:table-cell office:value-type="float" office:value="59267" calcext:value-type="float">
            <text:p>59267</text:p>
          </table:table-cell>
          <table:table-cell office:value-type="float" office:value="666177" calcext:value-type="float">
            <text:p>666177</text:p>
          </table:table-cell>
        </table:table-row>
        <table:table-row table:style-name="ro1">
          <table:table-cell office:value-type="string" calcext:value-type="string">
            <text:p>Нефтегорский почтамт</text:p>
          </table:table-cell>
          <table:table-cell office:value-type="float" office:value="175489" calcext:value-type="float">
            <text:p>175489</text:p>
          </table:table-cell>
          <table:table-cell office:value-type="float" office:value="13081" calcext:value-type="float">
            <text:p>13081</text:p>
          </table:table-cell>
          <table:table-cell office:value-type="float" office:value="384749" calcext:value-type="float">
            <text:p>384749</text:p>
          </table:table-cell>
          <table:table-cell office:value-type="float" office:value="1440455" calcext:value-type="float">
            <text:p>1440455</text:p>
          </table:table-cell>
          <table:table-cell office:value-type="float" office:value="61514" calcext:value-type="float">
            <text:p>61514</text:p>
          </table:table-cell>
          <table:table-cell office:value-type="float" office:value="98288" calcext:value-type="float">
            <text:p>98288</text:p>
          </table:table-cell>
          <table:table-cell office:value-type="float" office:value="60360" calcext:value-type="float">
            <text:p>60360</text:p>
          </table:table-cell>
          <table:table-cell office:value-type="float" office:value="684191" calcext:value-type="float">
            <text:p>684191</text:p>
          </table:table-cell>
        </table:table-row>
        <table:table-row table:style-name="ro1">
          <table:table-cell/>
          <table:table-cell office:value-type="float" office:value="165437" calcext:value-type="float">
            <text:p>165437</text:p>
          </table:table-cell>
          <table:table-cell office:value-type="float" office:value="11683" calcext:value-type="float">
            <text:p>11683</text:p>
          </table:table-cell>
          <table:table-cell office:value-type="float" office:value="339863" calcext:value-type="float">
            <text:p>339863</text:p>
          </table:table-cell>
          <table:table-cell office:value-type="float" office:value="1446870" calcext:value-type="float">
            <text:p>1446870</text:p>
          </table:table-cell>
          <table:table-cell office:value-type="float" office:value="71087" calcext:value-type="float">
            <text:p>71087</text:p>
          </table:table-cell>
          <table:table-cell office:value-type="float" office:value="112778" calcext:value-type="float">
            <text:p>112778</text:p>
          </table:table-cell>
          <table:table-cell office:value-type="float" office:value="68415" calcext:value-type="float">
            <text:p>68415</text:p>
          </table:table-cell>
          <table:table-cell office:value-type="float" office:value="789164" calcext:value-type="float">
            <text:p>789164</text:p>
          </table:table-cell>
        </table:table-row>
        <table:table-row table:style-name="ro1">
          <table:table-cell/>
          <table:table-cell office:value-type="float" office:value="260079" calcext:value-type="float">
            <text:p>260079</text:p>
          </table:table-cell>
          <table:table-cell office:value-type="float" office:value="12045" calcext:value-type="float">
            <text:p>12045</text:p>
          </table:table-cell>
          <table:table-cell office:value-type="float" office:value="355771" calcext:value-type="float">
            <text:p>355771</text:p>
          </table:table-cell>
          <table:table-cell office:value-type="float" office:value="1437690" calcext:value-type="float">
            <text:p>1437690</text:p>
          </table:table-cell>
          <table:table-cell office:value-type="float" office:value="78512" calcext:value-type="float">
            <text:p>78512</text:p>
          </table:table-cell>
          <table:table-cell office:value-type="float" office:value="120665" calcext:value-type="float">
            <text:p>120665</text:p>
          </table:table-cell>
          <table:table-cell office:value-type="float" office:value="69005" calcext:value-type="float">
            <text:p>69005</text:p>
          </table:table-cell>
          <table:table-cell office:value-type="float" office:value="680042" calcext:value-type="float">
            <text:p>680042</text:p>
          </table:table-cell>
        </table:table-row>
        <table:table-row table:style-name="ro1">
          <table:table-cell/>
          <table:table-cell office:value-type="float" office:value="173616" calcext:value-type="float">
            <text:p>173616</text:p>
          </table:table-cell>
          <table:table-cell office:value-type="float" office:value="16122" calcext:value-type="float">
            <text:p>16122</text:p>
          </table:table-cell>
          <table:table-cell office:value-type="float" office:value="310859" calcext:value-type="float">
            <text:p>310859</text:p>
          </table:table-cell>
          <table:table-cell office:value-type="float" office:value="1616974" calcext:value-type="float">
            <text:p>1616974</text:p>
          </table:table-cell>
          <table:table-cell office:value-type="float" office:value="24296" calcext:value-type="float">
            <text:p>24296</text:p>
          </table:table-cell>
          <table:table-cell office:value-type="float" office:value="82080" calcext:value-type="float">
            <text:p>82080</text:p>
          </table:table-cell>
          <table:table-cell office:value-type="float" office:value="63061" calcext:value-type="float">
            <text:p>63061</text:p>
          </table:table-cell>
          <table:table-cell office:value-type="float" office:value="612169" calcext:value-type="float">
            <text:p>612169</text:p>
          </table:table-cell>
        </table:table-row>
        <table:table-row table:style-name="ro1">
          <table:table-cell/>
          <table:table-cell office:value-type="float" office:value="168637" calcext:value-type="float">
            <text:p>168637</text:p>
          </table:table-cell>
          <table:table-cell office:value-type="float" office:value="15327" calcext:value-type="float">
            <text:p>15327</text:p>
          </table:table-cell>
          <table:table-cell office:value-type="float" office:value="358559" calcext:value-type="float">
            <text:p>358559</text:p>
          </table:table-cell>
          <table:table-cell office:value-type="float" office:value="1434900" calcext:value-type="float">
            <text:p>1434900</text:p>
          </table:table-cell>
          <table:table-cell office:value-type="float" office:value="37894" calcext:value-type="float">
            <text:p>37894</text:p>
          </table:table-cell>
          <table:table-cell office:value-type="float" office:value="73443" calcext:value-type="float">
            <text:p>73443</text:p>
          </table:table-cell>
          <table:table-cell office:value-type="float" office:value="46824" calcext:value-type="float">
            <text:p>46824</text:p>
          </table:table-cell>
          <table:table-cell office:value-type="float" office:value="570227" calcext:value-type="float">
            <text:p>570227</text:p>
          </table:table-cell>
        </table:table-row>
        <table:table-row table:style-name="ro1">
          <table:table-cell/>
          <table:table-cell office:value-type="float" office:value="201016" calcext:value-type="float">
            <text:p>201016</text:p>
          </table:table-cell>
          <table:table-cell office:value-type="float" office:value="11518" calcext:value-type="float">
            <text:p>11518</text:p>
          </table:table-cell>
          <table:table-cell office:value-type="float" office:value="338908" calcext:value-type="float">
            <text:p>338908</text:p>
          </table:table-cell>
          <table:table-cell office:value-type="float" office:value="1435730" calcext:value-type="float">
            <text:p>1435730</text:p>
          </table:table-cell>
          <table:table-cell office:value-type="float" office:value="26761" calcext:value-type="float">
            <text:p>26761</text:p>
          </table:table-cell>
          <table:table-cell office:value-type="float" office:value="104997" calcext:value-type="float">
            <text:p>104997</text:p>
          </table:table-cell>
          <table:table-cell office:value-type="float" office:value="50656" calcext:value-type="float">
            <text:p>50656</text:p>
          </table:table-cell>
          <table:table-cell office:value-type="float" office:value="547518" calcext:value-type="float">
            <text:p>547518</text:p>
          </table:table-cell>
        </table:table-row>
        <table:table-row table:style-name="ro1">
          <table:table-cell/>
          <table:table-cell office:value-type="float" office:value="248047" calcext:value-type="float">
            <text:p>248047</text:p>
          </table:table-cell>
          <table:table-cell office:value-type="float" office:value="21685" calcext:value-type="float">
            <text:p>21685</text:p>
          </table:table-cell>
          <table:table-cell office:value-type="float" office:value="322535" calcext:value-type="float">
            <text:p>322535</text:p>
          </table:table-cell>
          <table:table-cell office:value-type="float" office:value="1421590" calcext:value-type="float">
            <text:p>1421590</text:p>
          </table:table-cell>
          <table:table-cell office:value-type="float" office:value="31029" calcext:value-type="float">
            <text:p>31029</text:p>
          </table:table-cell>
          <table:table-cell office:value-type="float" office:value="114737" calcext:value-type="float">
            <text:p>114737</text:p>
          </table:table-cell>
          <table:table-cell office:value-type="float" office:value="61012" calcext:value-type="float">
            <text:p>61012</text:p>
          </table:table-cell>
          <table:table-cell office:value-type="float" office:value="541193" calcext:value-type="float">
            <text:p>541193</text:p>
          </table:table-cell>
        </table:table-row>
        <table:table-row table:style-name="ro1">
          <table:table-cell/>
          <table:table-cell office:value-type="float" office:value="184182" calcext:value-type="float">
            <text:p>184182</text:p>
          </table:table-cell>
          <table:table-cell office:value-type="float" office:value="20948" calcext:value-type="float">
            <text:p>20948</text:p>
          </table:table-cell>
          <table:table-cell office:value-type="float" office:value="329304" calcext:value-type="float">
            <text:p>329304</text:p>
          </table:table-cell>
          <table:table-cell office:value-type="float" office:value="1404021" calcext:value-type="float">
            <text:p>1404021</text:p>
          </table:table-cell>
          <table:table-cell office:value-type="float" office:value="40858" calcext:value-type="float">
            <text:p>40858</text:p>
          </table:table-cell>
          <table:table-cell office:value-type="float" office:value="142463" calcext:value-type="float">
            <text:p>142463</text:p>
          </table:table-cell>
          <table:table-cell office:value-type="float" office:value="55993" calcext:value-type="float">
            <text:p>55993</text:p>
          </table:table-cell>
          <table:table-cell office:value-type="float" office:value="530330" calcext:value-type="float">
            <text:p>530330</text:p>
          </table:table-cell>
        </table:table-row>
        <table:table-row table:style-name="ro1">
          <table:table-cell/>
          <table:table-cell office:value-type="float" office:value="254322" calcext:value-type="float">
            <text:p>254322</text:p>
          </table:table-cell>
          <table:table-cell office:value-type="float" office:value="11816" calcext:value-type="float">
            <text:p>11816</text:p>
          </table:table-cell>
          <table:table-cell office:value-type="float" office:value="325473" calcext:value-type="float">
            <text:p>325473</text:p>
          </table:table-cell>
          <table:table-cell office:value-type="float" office:value="1396943" calcext:value-type="float">
            <text:p>1396943</text:p>
          </table:table-cell>
          <table:table-cell office:value-type="float" office:value="33222" calcext:value-type="float">
            <text:p>33222</text:p>
          </table:table-cell>
          <table:table-cell office:value-type="float" office:value="146251" calcext:value-type="float">
            <text:p>146251</text:p>
          </table:table-cell>
          <table:table-cell office:value-type="float" office:value="53748" calcext:value-type="float">
            <text:p>53748</text:p>
          </table:table-cell>
          <table:table-cell office:value-type="float" office:value="519808" calcext:value-type="float">
            <text:p>519808</text:p>
          </table:table-cell>
        </table:table-row>
        <table:table-row table:style-name="ro1">
          <table:table-cell/>
          <table:table-cell office:value-type="float" office:value="199780" calcext:value-type="float">
            <text:p>199780</text:p>
          </table:table-cell>
          <table:table-cell office:value-type="float" office:value="16662" calcext:value-type="float">
            <text:p>16662</text:p>
          </table:table-cell>
          <table:table-cell office:value-type="float" office:value="337929" calcext:value-type="float">
            <text:p>337929</text:p>
          </table:table-cell>
          <table:table-cell office:value-type="float" office:value="1394154" calcext:value-type="float">
            <text:p>1394154</text:p>
          </table:table-cell>
          <table:table-cell office:value-type="float" office:value="41802" calcext:value-type="float">
            <text:p>41802</text:p>
          </table:table-cell>
          <table:table-cell office:value-type="float" office:value="157536" calcext:value-type="float">
            <text:p>157536</text:p>
          </table:table-cell>
          <table:table-cell office:value-type="float" office:value="61999" calcext:value-type="float">
            <text:p>61999</text:p>
          </table:table-cell>
          <table:table-cell office:value-type="float" office:value="661536" calcext:value-type="float">
            <text:p>661536</text:p>
          </table:table-cell>
        </table:table-row>
        <table:table-row table:style-name="ro1">
          <table:table-cell/>
          <table:table-cell office:value-type="float" office:value="246763" calcext:value-type="float">
            <text:p>246763</text:p>
          </table:table-cell>
          <table:table-cell office:value-type="float" office:value="9638" calcext:value-type="float">
            <text:p>9638</text:p>
          </table:table-cell>
          <table:table-cell office:value-type="float" office:value="330149" calcext:value-type="float">
            <text:p>330149</text:p>
          </table:table-cell>
          <table:table-cell office:value-type="float" office:value="1375638" calcext:value-type="float">
            <text:p>1375638</text:p>
          </table:table-cell>
          <table:table-cell office:value-type="float" office:value="28230" calcext:value-type="float">
            <text:p>28230</text:p>
          </table:table-cell>
          <table:table-cell office:value-type="float" office:value="136068" calcext:value-type="float">
            <text:p>136068</text:p>
          </table:table-cell>
          <table:table-cell office:value-type="float" office:value="56804" calcext:value-type="float">
            <text:p>56804</text:p>
          </table:table-cell>
          <table:table-cell office:value-type="float" office:value="635218" calcext:value-type="float">
            <text:p>635218</text:p>
          </table:table-cell>
        </table:table-row>
        <table:table-row table:style-name="ro1">
          <table:table-cell/>
          <table:table-cell office:value-type="float" office:value="305231" calcext:value-type="float">
            <text:p>305231</text:p>
          </table:table-cell>
          <table:table-cell office:value-type="float" office:value="15236" calcext:value-type="float">
            <text:p>15236</text:p>
          </table:table-cell>
          <table:table-cell office:value-type="float" office:value="349670" calcext:value-type="float">
            <text:p>349670</text:p>
          </table:table-cell>
          <table:table-cell office:value-type="float" office:value="1370669" calcext:value-type="float">
            <text:p>1370669</text:p>
          </table:table-cell>
          <table:table-cell office:value-type="float" office:value="128004" calcext:value-type="float">
            <text:p>128004</text:p>
          </table:table-cell>
          <table:table-cell office:value-type="float" office:value="226953" calcext:value-type="float">
            <text:p>226953</text:p>
          </table:table-cell>
          <table:table-cell office:value-type="float" office:value="65867" calcext:value-type="float">
            <text:p>65867</text:p>
          </table:table-cell>
          <table:table-cell office:value-type="float" office:value="760050" calcext:value-type="float">
            <text:p>760050</text:p>
          </table:table-cell>
        </table:table-row>
        <table:table-row table:style-name="ro1">
          <table:table-cell office:value-type="string" calcext:value-type="string">
            <text:p>Новокуйбышевский почтамт</text:p>
          </table:table-cell>
          <table:table-cell office:value-type="float" office:value="1037750" calcext:value-type="float">
            <text:p>1037750</text:p>
          </table:table-cell>
          <table:table-cell office:value-type="float" office:value="104896" calcext:value-type="float">
            <text:p>104896</text:p>
          </table:table-cell>
          <table:table-cell office:value-type="float" office:value="327105" calcext:value-type="float">
            <text:p>327105</text:p>
          </table:table-cell>
          <table:table-cell office:value-type="float" office:value="4300728" calcext:value-type="float">
            <text:p>4300728</text:p>
          </table:table-cell>
          <table:table-cell office:value-type="float" office:value="157522" calcext:value-type="float">
            <text:p>157522</text:p>
          </table:table-cell>
          <table:table-cell office:value-type="float" office:value="842820" calcext:value-type="float">
            <text:p>842820</text:p>
          </table:table-cell>
          <table:table-cell office:value-type="float" office:value="234034" calcext:value-type="float">
            <text:p>234034</text:p>
          </table:table-cell>
          <table:table-cell office:value-type="float" office:value="1474545" calcext:value-type="float">
            <text:p>1474545</text:p>
          </table:table-cell>
        </table:table-row>
        <table:table-row table:style-name="ro1">
          <table:table-cell/>
          <table:table-cell office:value-type="float" office:value="1731695" calcext:value-type="float">
            <text:p>1731695</text:p>
          </table:table-cell>
          <table:table-cell office:value-type="float" office:value="96481" calcext:value-type="float">
            <text:p>96481</text:p>
          </table:table-cell>
          <table:table-cell office:value-type="float" office:value="369163" calcext:value-type="float">
            <text:p>369163</text:p>
          </table:table-cell>
          <table:table-cell office:value-type="float" office:value="4265158" calcext:value-type="float">
            <text:p>4265158</text:p>
          </table:table-cell>
          <table:table-cell office:value-type="float" office:value="228291" calcext:value-type="float">
            <text:p>228291</text:p>
          </table:table-cell>
          <table:table-cell office:value-type="float" office:value="908614" calcext:value-type="float">
            <text:p>908614</text:p>
          </table:table-cell>
          <table:table-cell office:value-type="float" office:value="264144" calcext:value-type="float">
            <text:p>264144</text:p>
          </table:table-cell>
          <table:table-cell office:value-type="float" office:value="1437903" calcext:value-type="float">
            <text:p>1437903</text:p>
          </table:table-cell>
        </table:table-row>
        <table:table-row table:style-name="ro1">
          <table:table-cell/>
          <table:table-cell office:value-type="float" office:value="742606" calcext:value-type="float">
            <text:p>742606</text:p>
          </table:table-cell>
          <table:table-cell office:value-type="float" office:value="92905" calcext:value-type="float">
            <text:p>92905</text:p>
          </table:table-cell>
          <table:table-cell office:value-type="float" office:value="352872" calcext:value-type="float">
            <text:p>352872</text:p>
          </table:table-cell>
          <table:table-cell office:value-type="float" office:value="4229421" calcext:value-type="float">
            <text:p>4229421</text:p>
          </table:table-cell>
          <table:table-cell office:value-type="float" office:value="263376" calcext:value-type="float">
            <text:p>263376</text:p>
          </table:table-cell>
          <table:table-cell office:value-type="float" office:value="842576" calcext:value-type="float">
            <text:p>842576</text:p>
          </table:table-cell>
          <table:table-cell office:value-type="float" office:value="240899" calcext:value-type="float">
            <text:p>240899</text:p>
          </table:table-cell>
          <table:table-cell office:value-type="float" office:value="1402959" calcext:value-type="float">
            <text:p>1402959</text:p>
          </table:table-cell>
        </table:table-row>
        <table:table-row table:style-name="ro1">
          <table:table-cell/>
          <table:table-cell office:value-type="float" office:value="1392386" calcext:value-type="float">
            <text:p>1392386</text:p>
          </table:table-cell>
          <table:table-cell office:value-type="float" office:value="99918" calcext:value-type="float">
            <text:p>99918</text:p>
          </table:table-cell>
          <table:table-cell office:value-type="float" office:value="311774" calcext:value-type="float">
            <text:p>311774</text:p>
          </table:table-cell>
          <table:table-cell office:value-type="float" office:value="4835889" calcext:value-type="float">
            <text:p>4835889</text:p>
          </table:table-cell>
          <table:table-cell office:value-type="float" office:value="99337" calcext:value-type="float">
            <text:p>99337</text:p>
          </table:table-cell>
          <table:table-cell office:value-type="float" office:value="744312" calcext:value-type="float">
            <text:p>744312</text:p>
          </table:table-cell>
          <table:table-cell office:value-type="float" office:value="249875" calcext:value-type="float">
            <text:p>249875</text:p>
          </table:table-cell>
          <table:table-cell office:value-type="float" office:value="1260888" calcext:value-type="float">
            <text:p>1260888</text:p>
          </table:table-cell>
        </table:table-row>
        <table:table-row table:style-name="ro1">
          <table:table-cell/>
          <table:table-cell office:value-type="float" office:value="982034" calcext:value-type="float">
            <text:p>982034</text:p>
          </table:table-cell>
          <table:table-cell office:value-type="float" office:value="85964" calcext:value-type="float">
            <text:p>85964</text:p>
          </table:table-cell>
          <table:table-cell office:value-type="float" office:value="361134" calcext:value-type="float">
            <text:p>361134</text:p>
          </table:table-cell>
          <table:table-cell office:value-type="float" office:value="4239860" calcext:value-type="float">
            <text:p>4239860</text:p>
          </table:table-cell>
          <table:table-cell office:value-type="float" office:value="134693" calcext:value-type="float">
            <text:p>134693</text:p>
          </table:table-cell>
          <table:table-cell office:value-type="float" office:value="818560" calcext:value-type="float">
            <text:p>818560</text:p>
          </table:table-cell>
          <table:table-cell office:value-type="float" office:value="231949" calcext:value-type="float">
            <text:p>231949</text:p>
          </table:table-cell>
          <table:table-cell office:value-type="float" office:value="1312461" calcext:value-type="float">
            <text:p>1312461</text:p>
          </table:table-cell>
        </table:table-row>
        <table:table-row table:style-name="ro1">
          <table:table-cell/>
          <table:table-cell office:value-type="float" office:value="1021695" calcext:value-type="float">
            <text:p>1021695</text:p>
          </table:table-cell>
          <table:table-cell office:value-type="float" office:value="106197" calcext:value-type="float">
            <text:p>106197</text:p>
          </table:table-cell>
          <table:table-cell office:value-type="float" office:value="339084" calcext:value-type="float">
            <text:p>339084</text:p>
          </table:table-cell>
          <table:table-cell office:value-type="float" office:value="4232889" calcext:value-type="float">
            <text:p>4232889</text:p>
          </table:table-cell>
          <table:table-cell office:value-type="float" office:value="101439" calcext:value-type="float">
            <text:p>101439</text:p>
          </table:table-cell>
          <table:table-cell office:value-type="float" office:value="842857" calcext:value-type="float">
            <text:p>842857</text:p>
          </table:table-cell>
          <table:table-cell office:value-type="float" office:value="227288" calcext:value-type="float">
            <text:p>227288</text:p>
          </table:table-cell>
          <table:table-cell office:value-type="float" office:value="1376561" calcext:value-type="float">
            <text:p>1376561</text:p>
          </table:table-cell>
        </table:table-row>
        <table:table-row table:style-name="ro1">
          <table:table-cell/>
          <table:table-cell office:value-type="float" office:value="1215730" calcext:value-type="float">
            <text:p>1215730</text:p>
          </table:table-cell>
          <table:table-cell office:value-type="float" office:value="121532" calcext:value-type="float">
            <text:p>121532</text:p>
          </table:table-cell>
          <table:table-cell office:value-type="float" office:value="393659" calcext:value-type="float">
            <text:p>393659</text:p>
          </table:table-cell>
          <table:table-cell office:value-type="float" office:value="4188086" calcext:value-type="float">
            <text:p>4188086</text:p>
          </table:table-cell>
          <table:table-cell office:value-type="float" office:value="99258" calcext:value-type="float">
            <text:p>99258</text:p>
          </table:table-cell>
          <table:table-cell office:value-type="float" office:value="867232" calcext:value-type="float">
            <text:p>867232</text:p>
          </table:table-cell>
          <table:table-cell office:value-type="float" office:value="244860" calcext:value-type="float">
            <text:p>244860</text:p>
          </table:table-cell>
          <table:table-cell office:value-type="float" office:value="1351653" calcext:value-type="float">
            <text:p>1351653</text:p>
          </table:table-cell>
        </table:table-row>
        <table:table-row table:style-name="ro1">
          <table:table-cell/>
          <table:table-cell office:value-type="float" office:value="1384892" calcext:value-type="float">
            <text:p>1384892</text:p>
          </table:table-cell>
          <table:table-cell office:value-type="float" office:value="135227" calcext:value-type="float">
            <text:p>135227</text:p>
          </table:table-cell>
          <table:table-cell office:value-type="float" office:value="391479" calcext:value-type="float">
            <text:p>391479</text:p>
          </table:table-cell>
          <table:table-cell office:value-type="float" office:value="4144384" calcext:value-type="float">
            <text:p>4144384</text:p>
          </table:table-cell>
          <table:table-cell office:value-type="float" office:value="134078" calcext:value-type="float">
            <text:p>134078</text:p>
          </table:table-cell>
          <table:table-cell office:value-type="float" office:value="928762" calcext:value-type="float">
            <text:p>928762</text:p>
          </table:table-cell>
          <table:table-cell office:value-type="float" office:value="218937" calcext:value-type="float">
            <text:p>218937</text:p>
          </table:table-cell>
          <table:table-cell office:value-type="float" office:value="1354832" calcext:value-type="float">
            <text:p>1354832</text:p>
          </table:table-cell>
        </table:table-row>
        <table:table-row table:style-name="ro1">
          <table:table-cell/>
          <table:table-cell office:value-type="float" office:value="1127434" calcext:value-type="float">
            <text:p>1127434</text:p>
          </table:table-cell>
          <table:table-cell office:value-type="float" office:value="101259" calcext:value-type="float">
            <text:p>101259</text:p>
          </table:table-cell>
          <table:table-cell office:value-type="float" office:value="397402" calcext:value-type="float">
            <text:p>397402</text:p>
          </table:table-cell>
          <table:table-cell office:value-type="float" office:value="4106078" calcext:value-type="float">
            <text:p>4106078</text:p>
          </table:table-cell>
          <table:table-cell office:value-type="float" office:value="112693" calcext:value-type="float">
            <text:p>112693</text:p>
          </table:table-cell>
          <table:table-cell office:value-type="float" office:value="1038479" calcext:value-type="float">
            <text:p>1038479</text:p>
          </table:table-cell>
          <table:table-cell office:value-type="float" office:value="222428" calcext:value-type="float">
            <text:p>222428</text:p>
          </table:table-cell>
          <table:table-cell office:value-type="float" office:value="1357444" calcext:value-type="float">
            <text:p>1357444</text:p>
          </table:table-cell>
        </table:table-row>
        <table:table-row table:style-name="ro1">
          <table:table-cell/>
          <table:table-cell office:value-type="float" office:value="1663981" calcext:value-type="float">
            <text:p>1663981</text:p>
          </table:table-cell>
          <table:table-cell office:value-type="float" office:value="119521" calcext:value-type="float">
            <text:p>119521</text:p>
          </table:table-cell>
          <table:table-cell office:value-type="float" office:value="400541" calcext:value-type="float">
            <text:p>400541</text:p>
          </table:table-cell>
          <table:table-cell office:value-type="float" office:value="4092874" calcext:value-type="float">
            <text:p>4092874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66528" calcext:value-type="float">
            <text:p>1066528</text:p>
          </table:table-cell>
          <table:table-cell office:value-type="float" office:value="221976" calcext:value-type="float">
            <text:p>221976</text:p>
          </table:table-cell>
          <table:table-cell office:value-type="float" office:value="1468788" calcext:value-type="float">
            <text:p>1468788</text:p>
          </table:table-cell>
        </table:table-row>
        <table:table-row table:style-name="ro1">
          <table:table-cell/>
          <table:table-cell office:value-type="float" office:value="977734" calcext:value-type="float">
            <text:p>977734</text:p>
          </table:table-cell>
          <table:table-cell office:value-type="float" office:value="107089" calcext:value-type="float">
            <text:p>107089</text:p>
          </table:table-cell>
          <table:table-cell office:value-type="float" office:value="350200" calcext:value-type="float">
            <text:p>350200</text:p>
          </table:table-cell>
          <table:table-cell office:value-type="float" office:value="4047080" calcext:value-type="float">
            <text:p>4047080</text:p>
          </table:table-cell>
          <table:table-cell office:value-type="float" office:value="109648" calcext:value-type="float">
            <text:p>109648</text:p>
          </table:table-cell>
          <table:table-cell office:value-type="float" office:value="1072656" calcext:value-type="float">
            <text:p>1072656</text:p>
          </table:table-cell>
          <table:table-cell office:value-type="float" office:value="212505" calcext:value-type="float">
            <text:p>212505</text:p>
          </table:table-cell>
          <table:table-cell office:value-type="float" office:value="1383102" calcext:value-type="float">
            <text:p>1383102</text:p>
          </table:table-cell>
        </table:table-row>
        <table:table-row table:style-name="ro1">
          <table:table-cell/>
          <table:table-cell office:value-type="float" office:value="1561644" calcext:value-type="float">
            <text:p>1561644</text:p>
          </table:table-cell>
          <table:table-cell office:value-type="float" office:value="111731" calcext:value-type="float">
            <text:p>111731</text:p>
          </table:table-cell>
          <table:table-cell office:value-type="float" office:value="400646" calcext:value-type="float">
            <text:p>400646</text:p>
          </table:table-cell>
          <table:table-cell office:value-type="float" office:value="3986141" calcext:value-type="float">
            <text:p>3986141</text:p>
          </table:table-cell>
          <table:table-cell office:value-type="float" office:value="403498" calcext:value-type="float">
            <text:p>403498</text:p>
          </table:table-cell>
          <table:table-cell office:value-type="float" office:value="1455556" calcext:value-type="float">
            <text:p>1455556</text:p>
          </table:table-cell>
          <table:table-cell office:value-type="float" office:value="239410" calcext:value-type="float">
            <text:p>239410</text:p>
          </table:table-cell>
          <table:table-cell office:value-type="float" office:value="1479904" calcext:value-type="float">
            <text:p>1479904</text:p>
          </table:table-cell>
        </table:table-row>
        <table:table-row table:style-name="ro1">
          <table:table-cell office:value-type="string" calcext:value-type="string">
            <text:p>Отрадненский почтамт</text:p>
          </table:table-cell>
          <table:table-cell office:value-type="float" office:value="640157" calcext:value-type="float">
            <text:p>640157</text:p>
          </table:table-cell>
          <table:table-cell office:value-type="float" office:value="38505" calcext:value-type="float">
            <text:p>38505</text:p>
          </table:table-cell>
          <table:table-cell office:value-type="float" office:value="667527" calcext:value-type="float">
            <text:p>667527</text:p>
          </table:table-cell>
          <table:table-cell office:value-type="float" office:value="2790998" calcext:value-type="float">
            <text:p>2790998</text:p>
          </table:table-cell>
          <table:table-cell office:value-type="float" office:value="126927" calcext:value-type="float">
            <text:p>126927</text:p>
          </table:table-cell>
          <table:table-cell office:value-type="float" office:value="385180" calcext:value-type="float">
            <text:p>385180</text:p>
          </table:table-cell>
          <table:table-cell office:value-type="float" office:value="134202" calcext:value-type="float">
            <text:p>134202</text:p>
          </table:table-cell>
          <table:table-cell office:value-type="float" office:value="1523602" calcext:value-type="float">
            <text:p>1523602</text:p>
          </table:table-cell>
        </table:table-row>
        <table:table-row table:style-name="ro1">
          <table:table-cell/>
          <table:table-cell office:value-type="float" office:value="781824" calcext:value-type="float">
            <text:p>781824</text:p>
          </table:table-cell>
          <table:table-cell office:value-type="float" office:value="36916" calcext:value-type="float">
            <text:p>36916</text:p>
          </table:table-cell>
          <table:table-cell office:value-type="float" office:value="627252" calcext:value-type="float">
            <text:p>627252</text:p>
          </table:table-cell>
          <table:table-cell office:value-type="float" office:value="2783072" calcext:value-type="float">
            <text:p>2783072</text:p>
          </table:table-cell>
          <table:table-cell office:value-type="float" office:value="154436" calcext:value-type="float">
            <text:p>154436</text:p>
          </table:table-cell>
          <table:table-cell office:value-type="float" office:value="490546" calcext:value-type="float">
            <text:p>490546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55961" calcext:value-type="float">
            <text:p>1555961</text:p>
          </table:table-cell>
        </table:table-row>
        <table:table-row table:style-name="ro1">
          <table:table-cell/>
          <table:table-cell office:value-type="float" office:value="599218" calcext:value-type="float">
            <text:p>599218</text:p>
          </table:table-cell>
          <table:table-cell office:value-type="float" office:value="32671" calcext:value-type="float">
            <text:p>32671</text:p>
          </table:table-cell>
          <table:table-cell office:value-type="float" office:value="732833" calcext:value-type="float">
            <text:p>732833</text:p>
          </table:table-cell>
          <table:table-cell office:value-type="float" office:value="2763187" calcext:value-type="float">
            <text:p>2763187</text:p>
          </table:table-cell>
          <table:table-cell office:value-type="float" office:value="192106" calcext:value-type="float">
            <text:p>192106</text:p>
          </table:table-cell>
          <table:table-cell office:value-type="float" office:value="411382" calcext:value-type="float">
            <text:p>411382</text:p>
          </table:table-cell>
          <table:table-cell office:value-type="float" office:value="144346" calcext:value-type="float">
            <text:p>144346</text:p>
          </table:table-cell>
          <table:table-cell office:value-type="float" office:value="1448694" calcext:value-type="float">
            <text:p>1448694</text:p>
          </table:table-cell>
        </table:table-row>
        <table:table-row table:style-name="ro1">
          <table:table-cell/>
          <table:table-cell office:value-type="float" office:value="662844" calcext:value-type="float">
            <text:p>662844</text:p>
          </table:table-cell>
          <table:table-cell office:value-type="float" office:value="34849" calcext:value-type="float">
            <text:p>34849</text:p>
          </table:table-cell>
          <table:table-cell office:value-type="float" office:value="594869" calcext:value-type="float">
            <text:p>594869</text:p>
          </table:table-cell>
          <table:table-cell office:value-type="float" office:value="3117465" calcext:value-type="float">
            <text:p>3117465</text:p>
          </table:table-cell>
          <table:table-cell office:value-type="float" office:value="62776" calcext:value-type="float">
            <text:p>62776</text:p>
          </table:table-cell>
          <table:table-cell office:value-type="float" office:value="572218" calcext:value-type="float">
            <text:p>572218</text:p>
          </table:table-cell>
          <table:table-cell office:value-type="float" office:value="137371" calcext:value-type="float">
            <text:p>137371</text:p>
          </table:table-cell>
          <table:table-cell office:value-type="float" office:value="1332961" calcext:value-type="float">
            <text:p>1332961</text:p>
          </table:table-cell>
        </table:table-row>
        <table:table-row table:style-name="ro1">
          <table:table-cell/>
          <table:table-cell office:value-type="float" office:value="512554" calcext:value-type="float">
            <text:p>512554</text:p>
          </table:table-cell>
          <table:table-cell office:value-type="float" office:value="44158" calcext:value-type="float">
            <text:p>44158</text:p>
          </table:table-cell>
          <table:table-cell office:value-type="float" office:value="739407" calcext:value-type="float">
            <text:p>739407</text:p>
          </table:table-cell>
          <table:table-cell office:value-type="float" office:value="2779554" calcext:value-type="float">
            <text:p>2779554</text:p>
          </table:table-cell>
          <table:table-cell office:value-type="float" office:value="97806" calcext:value-type="float">
            <text:p>97806</text:p>
          </table:table-cell>
          <table:table-cell office:value-type="float" office:value="644346" calcext:value-type="float">
            <text:p>644346</text:p>
          </table:table-cell>
          <table:table-cell office:value-type="float" office:value="121512" calcext:value-type="float">
            <text:p>121512</text:p>
          </table:table-cell>
          <table:table-cell office:value-type="float" office:value="1230906" calcext:value-type="float">
            <text:p>1230906</text:p>
          </table:table-cell>
        </table:table-row>
        <table:table-row table:style-name="ro1">
          <table:table-cell/>
          <table:table-cell office:value-type="float" office:value="496124" calcext:value-type="float">
            <text:p>496124</text:p>
          </table:table-cell>
          <table:table-cell office:value-type="float" office:value="40084" calcext:value-type="float">
            <text:p>40084</text:p>
          </table:table-cell>
          <table:table-cell office:value-type="float" office:value="665724" calcext:value-type="float">
            <text:p>665724</text:p>
          </table:table-cell>
          <table:table-cell office:value-type="float" office:value="2768070" calcext:value-type="float">
            <text:p>2768070</text:p>
          </table:table-cell>
          <table:table-cell office:value-type="float" office:value="68640" calcext:value-type="float">
            <text:p>68640</text:p>
          </table:table-cell>
          <table:table-cell office:value-type="float" office:value="389631" calcext:value-type="float">
            <text:p>389631</text:p>
          </table:table-cell>
          <table:table-cell office:value-type="float" office:value="127512" calcext:value-type="float">
            <text:p>127512</text:p>
          </table:table-cell>
          <table:table-cell office:value-type="float" office:value="1239809" calcext:value-type="float">
            <text:p>1239809</text:p>
          </table:table-cell>
        </table:table-row>
        <table:table-row table:style-name="ro1">
          <table:table-cell/>
          <table:table-cell office:value-type="float" office:value="631232" calcext:value-type="float">
            <text:p>631232</text:p>
          </table:table-cell>
          <table:table-cell office:value-type="float" office:value="45358" calcext:value-type="float">
            <text:p>45358</text:p>
          </table:table-cell>
          <table:table-cell office:value-type="float" office:value="544383" calcext:value-type="float">
            <text:p>544383</text:p>
          </table:table-cell>
          <table:table-cell office:value-type="float" office:value="2714687" calcext:value-type="float">
            <text:p>2714687</text:p>
          </table:table-cell>
          <table:table-cell office:value-type="float" office:value="69355" calcext:value-type="float">
            <text:p>69355</text:p>
          </table:table-cell>
          <table:table-cell office:value-type="float" office:value="383976" calcext:value-type="float">
            <text:p>383976</text:p>
          </table:table-cell>
          <table:table-cell office:value-type="float" office:value="153284" calcext:value-type="float">
            <text:p>153284</text:p>
          </table:table-cell>
          <table:table-cell office:value-type="float" office:value="1124076" calcext:value-type="float">
            <text:p>1124076</text:p>
          </table:table-cell>
        </table:table-row>
        <table:table-row table:style-name="ro1">
          <table:table-cell/>
          <table:table-cell office:value-type="float" office:value="744567" calcext:value-type="float">
            <text:p>744567</text:p>
          </table:table-cell>
          <table:table-cell office:value-type="float" office:value="37334" calcext:value-type="float">
            <text:p>37334</text:p>
          </table:table-cell>
          <table:table-cell office:value-type="float" office:value="632182" calcext:value-type="float">
            <text:p>632182</text:p>
          </table:table-cell>
          <table:table-cell office:value-type="float" office:value="2669929" calcext:value-type="float">
            <text:p>2669929</text:p>
          </table:table-cell>
          <table:table-cell office:value-type="float" office:value="90478" calcext:value-type="float">
            <text:p>90478</text:p>
          </table:table-cell>
          <table:table-cell office:value-type="float" office:value="485596" calcext:value-type="float">
            <text:p>485596</text:p>
          </table:table-cell>
          <table:table-cell office:value-type="float" office:value="125620" calcext:value-type="float">
            <text:p>125620</text:p>
          </table:table-cell>
          <table:table-cell office:value-type="float" office:value="1098816" calcext:value-type="float">
            <text:p>1098816</text:p>
          </table:table-cell>
        </table:table-row>
        <table:table-row table:style-name="ro1">
          <table:table-cell/>
          <table:table-cell office:value-type="float" office:value="522507" calcext:value-type="float">
            <text:p>522507</text:p>
          </table:table-cell>
          <table:table-cell office:value-type="float" office:value="64632" calcext:value-type="float">
            <text:p>64632</text:p>
          </table:table-cell>
          <table:table-cell office:value-type="float" office:value="652608" calcext:value-type="float">
            <text:p>652608</text:p>
          </table:table-cell>
          <table:table-cell office:value-type="float" office:value="2670633" calcext:value-type="float">
            <text:p>2670633</text:p>
          </table:table-cell>
          <table:table-cell office:value-type="float" office:value="73763" calcext:value-type="float">
            <text:p>73763</text:p>
          </table:table-cell>
          <table:table-cell office:value-type="float" office:value="513522" calcext:value-type="float">
            <text:p>513522</text:p>
          </table:table-cell>
          <table:table-cell office:value-type="float" office:value="116793" calcext:value-type="float">
            <text:p>116793</text:p>
          </table:table-cell>
          <table:table-cell office:value-type="float" office:value="1088901" calcext:value-type="float">
            <text:p>1088901</text:p>
          </table:table-cell>
        </table:table-row>
        <table:table-row table:style-name="ro1">
          <table:table-cell/>
          <table:table-cell office:value-type="float" office:value="619309" calcext:value-type="float">
            <text:p>619309</text:p>
          </table:table-cell>
          <table:table-cell office:value-type="float" office:value="42721" calcext:value-type="float">
            <text:p>42721</text:p>
          </table:table-cell>
          <table:table-cell office:value-type="float" office:value="624345" calcext:value-type="float">
            <text:p>624345</text:p>
          </table:table-cell>
          <table:table-cell office:value-type="float" office:value="2635009" calcext:value-type="float">
            <text:p>2635009</text:p>
          </table:table-cell>
          <table:table-cell office:value-type="float" office:value="101947" calcext:value-type="float">
            <text:p>101947</text:p>
          </table:table-cell>
          <table:table-cell office:value-type="float" office:value="507149" calcext:value-type="float">
            <text:p>507149</text:p>
          </table:table-cell>
          <table:table-cell office:value-type="float" office:value="124700" calcext:value-type="float">
            <text:p>124700</text:p>
          </table:table-cell>
          <table:table-cell office:value-type="float" office:value="1313055" calcext:value-type="float">
            <text:p>1313055</text:p>
          </table:table-cell>
        </table:table-row>
        <table:table-row table:style-name="ro1">
          <table:table-cell/>
          <table:table-cell office:value-type="float" office:value="571448" calcext:value-type="float">
            <text:p>571448</text:p>
          </table:table-cell>
          <table:table-cell office:value-type="float" office:value="56380" calcext:value-type="float">
            <text:p>56380</text:p>
          </table:table-cell>
          <table:table-cell office:value-type="float" office:value="594568" calcext:value-type="float">
            <text:p>594568</text:p>
          </table:table-cell>
          <table:table-cell office:value-type="float" office:value="2617718" calcext:value-type="float">
            <text:p>2617718</text:p>
          </table:table-cell>
          <table:table-cell office:value-type="float" office:value="65140" calcext:value-type="float">
            <text:p>65140</text:p>
          </table:table-cell>
          <table:table-cell office:value-type="float" office:value="486125" calcext:value-type="float">
            <text:p>486125</text:p>
          </table:table-cell>
          <table:table-cell office:value-type="float" office:value="122455" calcext:value-type="float">
            <text:p>122455</text:p>
          </table:table-cell>
          <table:table-cell office:value-type="float" office:value="1245279" calcext:value-type="float">
            <text:p>1245279</text:p>
          </table:table-cell>
        </table:table-row>
        <table:table-row table:style-name="ro1">
          <table:table-cell/>
          <table:table-cell office:value-type="float" office:value="736230" calcext:value-type="float">
            <text:p>736230</text:p>
          </table:table-cell>
          <table:table-cell office:value-type="float" office:value="6213" calcext:value-type="float">
            <text:p>6213</text:p>
          </table:table-cell>
          <table:table-cell office:value-type="float" office:value="663838" calcext:value-type="float">
            <text:p>663838</text:p>
          </table:table-cell>
          <table:table-cell office:value-type="float" office:value="2598940" calcext:value-type="float">
            <text:p>2598940</text:p>
          </table:table-cell>
          <table:table-cell office:value-type="float" office:value="290368" calcext:value-type="float">
            <text:p>290368</text:p>
          </table:table-cell>
          <table:table-cell office:value-type="float" office:value="677296" calcext:value-type="float">
            <text:p>677296</text:p>
          </table:table-cell>
          <table:table-cell office:value-type="float" office:value="144898" calcext:value-type="float">
            <text:p>144898</text:p>
          </table:table-cell>
          <table:table-cell office:value-type="float" office:value="1493453" calcext:value-type="float">
            <text:p>1493453</text:p>
          </table:table-cell>
        </table:table-row>
        <table:table-row table:style-name="ro1">
          <table:table-cell office:value-type="string" calcext:value-type="string">
            <text:p>Похвистневский почтамт</text:p>
          </table:table-cell>
          <table:table-cell office:value-type="float" office:value="172202" calcext:value-type="float">
            <text:p>172202</text:p>
          </table:table-cell>
          <table:table-cell office:value-type="float" office:value="22019" calcext:value-type="float">
            <text:p>22019</text:p>
          </table:table-cell>
          <table:table-cell office:value-type="float" office:value="900301" calcext:value-type="float">
            <text:p>900301</text:p>
          </table:table-cell>
          <table:table-cell office:value-type="float" office:value="2780414" calcext:value-type="float">
            <text:p>2780414</text:p>
          </table:table-cell>
          <table:table-cell office:value-type="float" office:value="118611" calcext:value-type="float">
            <text:p>118611</text:p>
          </table:table-cell>
          <table:table-cell office:value-type="float" office:value="217780" calcext:value-type="float">
            <text:p>217780</text:p>
          </table:table-cell>
          <table:table-cell office:value-type="float" office:value="107863" calcext:value-type="float">
            <text:p>107863</text:p>
          </table:table-cell>
          <table:table-cell office:value-type="float" office:value="1347697" calcext:value-type="float">
            <text:p>1347697</text:p>
          </table:table-cell>
        </table:table-row>
        <table:table-row table:style-name="ro1">
          <table:table-cell/>
          <table:table-cell office:value-type="float" office:value="274554" calcext:value-type="float">
            <text:p>274554</text:p>
          </table:table-cell>
          <table:table-cell office:value-type="float" office:value="29524" calcext:value-type="float">
            <text:p>29524</text:p>
          </table:table-cell>
          <table:table-cell office:value-type="float" office:value="1325499" calcext:value-type="float">
            <text:p>1325499</text:p>
          </table:table-cell>
          <table:table-cell office:value-type="float" office:value="2800713" calcext:value-type="float">
            <text:p>2800713</text:p>
          </table:table-cell>
          <table:table-cell office:value-type="float" office:value="134338" calcext:value-type="float">
            <text:p>134338</text:p>
          </table:table-cell>
          <table:table-cell office:value-type="float" office:value="234315" calcext:value-type="float">
            <text:p>234315</text:p>
          </table:table-cell>
          <table:table-cell office:value-type="float" office:value="112139" calcext:value-type="float">
            <text:p>112139</text:p>
          </table:table-cell>
          <table:table-cell office:value-type="float" office:value="1451385" calcext:value-type="float">
            <text:p>1451385</text:p>
          </table:table-cell>
        </table:table-row>
        <table:table-row table:style-name="ro1">
          <table:table-cell/>
          <table:table-cell office:value-type="float" office:value="1026265" calcext:value-type="float">
            <text:p>1026265</text:p>
          </table:table-cell>
          <table:table-cell office:value-type="float" office:value="23948" calcext:value-type="float">
            <text:p>23948</text:p>
          </table:table-cell>
          <table:table-cell office:value-type="float" office:value="1170025" calcext:value-type="float">
            <text:p>1170025</text:p>
          </table:table-cell>
          <table:table-cell office:value-type="float" office:value="2785913" calcext:value-type="float">
            <text:p>2785913</text:p>
          </table:table-cell>
          <table:table-cell office:value-type="float" office:value="154932" calcext:value-type="float">
            <text:p>154932</text:p>
          </table:table-cell>
          <table:table-cell office:value-type="float" office:value="206835" calcext:value-type="float">
            <text:p>206835</text:p>
          </table:table-cell>
          <table:table-cell office:value-type="float" office:value="100147" calcext:value-type="float">
            <text:p>100147</text:p>
          </table:table-cell>
          <table:table-cell office:value-type="float" office:value="1320462" calcext:value-type="float">
            <text:p>1320462</text:p>
          </table:table-cell>
        </table:table-row>
        <table:table-row table:style-name="ro1">
          <table:table-cell/>
          <table:table-cell office:value-type="float" office:value="285853" calcext:value-type="float">
            <text:p>285853</text:p>
          </table:table-cell>
          <table:table-cell office:value-type="float" office:value="22374" calcext:value-type="float">
            <text:p>22374</text:p>
          </table:table-cell>
          <table:table-cell office:value-type="float" office:value="814563" calcext:value-type="float">
            <text:p>814563</text:p>
          </table:table-cell>
          <table:table-cell office:value-type="float" office:value="3229479" calcext:value-type="float">
            <text:p>3229479</text:p>
          </table:table-cell>
          <table:table-cell office:value-type="float" office:value="47554" calcext:value-type="float">
            <text:p>47554</text:p>
          </table:table-cell>
          <table:table-cell office:value-type="float" office:value="186209" calcext:value-type="float">
            <text:p>186209</text:p>
          </table:table-cell>
          <table:table-cell office:value-type="float" office:value="106802" calcext:value-type="float">
            <text:p>106802</text:p>
          </table:table-cell>
          <table:table-cell office:value-type="float" office:value="1316596" calcext:value-type="float">
            <text:p>1316596</text:p>
          </table:table-cell>
        </table:table-row>
        <table:table-row table:style-name="ro1">
          <table:table-cell/>
          <table:table-cell office:value-type="float" office:value="363463" calcext:value-type="float">
            <text:p>363463</text:p>
          </table:table-cell>
          <table:table-cell office:value-type="float" office:value="24023" calcext:value-type="float">
            <text:p>24023</text:p>
          </table:table-cell>
          <table:table-cell office:value-type="float" office:value="1381251" calcext:value-type="float">
            <text:p>1381251</text:p>
          </table:table-cell>
          <table:table-cell office:value-type="float" office:value="2776106" calcext:value-type="float">
            <text:p>2776106</text:p>
          </table:table-cell>
          <table:table-cell office:value-type="float" office:value="76166" calcext:value-type="float">
            <text:p>76166</text:p>
          </table:table-cell>
          <table:table-cell office:value-type="float" office:value="175894" calcext:value-type="float">
            <text:p>175894</text:p>
          </table:table-cell>
          <table:table-cell office:value-type="float" office:value="90428" calcext:value-type="float">
            <text:p>90428</text:p>
          </table:table-cell>
          <table:table-cell office:value-type="float" office:value="1129150" calcext:value-type="float">
            <text:p>1129150</text:p>
          </table:table-cell>
        </table:table-row>
        <table:table-row table:style-name="ro1">
          <table:table-cell/>
          <table:table-cell office:value-type="float" office:value="278203" calcext:value-type="float">
            <text:p>278203</text:p>
          </table:table-cell>
          <table:table-cell office:value-type="float" office:value="36567" calcext:value-type="float">
            <text:p>36567</text:p>
          </table:table-cell>
          <table:table-cell office:value-type="float" office:value="1041377" calcext:value-type="float">
            <text:p>1041377</text:p>
          </table:table-cell>
          <table:table-cell office:value-type="float" office:value="2803521" calcext:value-type="float">
            <text:p>2803521</text:p>
          </table:table-cell>
          <table:table-cell office:value-type="float" office:value="52832" calcext:value-type="float">
            <text:p>52832</text:p>
          </table:table-cell>
          <table:table-cell office:value-type="float" office:value="176148" calcext:value-type="float">
            <text:p>176148</text:p>
          </table:table-cell>
          <table:table-cell office:value-type="float" office:value="90912" calcext:value-type="float">
            <text:p>90912</text:p>
          </table:table-cell>
          <table:table-cell office:value-type="float" office:value="1106978" calcext:value-type="float">
            <text:p>1106978</text:p>
          </table:table-cell>
        </table:table-row>
        <table:table-row table:style-name="ro1">
          <table:table-cell/>
          <table:table-cell office:value-type="float" office:value="235900" calcext:value-type="float">
            <text:p>235900</text:p>
          </table:table-cell>
          <table:table-cell office:value-type="float" office:value="31679" calcext:value-type="float">
            <text:p>31679</text:p>
          </table:table-cell>
          <table:table-cell office:value-type="float" office:value="1005543" calcext:value-type="float">
            <text:p>1005543</text:p>
          </table:table-cell>
          <table:table-cell office:value-type="float" office:value="2754154" calcext:value-type="float">
            <text:p>2754154</text:p>
          </table:table-cell>
          <table:table-cell office:value-type="float" office:value="53779" calcext:value-type="float">
            <text:p>53779</text:p>
          </table:table-cell>
          <table:table-cell office:value-type="float" office:value="218562" calcext:value-type="float">
            <text:p>218562</text:p>
          </table:table-cell>
          <table:table-cell office:value-type="float" office:value="96292" calcext:value-type="float">
            <text:p>96292</text:p>
          </table:table-cell>
          <table:table-cell office:value-type="float" office:value="1095041" calcext:value-type="float">
            <text:p>1095041</text:p>
          </table:table-cell>
        </table:table-row>
        <table:table-row table:style-name="ro1">
          <table:table-cell/>
          <table:table-cell office:value-type="float" office:value="272965" calcext:value-type="float">
            <text:p>272965</text:p>
          </table:table-cell>
          <table:table-cell office:value-type="float" office:value="25344" calcext:value-type="float">
            <text:p>25344</text:p>
          </table:table-cell>
          <table:table-cell office:value-type="float" office:value="1050769" calcext:value-type="float">
            <text:p>1050769</text:p>
          </table:table-cell>
          <table:table-cell office:value-type="float" office:value="2714804" calcext:value-type="float">
            <text:p>2714804</text:p>
          </table:table-cell>
          <table:table-cell office:value-type="float" office:value="67555" calcext:value-type="float">
            <text:p>67555</text:p>
          </table:table-cell>
          <table:table-cell office:value-type="float" office:value="398005" calcext:value-type="float">
            <text:p>398005</text:p>
          </table:table-cell>
          <table:table-cell office:value-type="float" office:value="95874" calcext:value-type="float">
            <text:p>95874</text:p>
          </table:table-cell>
          <table:table-cell office:value-type="float" office:value="1014792" calcext:value-type="float">
            <text:p>1014792</text:p>
          </table:table-cell>
        </table:table-row>
        <table:table-row table:style-name="ro1">
          <table:table-cell/>
          <table:table-cell office:value-type="float" office:value="343341" calcext:value-type="float">
            <text:p>343341</text:p>
          </table:table-cell>
          <table:table-cell office:value-type="float" office:value="32431" calcext:value-type="float">
            <text:p>32431</text:p>
          </table:table-cell>
          <table:table-cell office:value-type="float" office:value="1046053" calcext:value-type="float">
            <text:p>1046053</text:p>
          </table:table-cell>
          <table:table-cell office:value-type="float" office:value="2688680" calcext:value-type="float">
            <text:p>2688680</text:p>
          </table:table-cell>
          <table:table-cell office:value-type="float" office:value="59672" calcext:value-type="float">
            <text:p>59672</text:p>
          </table:table-cell>
          <table:table-cell office:value-type="float" office:value="331424" calcext:value-type="float">
            <text:p>331424</text:p>
          </table:table-cell>
          <table:table-cell office:value-type="float" office:value="87841" calcext:value-type="float">
            <text:p>87841</text:p>
          </table:table-cell>
          <table:table-cell office:value-type="float" office:value="1070591" calcext:value-type="float">
            <text:p>1070591</text:p>
          </table:table-cell>
        </table:table-row>
        <table:table-row table:style-name="ro1">
          <table:table-cell/>
          <table:table-cell office:value-type="float" office:value="466851" calcext:value-type="float">
            <text:p>466851</text:p>
          </table:table-cell>
          <table:table-cell office:value-type="float" office:value="28372" calcext:value-type="float">
            <text:p>28372</text:p>
          </table:table-cell>
          <table:table-cell office:value-type="float" office:value="1085982" calcext:value-type="float">
            <text:p>1085982</text:p>
          </table:table-cell>
          <table:table-cell office:value-type="float" office:value="2690306" calcext:value-type="float">
            <text:p>2690306</text:p>
          </table:table-cell>
          <table:table-cell office:value-type="float" office:value="87453" calcext:value-type="float">
            <text:p>87453</text:p>
          </table:table-cell>
          <table:table-cell office:value-type="float" office:value="339572" calcext:value-type="float">
            <text:p>339572</text:p>
          </table:table-cell>
          <table:table-cell office:value-type="float" office:value="85851" calcext:value-type="float">
            <text:p>85851</text:p>
          </table:table-cell>
          <table:table-cell office:value-type="float" office:value="1391166" calcext:value-type="float">
            <text:p>1391166</text:p>
          </table:table-cell>
        </table:table-row>
        <table:table-row table:style-name="ro1">
          <table:table-cell/>
          <table:table-cell office:value-type="float" office:value="371915" calcext:value-type="float">
            <text:p>371915</text:p>
          </table:table-cell>
          <table:table-cell office:value-type="float" office:value="25538" calcext:value-type="float">
            <text:p>25538</text:p>
          </table:table-cell>
          <table:table-cell office:value-type="float" office:value="806314" calcext:value-type="float">
            <text:p>806314</text:p>
          </table:table-cell>
          <table:table-cell office:value-type="float" office:value="2661451" calcext:value-type="float">
            <text:p>2661451</text:p>
          </table:table-cell>
          <table:table-cell office:value-type="float" office:value="57926" calcext:value-type="float">
            <text:p>57926</text:p>
          </table:table-cell>
          <table:table-cell office:value-type="float" office:value="308536" calcext:value-type="float">
            <text:p>308536</text:p>
          </table:table-cell>
          <table:table-cell office:value-type="float" office:value="85155" calcext:value-type="float">
            <text:p>85155</text:p>
          </table:table-cell>
          <table:table-cell office:value-type="float" office:value="1256446" calcext:value-type="float">
            <text:p>1256446</text:p>
          </table:table-cell>
        </table:table-row>
        <table:table-row table:style-name="ro1">
          <table:table-cell/>
          <table:table-cell office:value-type="float" office:value="342592" calcext:value-type="float">
            <text:p>342592</text:p>
          </table:table-cell>
          <table:table-cell office:value-type="float" office:value="28950" calcext:value-type="float">
            <text:p>28950</text:p>
          </table:table-cell>
          <table:table-cell office:value-type="float" office:value="1311084" calcext:value-type="float">
            <text:p>1311084</text:p>
          </table:table-cell>
          <table:table-cell office:value-type="float" office:value="2665666" calcext:value-type="float">
            <text:p>2665666</text:p>
          </table:table-cell>
          <table:table-cell office:value-type="float" office:value="250168" calcext:value-type="float">
            <text:p>250168</text:p>
          </table:table-cell>
          <table:table-cell office:value-type="float" office:value="484882" calcext:value-type="float">
            <text:p>484882</text:p>
          </table:table-cell>
          <table:table-cell office:value-type="float" office:value="105597" calcext:value-type="float">
            <text:p>105597</text:p>
          </table:table-cell>
          <table:table-cell office:value-type="float" office:value="1671824" calcext:value-type="float">
            <text:p>1671824</text:p>
          </table:table-cell>
        </table:table-row>
        <table:table-row table:style-name="ro1">
          <table:table-cell office:value-type="string" calcext:value-type="string">
            <text:p>Самарский почтамт</text:p>
          </table:table-cell>
          <table:table-cell office:value-type="float" office:value="45355056" calcext:value-type="float">
            <text:p>45355056</text:p>
          </table:table-cell>
          <table:table-cell office:value-type="float" office:value="2754769" calcext:value-type="float">
            <text:p>2754769</text:p>
          </table:table-cell>
          <table:table-cell office:value-type="float" office:value="3390516" calcext:value-type="float">
            <text:p>3390516</text:p>
          </table:table-cell>
          <table:table-cell office:value-type="float" office:value="31023092" calcext:value-type="float">
            <text:p>31023092</text:p>
          </table:table-cell>
          <table:table-cell office:value-type="float" office:value="702526" calcext:value-type="float">
            <text:p>702526</text:p>
          </table:table-cell>
          <table:table-cell office:value-type="float" office:value="11932062" calcext:value-type="float">
            <text:p>11932062</text:p>
          </table:table-cell>
          <table:table-cell office:value-type="float" office:value="1843189" calcext:value-type="float">
            <text:p>1843189</text:p>
          </table:table-cell>
          <table:table-cell office:value-type="float" office:value="5341427" calcext:value-type="float">
            <text:p>5341427</text:p>
          </table:table-cell>
        </table:table-row>
        <table:table-row table:style-name="ro1">
          <table:table-cell/>
          <table:table-cell office:value-type="float" office:value="32587260" calcext:value-type="float">
            <text:p>32587260</text:p>
          </table:table-cell>
          <table:table-cell office:value-type="float" office:value="2568476" calcext:value-type="float">
            <text:p>2568476</text:p>
          </table:table-cell>
          <table:table-cell office:value-type="float" office:value="3342012" calcext:value-type="float">
            <text:p>3342012</text:p>
          </table:table-cell>
          <table:table-cell office:value-type="float" office:value="52207568" calcext:value-type="float">
            <text:p>52207568</text:p>
          </table:table-cell>
          <table:table-cell office:value-type="float" office:value="981027" calcext:value-type="float">
            <text:p>981027</text:p>
          </table:table-cell>
          <table:table-cell office:value-type="float" office:value="14394419" calcext:value-type="float">
            <text:p>14394419</text:p>
          </table:table-cell>
          <table:table-cell office:value-type="float" office:value="2140320" calcext:value-type="float">
            <text:p>2140320</text:p>
          </table:table-cell>
          <table:table-cell office:value-type="float" office:value="6064285" calcext:value-type="float">
            <text:p>6064285</text:p>
          </table:table-cell>
        </table:table-row>
        <table:table-row table:style-name="ro1">
          <table:table-cell/>
          <table:table-cell office:value-type="float" office:value="47718718" calcext:value-type="float">
            <text:p>47718718</text:p>
          </table:table-cell>
          <table:table-cell office:value-type="float" office:value="2816230" calcext:value-type="float">
            <text:p>2816230</text:p>
          </table:table-cell>
          <table:table-cell office:value-type="float" office:value="3423281" calcext:value-type="float">
            <text:p>3423281</text:p>
          </table:table-cell>
          <table:table-cell office:value-type="float" office:value="32009679" calcext:value-type="float">
            <text:p>32009679</text:p>
          </table:table-cell>
          <table:table-cell office:value-type="float" office:value="1128768" calcext:value-type="float">
            <text:p>1128768</text:p>
          </table:table-cell>
          <table:table-cell office:value-type="float" office:value="12789512" calcext:value-type="float">
            <text:p>12789512</text:p>
          </table:table-cell>
          <table:table-cell office:value-type="float" office:value="2132716" calcext:value-type="float">
            <text:p>2132716</text:p>
          </table:table-cell>
          <table:table-cell office:value-type="float" office:value="5978486" calcext:value-type="float">
            <text:p>5978486</text:p>
          </table:table-cell>
        </table:table-row>
        <table:table-row table:style-name="ro1">
          <table:table-cell/>
          <table:table-cell office:value-type="float" office:value="86166873" calcext:value-type="float">
            <text:p>86166873</text:p>
          </table:table-cell>
          <table:table-cell office:value-type="float" office:value="2916627" calcext:value-type="float">
            <text:p>2916627</text:p>
          </table:table-cell>
          <table:table-cell office:value-type="float" office:value="3175327" calcext:value-type="float">
            <text:p>3175327</text:p>
          </table:table-cell>
          <table:table-cell office:value-type="float" office:value="51334347" calcext:value-type="float">
            <text:p>51334347</text:p>
          </table:table-cell>
          <table:table-cell office:value-type="float" office:value="408830" calcext:value-type="float">
            <text:p>408830</text:p>
          </table:table-cell>
          <table:table-cell office:value-type="float" office:value="11369000" calcext:value-type="float">
            <text:p>11369000</text:p>
          </table:table-cell>
          <table:table-cell office:value-type="float" office:value="2062427" calcext:value-type="float">
            <text:p>2062427</text:p>
          </table:table-cell>
          <table:table-cell office:value-type="float" office:value="5496460" calcext:value-type="float">
            <text:p>5496460</text:p>
          </table:table-cell>
        </table:table-row>
        <table:table-row table:style-name="ro1">
          <table:table-cell/>
          <table:table-cell office:value-type="float" office:value="60419195" calcext:value-type="float">
            <text:p>60419195</text:p>
          </table:table-cell>
          <table:table-cell office:value-type="float" office:value="2418184" calcext:value-type="float">
            <text:p>2418184</text:p>
          </table:table-cell>
          <table:table-cell office:value-type="float" office:value="3772095" calcext:value-type="float">
            <text:p>3772095</text:p>
          </table:table-cell>
          <table:table-cell office:value-type="float" office:value="23553058" calcext:value-type="float">
            <text:p>23553058</text:p>
          </table:table-cell>
          <table:table-cell office:value-type="float" office:value="705150" calcext:value-type="float">
            <text:p>705150</text:p>
          </table:table-cell>
          <table:table-cell office:value-type="float" office:value="13049191" calcext:value-type="float">
            <text:p>13049191</text:p>
          </table:table-cell>
          <table:table-cell office:value-type="float" office:value="2176462" calcext:value-type="float">
            <text:p>2176462</text:p>
          </table:table-cell>
          <table:table-cell office:value-type="float" office:value="5400517" calcext:value-type="float">
            <text:p>5400517</text:p>
          </table:table-cell>
        </table:table-row>
        <table:table-row table:style-name="ro1">
          <table:table-cell/>
          <table:table-cell office:value-type="float" office:value="49024213" calcext:value-type="float">
            <text:p>49024213</text:p>
          </table:table-cell>
          <table:table-cell office:value-type="float" office:value="2960213" calcext:value-type="float">
            <text:p>2960213</text:p>
          </table:table-cell>
          <table:table-cell office:value-type="float" office:value="3495274" calcext:value-type="float">
            <text:p>3495274</text:p>
          </table:table-cell>
          <table:table-cell office:value-type="float" office:value="23798131" calcext:value-type="float">
            <text:p>23798131</text:p>
          </table:table-cell>
          <table:table-cell office:value-type="float" office:value="463651" calcext:value-type="float">
            <text:p>463651</text:p>
          </table:table-cell>
          <table:table-cell office:value-type="float" office:value="14333700" calcext:value-type="float">
            <text:p>14333700</text:p>
          </table:table-cell>
          <table:table-cell office:value-type="float" office:value="2097845" calcext:value-type="float">
            <text:p>2097845</text:p>
          </table:table-cell>
          <table:table-cell office:value-type="float" office:value="5735531" calcext:value-type="float">
            <text:p>5735531</text:p>
          </table:table-cell>
        </table:table-row>
        <table:table-row table:style-name="ro1">
          <table:table-cell/>
          <table:table-cell office:value-type="float" office:value="57558332" calcext:value-type="float">
            <text:p>57558332</text:p>
          </table:table-cell>
          <table:table-cell office:value-type="float" office:value="3645203" calcext:value-type="float">
            <text:p>3645203</text:p>
          </table:table-cell>
          <table:table-cell office:value-type="float" office:value="3081690" calcext:value-type="float">
            <text:p>3081690</text:p>
          </table:table-cell>
          <table:table-cell office:value-type="float" office:value="23359248" calcext:value-type="float">
            <text:p>23359248</text:p>
          </table:table-cell>
          <table:table-cell office:value-type="float" office:value="460533" calcext:value-type="float">
            <text:p>460533</text:p>
          </table:table-cell>
          <table:table-cell office:value-type="float" office:value="14870007" calcext:value-type="float">
            <text:p>14870007</text:p>
          </table:table-cell>
          <table:table-cell office:value-type="float" office:value="2239351" calcext:value-type="float">
            <text:p>2239351</text:p>
          </table:table-cell>
          <table:table-cell office:value-type="float" office:value="5651582" calcext:value-type="float">
            <text:p>5651582</text:p>
          </table:table-cell>
        </table:table-row>
        <table:table-row table:style-name="ro1">
          <table:table-cell/>
          <table:table-cell office:value-type="float" office:value="58013202" calcext:value-type="float">
            <text:p>58013202</text:p>
          </table:table-cell>
          <table:table-cell office:value-type="float" office:value="2912314" calcext:value-type="float">
            <text:p>2912314</text:p>
          </table:table-cell>
          <table:table-cell office:value-type="float" office:value="3126954" calcext:value-type="float">
            <text:p>3126954</text:p>
          </table:table-cell>
          <table:table-cell office:value-type="float" office:value="23288989" calcext:value-type="float">
            <text:p>23288989</text:p>
          </table:table-cell>
          <table:table-cell office:value-type="float" office:value="607558" calcext:value-type="float">
            <text:p>607558</text:p>
          </table:table-cell>
          <table:table-cell office:value-type="float" office:value="14629930" calcext:value-type="float">
            <text:p>14629930</text:p>
          </table:table-cell>
          <table:table-cell office:value-type="float" office:value="2069461" calcext:value-type="float">
            <text:p>2069461</text:p>
          </table:table-cell>
          <table:table-cell office:value-type="float" office:value="5723301" calcext:value-type="float">
            <text:p>5723301</text:p>
          </table:table-cell>
        </table:table-row>
        <table:table-row table:style-name="ro1">
          <table:table-cell/>
          <table:table-cell office:value-type="float" office:value="53361515" calcext:value-type="float">
            <text:p>53361515</text:p>
          </table:table-cell>
          <table:table-cell office:value-type="float" office:value="2885617" calcext:value-type="float">
            <text:p>2885617</text:p>
          </table:table-cell>
          <table:table-cell office:value-type="float" office:value="3277813" calcext:value-type="float">
            <text:p>3277813</text:p>
          </table:table-cell>
          <table:table-cell office:value-type="float" office:value="23008121" calcext:value-type="float">
            <text:p>23008121</text:p>
          </table:table-cell>
          <table:table-cell office:value-type="float" office:value="491713" calcext:value-type="float">
            <text:p>491713</text:p>
          </table:table-cell>
          <table:table-cell office:value-type="float" office:value="16742275" calcext:value-type="float">
            <text:p>16742275</text:p>
          </table:table-cell>
          <table:table-cell office:value-type="float" office:value="2005634" calcext:value-type="float">
            <text:p>2005634</text:p>
          </table:table-cell>
          <table:table-cell office:value-type="float" office:value="5739998" calcext:value-type="float">
            <text:p>5739998</text:p>
          </table:table-cell>
        </table:table-row>
        <table:table-row table:style-name="ro1">
          <table:table-cell/>
          <table:table-cell office:value-type="float" office:value="55843371" calcext:value-type="float">
            <text:p>55843371</text:p>
          </table:table-cell>
          <table:table-cell office:value-type="float" office:value="3733971" calcext:value-type="float">
            <text:p>3733971</text:p>
          </table:table-cell>
          <table:table-cell office:value-type="float" office:value="3442064" calcext:value-type="float">
            <text:p>3442064</text:p>
          </table:table-cell>
          <table:table-cell office:value-type="float" office:value="22800265" calcext:value-type="float">
            <text:p>22800265</text:p>
          </table:table-cell>
          <table:table-cell office:value-type="float" office:value="708939" calcext:value-type="float">
            <text:p>708939</text:p>
          </table:table-cell>
          <table:table-cell office:value-type="float" office:value="18176853" calcext:value-type="float">
            <text:p>18176853</text:p>
          </table:table-cell>
          <table:table-cell office:value-type="float" office:value="2445645" calcext:value-type="float">
            <text:p>2445645</text:p>
          </table:table-cell>
          <table:table-cell office:value-type="float" office:value="6227341" calcext:value-type="float">
            <text:p>6227341</text:p>
          </table:table-cell>
        </table:table-row>
        <table:table-row table:style-name="ro1">
          <table:table-cell/>
          <table:table-cell office:value-type="float" office:value="56913654" calcext:value-type="float">
            <text:p>56913654</text:p>
          </table:table-cell>
          <table:table-cell office:value-type="float" office:value="3413104" calcext:value-type="float">
            <text:p>3413104</text:p>
          </table:table-cell>
          <table:table-cell office:value-type="float" office:value="3274994" calcext:value-type="float">
            <text:p>3274994</text:p>
          </table:table-cell>
          <table:table-cell office:value-type="float" office:value="22701156" calcext:value-type="float">
            <text:p>22701156</text:p>
          </table:table-cell>
          <table:table-cell office:value-type="float" office:value="436845" calcext:value-type="float">
            <text:p>436845</text:p>
          </table:table-cell>
          <table:table-cell office:value-type="float" office:value="18458214" calcext:value-type="float">
            <text:p>18458214</text:p>
          </table:table-cell>
          <table:table-cell office:value-type="float" office:value="2136559" calcext:value-type="float">
            <text:p>2136559</text:p>
          </table:table-cell>
          <table:table-cell office:value-type="float" office:value="5739065" calcext:value-type="float">
            <text:p>5739065</text:p>
          </table:table-cell>
        </table:table-row>
        <table:table-row table:style-name="ro1">
          <table:table-cell/>
          <table:table-cell office:value-type="float" office:value="63794615" calcext:value-type="float">
            <text:p>63794615</text:p>
          </table:table-cell>
          <table:table-cell office:value-type="float" office:value="3880571" calcext:value-type="float">
            <text:p>3880571</text:p>
          </table:table-cell>
          <table:table-cell office:value-type="float" office:value="3540443" calcext:value-type="float">
            <text:p>3540443</text:p>
          </table:table-cell>
          <table:table-cell office:value-type="float" office:value="22566823" calcext:value-type="float">
            <text:p>22566823</text:p>
          </table:table-cell>
          <table:table-cell office:value-type="float" office:value="2183529" calcext:value-type="float">
            <text:p>2183529</text:p>
          </table:table-cell>
          <table:table-cell office:value-type="float" office:value="23724764" calcext:value-type="float">
            <text:p>23724764</text:p>
          </table:table-cell>
          <table:table-cell office:value-type="float" office:value="2756134" calcext:value-type="float">
            <text:p>2756134</text:p>
          </table:table-cell>
          <table:table-cell office:value-type="float" office:value="7169025" calcext:value-type="float">
            <text:p>7169025</text:p>
          </table:table-cell>
        </table:table-row>
        <table:table-row table:style-name="ro1">
          <table:table-cell office:value-type="string" calcext:value-type="string">
            <text:p>Сергиевский почтамт</text:p>
          </table:table-cell>
          <table:table-cell office:value-type="float" office:value="310401" calcext:value-type="float">
            <text:p>310401</text:p>
          </table:table-cell>
          <table:table-cell office:value-type="float" office:value="14668" calcext:value-type="float">
            <text:p>14668</text:p>
          </table:table-cell>
          <table:table-cell office:value-type="float" office:value="558518" calcext:value-type="float">
            <text:p>558518</text:p>
          </table:table-cell>
          <table:table-cell office:value-type="float" office:value="1491591" calcext:value-type="float">
            <text:p>1491591</text:p>
          </table:table-cell>
          <table:table-cell office:value-type="float" office:value="107302" calcext:value-type="float">
            <text:p>107302</text:p>
          </table:table-cell>
          <table:table-cell office:value-type="float" office:value="109824" calcext:value-type="float">
            <text:p>109824</text:p>
          </table:table-cell>
          <table:table-cell office:value-type="float" office:value="93989" calcext:value-type="float">
            <text:p>93989</text:p>
          </table:table-cell>
          <table:table-cell office:value-type="float" office:value="881392" calcext:value-type="float">
            <text:p>881392</text:p>
          </table:table-cell>
        </table:table-row>
        <table:table-row table:style-name="ro1">
          <table:table-cell/>
          <table:table-cell office:value-type="float" office:value="174340" calcext:value-type="float">
            <text:p>174340</text:p>
          </table:table-cell>
          <table:table-cell office:value-type="float" office:value="14230" calcext:value-type="float">
            <text:p>14230</text:p>
          </table:table-cell>
          <table:table-cell office:value-type="float" office:value="992094" calcext:value-type="float">
            <text:p>992094</text:p>
          </table:table-cell>
          <table:table-cell office:value-type="float" office:value="1493149" calcext:value-type="float">
            <text:p>1493149</text:p>
          </table:table-cell>
          <table:table-cell office:value-type="float" office:value="126938" calcext:value-type="float">
            <text:p>126938</text:p>
          </table:table-cell>
          <table:table-cell office:value-type="float" office:value="140288" calcext:value-type="float">
            <text:p>140288</text:p>
          </table:table-cell>
          <table:table-cell office:value-type="float" office:value="110316" calcext:value-type="float">
            <text:p>110316</text:p>
          </table:table-cell>
          <table:table-cell office:value-type="float" office:value="965618" calcext:value-type="float">
            <text:p>965618</text:p>
          </table:table-cell>
        </table:table-row>
        <table:table-row table:style-name="ro1">
          <table:table-cell/>
          <table:table-cell office:value-type="float" office:value="580305" calcext:value-type="float">
            <text:p>580305</text:p>
          </table:table-cell>
          <table:table-cell office:value-type="float" office:value="10702" calcext:value-type="float">
            <text:p>10702</text:p>
          </table:table-cell>
          <table:table-cell office:value-type="float" office:value="719743" calcext:value-type="float">
            <text:p>719743</text:p>
          </table:table-cell>
          <table:table-cell office:value-type="float" office:value="1482234" calcext:value-type="float">
            <text:p>1482234</text:p>
          </table:table-cell>
          <table:table-cell office:value-type="float" office:value="144166" calcext:value-type="float">
            <text:p>144166</text:p>
          </table:table-cell>
          <table:table-cell office:value-type="float" office:value="116025" calcext:value-type="float">
            <text:p>116025</text:p>
          </table:table-cell>
          <table:table-cell office:value-type="float" office:value="101446" calcext:value-type="float">
            <text:p>101446</text:p>
          </table:table-cell>
          <table:table-cell office:value-type="float" office:value="864755" calcext:value-type="float">
            <text:p>864755</text:p>
          </table:table-cell>
        </table:table-row>
        <table:table-row table:style-name="ro1">
          <table:table-cell/>
          <table:table-cell office:value-type="float" office:value="348642" calcext:value-type="float">
            <text:p>348642</text:p>
          </table:table-cell>
          <table:table-cell office:value-type="float" office:value="14522" calcext:value-type="float">
            <text:p>14522</text:p>
          </table:table-cell>
          <table:table-cell office:value-type="float" office:value="1036432" calcext:value-type="float">
            <text:p>1036432</text:p>
          </table:table-cell>
          <table:table-cell office:value-type="float" office:value="1753620" calcext:value-type="float">
            <text:p>1753620</text:p>
          </table:table-cell>
          <table:table-cell office:value-type="float" office:value="45235" calcext:value-type="float">
            <text:p>45235</text:p>
          </table:table-cell>
          <table:table-cell office:value-type="float" office:value="111794" calcext:value-type="float">
            <text:p>111794</text:p>
          </table:table-cell>
          <table:table-cell office:value-type="float" office:value="93704" calcext:value-type="float">
            <text:p>93704</text:p>
          </table:table-cell>
          <table:table-cell office:value-type="float" office:value="785151" calcext:value-type="float">
            <text:p>785151</text:p>
          </table:table-cell>
        </table:table-row>
        <table:table-row table:style-name="ro1">
          <table:table-cell/>
          <table:table-cell office:value-type="float" office:value="220692" calcext:value-type="float">
            <text:p>220692</text:p>
          </table:table-cell>
          <table:table-cell office:value-type="float" office:value="17207" calcext:value-type="float">
            <text:p>17207</text:p>
          </table:table-cell>
          <table:table-cell office:value-type="float" office:value="841872" calcext:value-type="float">
            <text:p>841872</text:p>
          </table:table-cell>
          <table:table-cell office:value-type="float" office:value="1496681" calcext:value-type="float">
            <text:p>1496681</text:p>
          </table:table-cell>
          <table:table-cell office:value-type="float" office:value="61087" calcext:value-type="float">
            <text:p>61087</text:p>
          </table:table-cell>
          <table:table-cell office:value-type="float" office:value="133892" calcext:value-type="float">
            <text:p>133892</text:p>
          </table:table-cell>
          <table:table-cell office:value-type="float" office:value="88528" calcext:value-type="float">
            <text:p>88528</text:p>
          </table:table-cell>
          <table:table-cell office:value-type="float" office:value="700335" calcext:value-type="float">
            <text:p>700335</text:p>
          </table:table-cell>
        </table:table-row>
        <table:table-row table:style-name="ro1">
          <table:table-cell/>
          <table:table-cell office:value-type="float" office:value="181490" calcext:value-type="float">
            <text:p>181490</text:p>
          </table:table-cell>
          <table:table-cell office:value-type="float" office:value="29506" calcext:value-type="float">
            <text:p>29506</text:p>
          </table:table-cell>
          <table:table-cell office:value-type="float" office:value="816687" calcext:value-type="float">
            <text:p>816687</text:p>
          </table:table-cell>
          <table:table-cell office:value-type="float" office:value="1494250" calcext:value-type="float">
            <text:p>1494250</text:p>
          </table:table-cell>
          <table:table-cell office:value-type="float" office:value="47465" calcext:value-type="float">
            <text:p>47465</text:p>
          </table:table-cell>
          <table:table-cell office:value-type="float" office:value="106080" calcext:value-type="float">
            <text:p>106080</text:p>
          </table:table-cell>
          <table:table-cell office:value-type="float" office:value="83350" calcext:value-type="float">
            <text:p>83350</text:p>
          </table:table-cell>
          <table:table-cell office:value-type="float" office:value="649121" calcext:value-type="float">
            <text:p>649121</text:p>
          </table:table-cell>
        </table:table-row>
        <table:table-row table:style-name="ro1">
          <table:table-cell/>
          <table:table-cell office:value-type="float" office:value="307624" calcext:value-type="float">
            <text:p>307624</text:p>
          </table:table-cell>
          <table:table-cell office:value-type="float" office:value="15473" calcext:value-type="float">
            <text:p>15473</text:p>
          </table:table-cell>
          <table:table-cell office:value-type="float" office:value="723798" calcext:value-type="float">
            <text:p>723798</text:p>
          </table:table-cell>
          <table:table-cell office:value-type="float" office:value="1471740" calcext:value-type="float">
            <text:p>1471740</text:p>
          </table:table-cell>
          <table:table-cell office:value-type="float" office:value="46137" calcext:value-type="float">
            <text:p>46137</text:p>
          </table:table-cell>
          <table:table-cell office:value-type="float" office:value="133695" calcext:value-type="float">
            <text:p>133695</text:p>
          </table:table-cell>
          <table:table-cell office:value-type="float" office:value="85685" calcext:value-type="float">
            <text:p>85685</text:p>
          </table:table-cell>
          <table:table-cell office:value-type="float" office:value="618477" calcext:value-type="float">
            <text:p>618477</text:p>
          </table:table-cell>
        </table:table-row>
        <table:table-row table:style-name="ro1">
          <table:table-cell/>
          <table:table-cell office:value-type="float" office:value="265650" calcext:value-type="float">
            <text:p>265650</text:p>
          </table:table-cell>
          <table:table-cell office:value-type="float" office:value="24208" calcext:value-type="float">
            <text:p>24208</text:p>
          </table:table-cell>
          <table:table-cell office:value-type="float" office:value="758972" calcext:value-type="float">
            <text:p>758972</text:p>
          </table:table-cell>
          <table:table-cell office:value-type="float" office:value="1445129" calcext:value-type="float">
            <text:p>1445129</text:p>
          </table:table-cell>
          <table:table-cell office:value-type="float" office:value="60686" calcext:value-type="float">
            <text:p>60686</text:p>
          </table:table-cell>
          <table:table-cell office:value-type="float" office:value="178754" calcext:value-type="float">
            <text:p>178754</text:p>
          </table:table-cell>
          <table:table-cell office:value-type="float" office:value="85037" calcext:value-type="float">
            <text:p>85037</text:p>
          </table:table-cell>
          <table:table-cell office:value-type="float" office:value="569001" calcext:value-type="float">
            <text:p>569001</text:p>
          </table:table-cell>
        </table:table-row>
        <table:table-row table:style-name="ro1">
          <table:table-cell/>
          <table:table-cell office:value-type="float" office:value="329389" calcext:value-type="float">
            <text:p>329389</text:p>
          </table:table-cell>
          <table:table-cell office:value-type="float" office:value="34383" calcext:value-type="float">
            <text:p>34383</text:p>
          </table:table-cell>
          <table:table-cell office:value-type="float" office:value="758425" calcext:value-type="float">
            <text:p>758425</text:p>
          </table:table-cell>
          <table:table-cell office:value-type="float" office:value="1435359" calcext:value-type="float">
            <text:p>1435359</text:p>
          </table:table-cell>
          <table:table-cell office:value-type="float" office:value="48777" calcext:value-type="float">
            <text:p>48777</text:p>
          </table:table-cell>
          <table:table-cell office:value-type="float" office:value="214393" calcext:value-type="float">
            <text:p>214393</text:p>
          </table:table-cell>
          <table:table-cell office:value-type="float" office:value="85192" calcext:value-type="float">
            <text:p>85192</text:p>
          </table:table-cell>
          <table:table-cell office:value-type="float" office:value="614157" calcext:value-type="float">
            <text:p>614157</text:p>
          </table:table-cell>
        </table:table-row>
        <table:table-row table:style-name="ro1">
          <table:table-cell/>
          <table:table-cell office:value-type="float" office:value="304625" calcext:value-type="float">
            <text:p>304625</text:p>
          </table:table-cell>
          <table:table-cell office:value-type="float" office:value="22022" calcext:value-type="float">
            <text:p>22022</text:p>
          </table:table-cell>
          <table:table-cell office:value-type="float" office:value="793101" calcext:value-type="float">
            <text:p>793101</text:p>
          </table:table-cell>
          <table:table-cell office:value-type="float" office:value="1432792" calcext:value-type="float">
            <text:p>1432792</text:p>
          </table:table-cell>
          <table:table-cell office:value-type="float" office:value="74767" calcext:value-type="float">
            <text:p>74767</text:p>
          </table:table-cell>
          <table:table-cell office:value-type="float" office:value="175550" calcext:value-type="float">
            <text:p>175550</text:p>
          </table:table-cell>
          <table:table-cell office:value-type="float" office:value="88052" calcext:value-type="float">
            <text:p>88052</text:p>
          </table:table-cell>
          <table:table-cell office:value-type="float" office:value="807126" calcext:value-type="float">
            <text:p>807126</text:p>
          </table:table-cell>
        </table:table-row>
        <table:table-row table:style-name="ro1">
          <table:table-cell/>
          <table:table-cell office:value-type="float" office:value="401023" calcext:value-type="float">
            <text:p>401023</text:p>
          </table:table-cell>
          <table:table-cell office:value-type="float" office:value="21003" calcext:value-type="float">
            <text:p>21003</text:p>
          </table:table-cell>
          <table:table-cell office:value-type="float" office:value="782354" calcext:value-type="float">
            <text:p>782354</text:p>
          </table:table-cell>
          <table:table-cell office:value-type="float" office:value="1423507" calcext:value-type="float">
            <text:p>1423507</text:p>
          </table:table-cell>
          <table:table-cell office:value-type="float" office:value="51596" calcext:value-type="float">
            <text:p>51596</text:p>
          </table:table-cell>
          <table:table-cell office:value-type="float" office:value="174451" calcext:value-type="float">
            <text:p>174451</text:p>
          </table:table-cell>
          <table:table-cell office:value-type="float" office:value="86956" calcext:value-type="float">
            <text:p>86956</text:p>
          </table:table-cell>
          <table:table-cell office:value-type="float" office:value="802267" calcext:value-type="float">
            <text:p>802267</text:p>
          </table:table-cell>
        </table:table-row>
        <table:table-row table:style-name="ro1">
          <table:table-cell/>
          <table:table-cell office:value-type="float" office:value="352023" calcext:value-type="float">
            <text:p>352023</text:p>
          </table:table-cell>
          <table:table-cell office:value-type="float" office:value="16925" calcext:value-type="float">
            <text:p>16925</text:p>
          </table:table-cell>
          <table:table-cell office:value-type="float" office:value="818875" calcext:value-type="float">
            <text:p>818875</text:p>
          </table:table-cell>
          <table:table-cell office:value-type="float" office:value="1405662" calcext:value-type="float">
            <text:p>1405662</text:p>
          </table:table-cell>
          <table:table-cell office:value-type="float" office:value="214566" calcext:value-type="float">
            <text:p>214566</text:p>
          </table:table-cell>
          <table:table-cell office:value-type="float" office:value="254686" calcext:value-type="float">
            <text:p>254686</text:p>
          </table:table-cell>
          <table:table-cell office:value-type="float" office:value="115486" calcext:value-type="float">
            <text:p>115486</text:p>
          </table:table-cell>
          <table:table-cell office:value-type="float" office:value="928206" calcext:value-type="float">
            <text:p>928206</text:p>
          </table:table-cell>
        </table:table-row>
        <table:table-row table:style-name="ro1">
          <table:table-cell office:value-type="string" calcext:value-type="string">
            <text:p>Сызранский почтамт</text:p>
          </table:table-cell>
          <table:table-cell office:value-type="float" office:value="2572486" calcext:value-type="float">
            <text:p>2572486</text:p>
          </table:table-cell>
          <table:table-cell office:value-type="float" office:value="147381" calcext:value-type="float">
            <text:p>147381</text:p>
          </table:table-cell>
          <table:table-cell office:value-type="float" office:value="1168144" calcext:value-type="float">
            <text:p>1168144</text:p>
          </table:table-cell>
          <table:table-cell office:value-type="float" office:value="6489855" calcext:value-type="float">
            <text:p>6489855</text:p>
          </table:table-cell>
          <table:table-cell office:value-type="float" office:value="374428" calcext:value-type="float">
            <text:p>374428</text:p>
          </table:table-cell>
          <table:table-cell office:value-type="float" office:value="1136933" calcext:value-type="float">
            <text:p>1136933</text:p>
          </table:table-cell>
          <table:table-cell office:value-type="float" office:value="346868" calcext:value-type="float">
            <text:p>346868</text:p>
          </table:table-cell>
          <table:table-cell office:value-type="float" office:value="2817370" calcext:value-type="float">
            <text:p>2817370</text:p>
          </table:table-cell>
        </table:table-row>
        <table:table-row table:style-name="ro1">
          <table:table-cell/>
          <table:table-cell office:value-type="float" office:value="1562797" calcext:value-type="float">
            <text:p>1562797</text:p>
          </table:table-cell>
          <table:table-cell office:value-type="float" office:value="128524" calcext:value-type="float">
            <text:p>128524</text:p>
          </table:table-cell>
          <table:table-cell office:value-type="float" office:value="1250324" calcext:value-type="float">
            <text:p>1250324</text:p>
          </table:table-cell>
          <table:table-cell office:value-type="float" office:value="6466624" calcext:value-type="float">
            <text:p>6466624</text:p>
          </table:table-cell>
          <table:table-cell office:value-type="float" office:value="504214" calcext:value-type="float">
            <text:p>504214</text:p>
          </table:table-cell>
          <table:table-cell office:value-type="float" office:value="1345319" calcext:value-type="float">
            <text:p>1345319</text:p>
          </table:table-cell>
          <table:table-cell office:value-type="float" office:value="344312" calcext:value-type="float">
            <text:p>344312</text:p>
          </table:table-cell>
          <table:table-cell office:value-type="float" office:value="3041055" calcext:value-type="float">
            <text:p>3041055</text:p>
          </table:table-cell>
        </table:table-row>
        <table:table-row table:style-name="ro1">
          <table:table-cell/>
          <table:table-cell office:value-type="float" office:value="2157869" calcext:value-type="float">
            <text:p>2157869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64260" calcext:value-type="float">
            <text:p>1264260</text:p>
          </table:table-cell>
          <table:table-cell office:value-type="float" office:value="6418113" calcext:value-type="float">
            <text:p>6418113</text:p>
          </table:table-cell>
          <table:table-cell office:value-type="float" office:value="560437" calcext:value-type="float">
            <text:p>560437</text:p>
          </table:table-cell>
          <table:table-cell office:value-type="float" office:value="1296860" calcext:value-type="float">
            <text:p>1296860</text:p>
          </table:table-cell>
          <table:table-cell office:value-type="float" office:value="321550" calcext:value-type="float">
            <text:p>321550</text:p>
          </table:table-cell>
          <table:table-cell office:value-type="float" office:value="2751613" calcext:value-type="float">
            <text:p>2751613</text:p>
          </table:table-cell>
        </table:table-row>
        <table:table-row table:style-name="ro1">
          <table:table-cell/>
          <table:table-cell office:value-type="float" office:value="1514976" calcext:value-type="float">
            <text:p>1514976</text:p>
          </table:table-cell>
          <table:table-cell office:value-type="float" office:value="125284" calcext:value-type="float">
            <text:p>125284</text:p>
          </table:table-cell>
          <table:table-cell office:value-type="float" office:value="1022073" calcext:value-type="float">
            <text:p>1022073</text:p>
          </table:table-cell>
          <table:table-cell office:value-type="float" office:value="7300746" calcext:value-type="float">
            <text:p>7300746</text:p>
          </table:table-cell>
          <table:table-cell office:value-type="float" office:value="205447" calcext:value-type="float">
            <text:p>205447</text:p>
          </table:table-cell>
          <table:table-cell office:value-type="float" office:value="1576253" calcext:value-type="float">
            <text:p>1576253</text:p>
          </table:table-cell>
          <table:table-cell office:value-type="float" office:value="304916" calcext:value-type="float">
            <text:p>304916</text:p>
          </table:table-cell>
          <table:table-cell office:value-type="float" office:value="2797156" calcext:value-type="float">
            <text:p>2797156</text:p>
          </table:table-cell>
        </table:table-row>
        <table:table-row table:style-name="ro1">
          <table:table-cell/>
          <table:table-cell office:value-type="float" office:value="1590204" calcext:value-type="float">
            <text:p>1590204</text:p>
          </table:table-cell>
          <table:table-cell office:value-type="float" office:value="127268" calcext:value-type="float">
            <text:p>127268</text:p>
          </table:table-cell>
          <table:table-cell office:value-type="float" office:value="1458609" calcext:value-type="float">
            <text:p>1458609</text:p>
          </table:table-cell>
          <table:table-cell office:value-type="float" office:value="6433387" calcext:value-type="float">
            <text:p>6433387</text:p>
          </table:table-cell>
          <table:table-cell office:value-type="float" office:value="319797" calcext:value-type="float">
            <text:p>319797</text:p>
          </table:table-cell>
          <table:table-cell office:value-type="float" office:value="1762139" calcext:value-type="float">
            <text:p>1762139</text:p>
          </table:table-cell>
          <table:table-cell office:value-type="float" office:value="286204" calcext:value-type="float">
            <text:p>286204</text:p>
          </table:table-cell>
          <table:table-cell office:value-type="float" office:value="2387965" calcext:value-type="float">
            <text:p>2387965</text:p>
          </table:table-cell>
        </table:table-row>
        <table:table-row table:style-name="ro1">
          <table:table-cell/>
          <table:table-cell office:value-type="float" office:value="1501293" calcext:value-type="float">
            <text:p>1501293</text:p>
          </table:table-cell>
          <table:table-cell office:value-type="float" office:value="135120" calcext:value-type="float">
            <text:p>135120</text:p>
          </table:table-cell>
          <table:table-cell office:value-type="float" office:value="1200901" calcext:value-type="float">
            <text:p>1200901</text:p>
          </table:table-cell>
          <table:table-cell office:value-type="float" office:value="6443009" calcext:value-type="float">
            <text:p>6443009</text:p>
          </table:table-cell>
          <table:table-cell office:value-type="float" office:value="238999" calcext:value-type="float">
            <text:p>238999</text:p>
          </table:table-cell>
          <table:table-cell office:value-type="float" office:value="1829986" calcext:value-type="float">
            <text:p>1829986</text:p>
          </table:table-cell>
          <table:table-cell office:value-type="float" office:value="304494" calcext:value-type="float">
            <text:p>304494</text:p>
          </table:table-cell>
          <table:table-cell office:value-type="float" office:value="2248542" calcext:value-type="float">
            <text:p>2248542</text:p>
          </table:table-cell>
        </table:table-row>
        <table:table-row table:style-name="ro1">
          <table:table-cell/>
          <table:table-cell office:value-type="float" office:value="1983141" calcext:value-type="float">
            <text:p>1983141</text:p>
          </table:table-cell>
          <table:table-cell office:value-type="float" office:value="159745" calcext:value-type="float">
            <text:p>159745</text:p>
          </table:table-cell>
          <table:table-cell office:value-type="float" office:value="1185546" calcext:value-type="float">
            <text:p>1185546</text:p>
          </table:table-cell>
          <table:table-cell office:value-type="float" office:value="6334584" calcext:value-type="float">
            <text:p>6334584</text:p>
          </table:table-cell>
          <table:table-cell office:value-type="float" office:value="259197" calcext:value-type="float">
            <text:p>259197</text:p>
          </table:table-cell>
          <table:table-cell office:value-type="float" office:value="1822869" calcext:value-type="float">
            <text:p>1822869</text:p>
          </table:table-cell>
          <table:table-cell office:value-type="float" office:value="327116" calcext:value-type="float">
            <text:p>327116</text:p>
          </table:table-cell>
          <table:table-cell office:value-type="float" office:value="2357321" calcext:value-type="float">
            <text:p>2357321</text:p>
          </table:table-cell>
        </table:table-row>
        <table:table-row table:style-name="ro1">
          <table:table-cell/>
          <table:table-cell office:value-type="float" office:value="1672753" calcext:value-type="float">
            <text:p>1672753</text:p>
          </table:table-cell>
          <table:table-cell office:value-type="float" office:value="143348" calcext:value-type="float">
            <text:p>143348</text:p>
          </table:table-cell>
          <table:table-cell office:value-type="float" office:value="1000166" calcext:value-type="float">
            <text:p>1000166</text:p>
          </table:table-cell>
          <table:table-cell office:value-type="float" office:value="6237460" calcext:value-type="float">
            <text:p>6237460</text:p>
          </table:table-cell>
          <table:table-cell office:value-type="float" office:value="302381" calcext:value-type="float">
            <text:p>302381</text:p>
          </table:table-cell>
          <table:table-cell office:value-type="float" office:value="2028766" calcext:value-type="float">
            <text:p>2028766</text:p>
          </table:table-cell>
          <table:table-cell office:value-type="float" office:value="291884" calcext:value-type="float">
            <text:p>291884</text:p>
          </table:table-cell>
          <table:table-cell office:value-type="float" office:value="2148355" calcext:value-type="float">
            <text:p>2148355</text:p>
          </table:table-cell>
        </table:table-row>
        <table:table-row table:style-name="ro1">
          <table:table-cell/>
          <table:table-cell office:value-type="float" office:value="1799869" calcext:value-type="float">
            <text:p>1799869</text:p>
          </table:table-cell>
          <table:table-cell office:value-type="float" office:value="151106" calcext:value-type="float">
            <text:p>151106</text:p>
          </table:table-cell>
          <table:table-cell office:value-type="float" office:value="1336927" calcext:value-type="float">
            <text:p>1336927</text:p>
          </table:table-cell>
          <table:table-cell office:value-type="float" office:value="6193648" calcext:value-type="float">
            <text:p>6193648</text:p>
          </table:table-cell>
          <table:table-cell office:value-type="float" office:value="259910" calcext:value-type="float">
            <text:p>259910</text:p>
          </table:table-cell>
          <table:table-cell office:value-type="float" office:value="1949681" calcext:value-type="float">
            <text:p>1949681</text:p>
          </table:table-cell>
          <table:table-cell office:value-type="float" office:value="290785" calcext:value-type="float">
            <text:p>290785</text:p>
          </table:table-cell>
          <table:table-cell office:value-type="float" office:value="2256418" calcext:value-type="float">
            <text:p>2256418</text:p>
          </table:table-cell>
        </table:table-row>
        <table:table-row table:style-name="ro1">
          <table:table-cell/>
          <table:table-cell office:value-type="float" office:value="2141485" calcext:value-type="float">
            <text:p>2141485</text:p>
          </table:table-cell>
          <table:table-cell office:value-type="float" office:value="141239" calcext:value-type="float">
            <text:p>141239</text:p>
          </table:table-cell>
          <table:table-cell office:value-type="float" office:value="1225705" calcext:value-type="float">
            <text:p>1225705</text:p>
          </table:table-cell>
          <table:table-cell office:value-type="float" office:value="6168850" calcext:value-type="float">
            <text:p>6168850</text:p>
          </table:table-cell>
          <table:table-cell office:value-type="float" office:value="337374" calcext:value-type="float">
            <text:p>337374</text:p>
          </table:table-cell>
          <table:table-cell office:value-type="float" office:value="2038342" calcext:value-type="float">
            <text:p>2038342</text:p>
          </table:table-cell>
          <table:table-cell office:value-type="float" office:value="349832" calcext:value-type="float">
            <text:p>349832</text:p>
          </table:table-cell>
          <table:table-cell office:value-type="float" office:value="2540340" calcext:value-type="float">
            <text:p>2540340</text:p>
          </table:table-cell>
        </table:table-row>
        <table:table-row table:style-name="ro1">
          <table:table-cell/>
          <table:table-cell office:value-type="float" office:value="1869386" calcext:value-type="float">
            <text:p>1869386</text:p>
          </table:table-cell>
          <table:table-cell office:value-type="float" office:value="142620" calcext:value-type="float">
            <text:p>142620</text:p>
          </table:table-cell>
          <table:table-cell office:value-type="float" office:value="1138574" calcext:value-type="float">
            <text:p>1138574</text:p>
          </table:table-cell>
          <table:table-cell office:value-type="float" office:value="6113054" calcext:value-type="float">
            <text:p>6113054</text:p>
          </table:table-cell>
          <table:table-cell office:value-type="float" office:value="226287" calcext:value-type="float">
            <text:p>226287</text:p>
          </table:table-cell>
          <table:table-cell office:value-type="float" office:value="1968166" calcext:value-type="float">
            <text:p>1968166</text:p>
          </table:table-cell>
          <table:table-cell office:value-type="float" office:value="283594" calcext:value-type="float">
            <text:p>283594</text:p>
          </table:table-cell>
          <table:table-cell office:value-type="float" office:value="2450823" calcext:value-type="float">
            <text:p>2450823</text:p>
          </table:table-cell>
        </table:table-row>
        <table:table-row table:style-name="ro1">
          <table:table-cell/>
          <table:table-cell office:value-type="float" office:value="2458770" calcext:value-type="float">
            <text:p>2458770</text:p>
          </table:table-cell>
          <table:table-cell office:value-type="float" office:value="224635" calcext:value-type="float">
            <text:p>224635</text:p>
          </table:table-cell>
          <table:table-cell office:value-type="float" office:value="1347823" calcext:value-type="float">
            <text:p>1347823</text:p>
          </table:table-cell>
          <table:table-cell office:value-type="float" office:value="6081977" calcext:value-type="float">
            <text:p>6081977</text:p>
          </table:table-cell>
          <table:table-cell office:value-type="float" office:value="858512" calcext:value-type="float">
            <text:p>858512</text:p>
          </table:table-cell>
          <table:table-cell office:value-type="float" office:value="2628773" calcext:value-type="float">
            <text:p>2628773</text:p>
          </table:table-cell>
          <table:table-cell office:value-type="float" office:value="368629" calcext:value-type="float">
            <text:p>368629</text:p>
          </table:table-cell>
          <table:table-cell office:value-type="float" office:value="3148402" calcext:value-type="float">
            <text:p>3148402</text:p>
          </table:table-cell>
        </table:table-row>
        <table:table-row table:style-name="ro1">
          <table:table-cell office:value-type="string" calcext:value-type="string">
            <text:p>Тольяттинский почтамт</text:p>
          </table:table-cell>
          <table:table-cell office:value-type="float" office:value="8732999" calcext:value-type="float">
            <text:p>8732999</text:p>
          </table:table-cell>
          <table:table-cell office:value-type="float" office:value="1424340" calcext:value-type="float">
            <text:p>1424340</text:p>
          </table:table-cell>
          <table:table-cell office:value-type="float" office:value="971301" calcext:value-type="float">
            <text:p>971301</text:p>
          </table:table-cell>
          <table:table-cell office:value-type="float" office:value="14295546" calcext:value-type="float">
            <text:p>14295546</text:p>
          </table:table-cell>
          <table:table-cell office:value-type="float" office:value="512800" calcext:value-type="float">
            <text:p>512800</text:p>
          </table:table-cell>
          <table:table-cell office:value-type="float" office:value="12636634" calcext:value-type="float">
            <text:p>12636634</text:p>
          </table:table-cell>
          <table:table-cell office:value-type="float" office:value="783587" calcext:value-type="float">
            <text:p>783587</text:p>
          </table:table-cell>
          <table:table-cell office:value-type="float" office:value="4007222" calcext:value-type="float">
            <text:p>4007222</text:p>
          </table:table-cell>
        </table:table-row>
        <table:table-row table:style-name="ro1">
          <table:table-cell/>
          <table:table-cell office:value-type="float" office:value="7710284" calcext:value-type="float">
            <text:p>7710284</text:p>
          </table:table-cell>
          <table:table-cell office:value-type="float" office:value="1207796" calcext:value-type="float">
            <text:p>1207796</text:p>
          </table:table-cell>
          <table:table-cell office:value-type="float" office:value="1205316" calcext:value-type="float">
            <text:p>1205316</text:p>
          </table:table-cell>
          <table:table-cell office:value-type="float" office:value="14186616" calcext:value-type="float">
            <text:p>14186616</text:p>
          </table:table-cell>
          <table:table-cell office:value-type="float" office:value="744678" calcext:value-type="float">
            <text:p>744678</text:p>
          </table:table-cell>
          <table:table-cell office:value-type="float" office:value="15018096" calcext:value-type="float">
            <text:p>15018096</text:p>
          </table:table-cell>
          <table:table-cell office:value-type="float" office:value="851298" calcext:value-type="float">
            <text:p>851298</text:p>
          </table:table-cell>
          <table:table-cell office:value-type="float" office:value="4255257" calcext:value-type="float">
            <text:p>4255257</text:p>
          </table:table-cell>
        </table:table-row>
        <table:table-row table:style-name="ro1">
          <table:table-cell/>
          <table:table-cell office:value-type="float" office:value="10291065" calcext:value-type="float">
            <text:p>10291065</text:p>
          </table:table-cell>
          <table:table-cell office:value-type="float" office:value="1307457" calcext:value-type="float">
            <text:p>1307457</text:p>
          </table:table-cell>
          <table:table-cell office:value-type="float" office:value="1205197" calcext:value-type="float">
            <text:p>1205197</text:p>
          </table:table-cell>
          <table:table-cell office:value-type="float" office:value="14170853" calcext:value-type="float">
            <text:p>14170853</text:p>
          </table:table-cell>
          <table:table-cell office:value-type="float" office:value="890404" calcext:value-type="float">
            <text:p>890404</text:p>
          </table:table-cell>
          <table:table-cell office:value-type="float" office:value="14957393" calcext:value-type="float">
            <text:p>14957393</text:p>
          </table:table-cell>
          <table:table-cell office:value-type="float" office:value="865314" calcext:value-type="float">
            <text:p>865314</text:p>
          </table:table-cell>
          <table:table-cell office:value-type="float" office:value="3977564" calcext:value-type="float">
            <text:p>3977564</text:p>
          </table:table-cell>
        </table:table-row>
        <table:table-row table:style-name="ro1">
          <table:table-cell/>
          <table:table-cell office:value-type="float" office:value="9611117" calcext:value-type="float">
            <text:p>9611117</text:p>
          </table:table-cell>
          <table:table-cell office:value-type="float" office:value="1398505" calcext:value-type="float">
            <text:p>1398505</text:p>
          </table:table-cell>
          <table:table-cell office:value-type="float" office:value="1119074" calcext:value-type="float">
            <text:p>1119074</text:p>
          </table:table-cell>
          <table:table-cell office:value-type="float" office:value="15694445" calcext:value-type="float">
            <text:p>15694445</text:p>
          </table:table-cell>
          <table:table-cell office:value-type="float" office:value="333876" calcext:value-type="float">
            <text:p>333876</text:p>
          </table:table-cell>
          <table:table-cell office:value-type="float" office:value="14846226" calcext:value-type="float">
            <text:p>14846226</text:p>
          </table:table-cell>
          <table:table-cell office:value-type="float" office:value="718255" calcext:value-type="float">
            <text:p>718255</text:p>
          </table:table-cell>
          <table:table-cell office:value-type="float" office:value="3746264" calcext:value-type="float">
            <text:p>3746264</text:p>
          </table:table-cell>
        </table:table-row>
        <table:table-row table:style-name="ro1">
          <table:table-cell/>
          <table:table-cell office:value-type="float" office:value="7083756" calcext:value-type="float">
            <text:p>7083756</text:p>
          </table:table-cell>
          <table:table-cell office:value-type="float" office:value="1140372" calcext:value-type="float">
            <text:p>1140372</text:p>
          </table:table-cell>
          <table:table-cell office:value-type="float" office:value="1331660" calcext:value-type="float">
            <text:p>1331660</text:p>
          </table:table-cell>
          <table:table-cell office:value-type="float" office:value="14123109" calcext:value-type="float">
            <text:p>14123109</text:p>
          </table:table-cell>
          <table:table-cell office:value-type="float" office:value="557149" calcext:value-type="float">
            <text:p>557149</text:p>
          </table:table-cell>
          <table:table-cell office:value-type="float" office:value="16680174" calcext:value-type="float">
            <text:p>16680174</text:p>
          </table:table-cell>
          <table:table-cell office:value-type="float" office:value="682722" calcext:value-type="float">
            <text:p>682722</text:p>
          </table:table-cell>
          <table:table-cell office:value-type="float" office:value="3690879" calcext:value-type="float">
            <text:p>3690879</text:p>
          </table:table-cell>
        </table:table-row>
        <table:table-row table:style-name="ro1">
          <table:table-cell/>
          <table:table-cell office:value-type="float" office:value="7815709" calcext:value-type="float">
            <text:p>7815709</text:p>
          </table:table-cell>
          <table:table-cell office:value-type="float" office:value="1246113" calcext:value-type="float">
            <text:p>1246113</text:p>
          </table:table-cell>
          <table:table-cell office:value-type="float" office:value="1202800" calcext:value-type="float">
            <text:p>1202800</text:p>
          </table:table-cell>
          <table:table-cell office:value-type="float" office:value="14170888" calcext:value-type="float">
            <text:p>14170888</text:p>
          </table:table-cell>
          <table:table-cell office:value-type="float" office:value="372037" calcext:value-type="float">
            <text:p>372037</text:p>
          </table:table-cell>
          <table:table-cell office:value-type="float" office:value="17519675" calcext:value-type="float">
            <text:p>17519675</text:p>
          </table:table-cell>
          <table:table-cell office:value-type="float" office:value="777590" calcext:value-type="float">
            <text:p>777590</text:p>
          </table:table-cell>
          <table:table-cell office:value-type="float" office:value="3463454" calcext:value-type="float">
            <text:p>3463454</text:p>
          </table:table-cell>
        </table:table-row>
        <table:table-row table:style-name="ro1">
          <table:table-cell/>
          <table:table-cell office:value-type="float" office:value="9086577" calcext:value-type="float">
            <text:p>9086577</text:p>
          </table:table-cell>
          <table:table-cell office:value-type="float" office:value="1621735" calcext:value-type="float">
            <text:p>1621735</text:p>
          </table:table-cell>
          <table:table-cell office:value-type="float" office:value="1050210" calcext:value-type="float">
            <text:p>1050210</text:p>
          </table:table-cell>
          <table:table-cell office:value-type="float" office:value="13936839" calcext:value-type="float">
            <text:p>13936839</text:p>
          </table:table-cell>
          <table:table-cell office:value-type="float" office:value="360681" calcext:value-type="float">
            <text:p>360681</text:p>
          </table:table-cell>
          <table:table-cell office:value-type="float" office:value="17640635" calcext:value-type="float">
            <text:p>17640635</text:p>
          </table:table-cell>
          <table:table-cell office:value-type="float" office:value="805226" calcext:value-type="float">
            <text:p>805226</text:p>
          </table:table-cell>
          <table:table-cell office:value-type="float" office:value="3348579" calcext:value-type="float">
            <text:p>3348579</text:p>
          </table:table-cell>
        </table:table-row>
        <table:table-row table:style-name="ro1">
          <table:table-cell/>
          <table:table-cell office:value-type="float" office:value="8891969" calcext:value-type="float">
            <text:p>8891969</text:p>
          </table:table-cell>
          <table:table-cell office:value-type="float" office:value="1100549" calcext:value-type="float">
            <text:p>1100549</text:p>
          </table:table-cell>
          <table:table-cell office:value-type="float" office:value="1297044" calcext:value-type="float">
            <text:p>1297044</text:p>
          </table:table-cell>
          <table:table-cell office:value-type="float" office:value="13844107" calcext:value-type="float">
            <text:p>13844107</text:p>
          </table:table-cell>
          <table:table-cell office:value-type="float" office:value="468620" calcext:value-type="float">
            <text:p>468620</text:p>
          </table:table-cell>
          <table:table-cell office:value-type="float" office:value="17628592" calcext:value-type="float">
            <text:p>17628592</text:p>
          </table:table-cell>
          <table:table-cell office:value-type="float" office:value="737993" calcext:value-type="float">
            <text:p>737993</text:p>
          </table:table-cell>
          <table:table-cell office:value-type="float" office:value="3270137" calcext:value-type="float">
            <text:p>3270137</text:p>
          </table:table-cell>
        </table:table-row>
        <table:table-row table:style-name="ro1">
          <table:table-cell/>
          <table:table-cell office:value-type="float" office:value="8020212" calcext:value-type="float">
            <text:p>8020212</text:p>
          </table:table-cell>
          <table:table-cell office:value-type="float" office:value="1070187" calcext:value-type="float">
            <text:p>1070187</text:p>
          </table:table-cell>
          <table:table-cell office:value-type="float" office:value="1221445" calcext:value-type="float">
            <text:p>1221445</text:p>
          </table:table-cell>
          <table:table-cell office:value-type="float" office:value="13739884" calcext:value-type="float">
            <text:p>13739884</text:p>
          </table:table-cell>
          <table:table-cell office:value-type="float" office:value="395816" calcext:value-type="float">
            <text:p>395816</text:p>
          </table:table-cell>
          <table:table-cell office:value-type="float" office:value="19494869" calcext:value-type="float">
            <text:p>19494869</text:p>
          </table:table-cell>
          <table:table-cell office:value-type="float" office:value="754328" calcext:value-type="float">
            <text:p>754328</text:p>
          </table:table-cell>
          <table:table-cell office:value-type="float" office:value="3272805" calcext:value-type="float">
            <text:p>3272805</text:p>
          </table:table-cell>
        </table:table-row>
        <table:table-row table:style-name="ro1">
          <table:table-cell/>
          <table:table-cell office:value-type="float" office:value="9270096" calcext:value-type="float">
            <text:p>9270096</text:p>
          </table:table-cell>
          <table:table-cell office:value-type="float" office:value="1412557" calcext:value-type="float">
            <text:p>1412557</text:p>
          </table:table-cell>
          <table:table-cell office:value-type="float" office:value="1305203" calcext:value-type="float">
            <text:p>1305203</text:p>
          </table:table-cell>
          <table:table-cell office:value-type="float" office:value="13735822" calcext:value-type="float">
            <text:p>13735822</text:p>
          </table:table-cell>
          <table:table-cell office:value-type="float" office:value="571354" calcext:value-type="float">
            <text:p>571354</text:p>
          </table:table-cell>
          <table:table-cell office:value-type="float" office:value="20202246" calcext:value-type="float">
            <text:p>20202246</text:p>
          </table:table-cell>
          <table:table-cell office:value-type="float" office:value="800460" calcext:value-type="float">
            <text:p>800460</text:p>
          </table:table-cell>
          <table:table-cell office:value-type="float" office:value="3677636" calcext:value-type="float">
            <text:p>3677636</text:p>
          </table:table-cell>
        </table:table-row>
        <table:table-row table:style-name="ro1">
          <table:table-cell/>
          <table:table-cell office:value-type="float" office:value="9460795" calcext:value-type="float">
            <text:p>9460795</text:p>
          </table:table-cell>
          <table:table-cell office:value-type="float" office:value="1117155" calcext:value-type="float">
            <text:p>1117155</text:p>
          </table:table-cell>
          <table:table-cell office:value-type="float" office:value="1263052" calcext:value-type="float">
            <text:p>1263052</text:p>
          </table:table-cell>
          <table:table-cell office:value-type="float" office:value="13583359" calcext:value-type="float">
            <text:p>13583359</text:p>
          </table:table-cell>
          <table:table-cell office:value-type="float" office:value="368772" calcext:value-type="float">
            <text:p>368772</text:p>
          </table:table-cell>
          <table:table-cell office:value-type="float" office:value="19978508" calcext:value-type="float">
            <text:p>19978508</text:p>
          </table:table-cell>
          <table:table-cell office:value-type="float" office:value="740014" calcext:value-type="float">
            <text:p>740014</text:p>
          </table:table-cell>
          <table:table-cell office:value-type="float" office:value="3406086" calcext:value-type="float">
            <text:p>3406086</text:p>
          </table:table-cell>
        </table:table-row>
        <table:table-row table:style-name="ro1">
          <table:table-cell/>
          <table:table-cell office:value-type="float" office:value="11280859" calcext:value-type="float">
            <text:p>11280859</text:p>
          </table:table-cell>
          <table:table-cell office:value-type="float" office:value="1433195" calcext:value-type="float">
            <text:p>1433195</text:p>
          </table:table-cell>
          <table:table-cell office:value-type="float" office:value="1363023" calcext:value-type="float">
            <text:p>1363023</text:p>
          </table:table-cell>
          <table:table-cell office:value-type="float" office:value="13454305" calcext:value-type="float">
            <text:p>13454305</text:p>
          </table:table-cell>
          <table:table-cell office:value-type="float" office:value="1582082" calcext:value-type="float">
            <text:p>1582082</text:p>
          </table:table-cell>
          <table:table-cell office:value-type="float" office:value="23842327" calcext:value-type="float">
            <text:p>23842327</text:p>
          </table:table-cell>
          <table:table-cell office:value-type="float" office:value="867467" calcext:value-type="float">
            <text:p>867467</text:p>
          </table:table-cell>
          <table:table-cell office:value-type="float" office:value="3971320" calcext:value-type="float">
            <text:p>3971320</text:p>
          </table:table-cell>
        </table:table-row>
        <table:table-row table:style-name="ro1">
          <table:table-cell office:value-type="string" calcext:value-type="string">
            <text:p>Челно-Вершинский почтамт</text:p>
          </table:table-cell>
          <table:table-cell office:value-type="float" office:value="75672" calcext:value-type="float">
            <text:p>75672</text:p>
          </table:table-cell>
          <table:table-cell office:value-type="float" office:value="11257" calcext:value-type="float">
            <text:p>11257</text:p>
          </table:table-cell>
          <table:table-cell office:value-type="float" office:value="698492" calcext:value-type="float">
            <text:p>698492</text:p>
          </table:table-cell>
          <table:table-cell office:value-type="float" office:value="1252024" calcext:value-type="float">
            <text:p>1252024</text:p>
          </table:table-cell>
          <table:table-cell office:value-type="float" office:value="51922" calcext:value-type="float">
            <text:p>51922</text:p>
          </table:table-cell>
          <table:table-cell office:value-type="float" office:value="47518" calcext:value-type="float">
            <text:p>47518</text:p>
          </table:table-cell>
          <table:table-cell office:value-type="float" office:value="34307" calcext:value-type="float">
            <text:p>34307</text:p>
          </table:table-cell>
          <table:table-cell office:value-type="float" office:value="600341" calcext:value-type="float">
            <text:p>600341</text:p>
          </table:table-cell>
        </table:table-row>
        <table:table-row table:style-name="ro1">
          <table:table-cell/>
          <table:table-cell office:value-type="float" office:value="55028" calcext:value-type="float">
            <text:p>55028</text:p>
          </table:table-cell>
          <table:table-cell office:value-type="float" office:value="12974" calcext:value-type="float">
            <text:p>12974</text:p>
          </table:table-cell>
          <table:table-cell office:value-type="float" office:value="634451" calcext:value-type="float">
            <text:p>634451</text:p>
          </table:table-cell>
          <table:table-cell office:value-type="float" office:value="1254774" calcext:value-type="float">
            <text:p>1254774</text:p>
          </table:table-cell>
          <table:table-cell office:value-type="float" office:value="57720" calcext:value-type="float">
            <text:p>57720</text:p>
          </table:table-cell>
          <table:table-cell office:value-type="float" office:value="56752" calcext:value-type="float">
            <text:p>56752</text:p>
          </table:table-cell>
          <table:table-cell office:value-type="float" office:value="41470" calcext:value-type="float">
            <text:p>41470</text:p>
          </table:table-cell>
          <table:table-cell office:value-type="float" office:value="616412" calcext:value-type="float">
            <text:p>616412</text:p>
          </table:table-cell>
        </table:table-row>
        <table:table-row table:style-name="ro1">
          <table:table-cell/>
          <table:table-cell office:value-type="float" office:value="123024" calcext:value-type="float">
            <text:p>123024</text:p>
          </table:table-cell>
          <table:table-cell office:value-type="float" office:value="12328" calcext:value-type="float">
            <text:p>12328</text:p>
          </table:table-cell>
          <table:table-cell office:value-type="float" office:value="677838" calcext:value-type="float">
            <text:p>677838</text:p>
          </table:table-cell>
          <table:table-cell office:value-type="float" office:value="1242876" calcext:value-type="float">
            <text:p>1242876</text:p>
          </table:table-cell>
          <table:table-cell office:value-type="float" office:value="65035" calcext:value-type="float">
            <text:p>65035</text:p>
          </table:table-cell>
          <table:table-cell office:value-type="float" office:value="46600" calcext:value-type="float">
            <text:p>46600</text:p>
          </table:table-cell>
          <table:table-cell office:value-type="float" office:value="35258" calcext:value-type="float">
            <text:p>35258</text:p>
          </table:table-cell>
          <table:table-cell office:value-type="float" office:value="581819" calcext:value-type="float">
            <text:p>581819</text:p>
          </table:table-cell>
        </table:table-row>
        <table:table-row table:style-name="ro1">
          <table:table-cell/>
          <table:table-cell office:value-type="float" office:value="93596" calcext:value-type="float">
            <text:p>93596</text:p>
          </table:table-cell>
          <table:table-cell office:value-type="float" office:value="8518" calcext:value-type="float">
            <text:p>8518</text:p>
          </table:table-cell>
          <table:table-cell office:value-type="float" office:value="588902" calcext:value-type="float">
            <text:p>588902</text:p>
          </table:table-cell>
          <table:table-cell office:value-type="float" office:value="1435749" calcext:value-type="float">
            <text:p>1435749</text:p>
          </table:table-cell>
          <table:table-cell office:value-type="float" office:value="19411" calcext:value-type="float">
            <text:p>19411</text:p>
          </table:table-cell>
          <table:table-cell office:value-type="float" office:value="64760" calcext:value-type="float">
            <text:p>64760</text:p>
          </table:table-cell>
          <table:table-cell office:value-type="float" office:value="39825" calcext:value-type="float">
            <text:p>39825</text:p>
          </table:table-cell>
          <table:table-cell office:value-type="float" office:value="531172" calcext:value-type="float">
            <text:p>531172</text:p>
          </table:table-cell>
        </table:table-row>
        <table:table-row table:style-name="ro1">
          <table:table-cell/>
          <table:table-cell office:value-type="float" office:value="97743" calcext:value-type="float">
            <text:p>97743</text:p>
          </table:table-cell>
          <table:table-cell office:value-type="float" office:value="7959" calcext:value-type="float">
            <text:p>7959</text:p>
          </table:table-cell>
          <table:table-cell office:value-type="float" office:value="640536" calcext:value-type="float">
            <text:p>640536</text:p>
          </table:table-cell>
          <table:table-cell office:value-type="float" office:value="1250131" calcext:value-type="float">
            <text:p>1250131</text:p>
          </table:table-cell>
          <table:table-cell office:value-type="float" office:value="26423" calcext:value-type="float">
            <text:p>26423</text:p>
          </table:table-cell>
          <table:table-cell office:value-type="float" office:value="45174" calcext:value-type="float">
            <text:p>45174</text:p>
          </table:table-cell>
          <table:table-cell office:value-type="float" office:value="31522" calcext:value-type="float">
            <text:p>31522</text:p>
          </table:table-cell>
          <table:table-cell office:value-type="float" office:value="474545" calcext:value-type="float">
            <text:p>474545</text:p>
          </table:table-cell>
        </table:table-row>
        <table:table-row table:style-name="ro1">
          <table:table-cell/>
          <table:table-cell office:value-type="float" office:value="86361" calcext:value-type="float">
            <text:p>86361</text:p>
          </table:table-cell>
          <table:table-cell office:value-type="float" office:value="7211" calcext:value-type="float">
            <text:p>7211</text:p>
          </table:table-cell>
          <table:table-cell office:value-type="float" office:value="617222" calcext:value-type="float">
            <text:p>617222</text:p>
          </table:table-cell>
          <table:table-cell office:value-type="float" office:value="1247753" calcext:value-type="float">
            <text:p>1247753</text:p>
          </table:table-cell>
          <table:table-cell office:value-type="float" office:value="17075" calcext:value-type="float">
            <text:p>17075</text:p>
          </table:table-cell>
          <table:table-cell office:value-type="float" office:value="48123" calcext:value-type="float">
            <text:p>48123</text:p>
          </table:table-cell>
          <table:table-cell office:value-type="float" office:value="35941" calcext:value-type="float">
            <text:p>35941</text:p>
          </table:table-cell>
          <table:table-cell office:value-type="float" office:value="443907" calcext:value-type="float">
            <text:p>443907</text:p>
          </table:table-cell>
        </table:table-row>
        <table:table-row table:style-name="ro1">
          <table:table-cell/>
          <table:table-cell office:value-type="float" office:value="357740" calcext:value-type="float">
            <text:p>357740</text:p>
          </table:table-cell>
          <table:table-cell office:value-type="float" office:value="7102" calcext:value-type="float">
            <text:p>7102</text:p>
          </table:table-cell>
          <table:table-cell office:value-type="float" office:value="645825" calcext:value-type="float">
            <text:p>645825</text:p>
          </table:table-cell>
          <table:table-cell office:value-type="float" office:value="1225134" calcext:value-type="float">
            <text:p>1225134</text:p>
          </table:table-cell>
          <table:table-cell office:value-type="float" office:value="18143" calcext:value-type="float">
            <text:p>18143</text:p>
          </table:table-cell>
          <table:table-cell office:value-type="float" office:value="60305" calcext:value-type="float">
            <text:p>60305</text:p>
          </table:table-cell>
          <table:table-cell office:value-type="float" office:value="36251" calcext:value-type="float">
            <text:p>36251</text:p>
          </table:table-cell>
          <table:table-cell office:value-type="float" office:value="418584" calcext:value-type="float">
            <text:p>418584</text:p>
          </table:table-cell>
        </table:table-row>
        <table:table-row table:style-name="ro1">
          <table:table-cell/>
          <table:table-cell office:value-type="float" office:value="113999" calcext:value-type="float">
            <text:p>113999</text:p>
          </table:table-cell>
          <table:table-cell office:value-type="float" office:value="5028" calcext:value-type="float">
            <text:p>5028</text:p>
          </table:table-cell>
          <table:table-cell office:value-type="float" office:value="666178" calcext:value-type="float">
            <text:p>666178</text:p>
          </table:table-cell>
          <table:table-cell office:value-type="float" office:value="1203640" calcext:value-type="float">
            <text:p>1203640</text:p>
          </table:table-cell>
          <table:table-cell office:value-type="float" office:value="24896" calcext:value-type="float">
            <text:p>24896</text:p>
          </table:table-cell>
          <table:table-cell office:value-type="float" office:value="98852" calcext:value-type="float">
            <text:p>98852</text:p>
          </table:table-cell>
          <table:table-cell office:value-type="float" office:value="31135" calcext:value-type="float">
            <text:p>31135</text:p>
          </table:table-cell>
          <table:table-cell office:value-type="float" office:value="390154" calcext:value-type="float">
            <text:p>390154</text:p>
          </table:table-cell>
        </table:table-row>
        <table:table-row table:style-name="ro1">
          <table:table-cell/>
          <table:table-cell office:value-type="float" office:value="77567" calcext:value-type="float">
            <text:p>77567</text:p>
          </table:table-cell>
          <table:table-cell office:value-type="float" office:value="4924" calcext:value-type="float">
            <text:p>4924</text:p>
          </table:table-cell>
          <table:table-cell office:value-type="float" office:value="653672" calcext:value-type="float">
            <text:p>653672</text:p>
          </table:table-cell>
          <table:table-cell office:value-type="float" office:value="1187233" calcext:value-type="float">
            <text:p>1187233</text:p>
          </table:table-cell>
          <table:table-cell office:value-type="float" office:value="20870" calcext:value-type="float">
            <text:p>20870</text:p>
          </table:table-cell>
          <table:table-cell office:value-type="float" office:value="126994" calcext:value-type="float">
            <text:p>126994</text:p>
          </table:table-cell>
          <table:table-cell office:value-type="float" office:value="37244" calcext:value-type="float">
            <text:p>37244</text:p>
          </table:table-cell>
          <table:table-cell office:value-type="float" office:value="431572" calcext:value-type="float">
            <text:p>431572</text:p>
          </table:table-cell>
        </table:table-row>
        <table:table-row table:style-name="ro1">
          <table:table-cell/>
          <table:table-cell office:value-type="float" office:value="121224" calcext:value-type="float">
            <text:p>121224</text:p>
          </table:table-cell>
          <table:table-cell office:value-type="float" office:value="6514" calcext:value-type="float">
            <text:p>6514</text:p>
          </table:table-cell>
          <table:table-cell office:value-type="float" office:value="653984" calcext:value-type="float">
            <text:p>653984</text:p>
          </table:table-cell>
          <table:table-cell office:value-type="float" office:value="1180133" calcext:value-type="float">
            <text:p>1180133</text:p>
          </table:table-cell>
          <table:table-cell office:value-type="float" office:value="33748" calcext:value-type="float">
            <text:p>33748</text:p>
          </table:table-cell>
          <table:table-cell office:value-type="float" office:value="100294" calcext:value-type="float">
            <text:p>100294</text:p>
          </table:table-cell>
          <table:table-cell office:value-type="float" office:value="37258" calcext:value-type="float">
            <text:p>37258</text:p>
          </table:table-cell>
          <table:table-cell office:value-type="float" office:value="582839" calcext:value-type="float">
            <text:p>582839</text:p>
          </table:table-cell>
        </table:table-row>
        <table:table-row table:style-name="ro1">
          <table:table-cell/>
          <table:table-cell office:value-type="float" office:value="91274" calcext:value-type="float">
            <text:p>91274</text:p>
          </table:table-cell>
          <table:table-cell office:value-type="float" office:value="3473" calcext:value-type="float">
            <text:p>3473</text:p>
          </table:table-cell>
          <table:table-cell office:value-type="float" office:value="509806" calcext:value-type="float">
            <text:p>509806</text:p>
          </table:table-cell>
          <table:table-cell office:value-type="float" office:value="1180684" calcext:value-type="float">
            <text:p>1180684</text:p>
          </table:table-cell>
          <table:table-cell office:value-type="float" office:value="20537" calcext:value-type="float">
            <text:p>20537</text:p>
          </table:table-cell>
          <table:table-cell office:value-type="float" office:value="86476" calcext:value-type="float">
            <text:p>86476</text:p>
          </table:table-cell>
          <table:table-cell office:value-type="float" office:value="30738" calcext:value-type="float">
            <text:p>30738</text:p>
          </table:table-cell>
          <table:table-cell office:value-type="float" office:value="544219" calcext:value-type="float">
            <text:p>544219</text:p>
          </table:table-cell>
        </table:table-row>
        <table:table-row table:style-name="ro1">
          <table:table-cell/>
          <table:table-cell office:value-type="float" office:value="154974" calcext:value-type="float">
            <text:p>154974</text:p>
          </table:table-cell>
          <table:table-cell office:value-type="float" office:value="5524" calcext:value-type="float">
            <text:p>5524</text:p>
          </table:table-cell>
          <table:table-cell office:value-type="float" office:value="801694" calcext:value-type="float">
            <text:p>801694</text:p>
          </table:table-cell>
          <table:table-cell office:value-type="float" office:value="1179166" calcext:value-type="float">
            <text:p>1179166</text:p>
          </table:table-cell>
          <table:table-cell office:value-type="float" office:value="103637" calcext:value-type="float">
            <text:p>103637</text:p>
          </table:table-cell>
          <table:table-cell office:value-type="float" office:value="156219" calcext:value-type="float">
            <text:p>156219</text:p>
          </table:table-cell>
          <table:table-cell office:value-type="float" office:value="46413" calcext:value-type="float">
            <text:p>46413</text:p>
          </table:table-cell>
          <table:table-cell office:value-type="float" office:value="613854" calcext:value-type="float">
            <text:p>613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8T20:07:16.695707620</dc:date>
    <meta:editing-duration>PT22M2S</meta:editing-duration>
    <meta:editing-cycles>11</meta:editing-cycles>
    <meta:generator>LibreOffice/7.3.7.2$Linux_X86_64 LibreOffice_project/30$Build-2</meta:generator>
    <meta:document-statistic meta:table-count="1" meta:cell-count="1455" meta:object-count="0"/>
  </office:meta>
</office:document-meta>
</file>